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0104166666666667in"/>
    </style:style>
    <style:style style:name="co3" style:family="table-column">
      <style:table-column-properties fo:break-before="auto" style:column-width="0.6041666666666666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59375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0.5208333333333334in"/>
    </style:style>
    <style:style style:name="co8" style:family="table-column">
      <style:table-column-properties fo:break-before="auto" style:column-width="1.8333333333333333in"/>
    </style:style>
    <style:style style:name="co9" style:family="table-column">
      <style:table-column-properties fo:break-before="auto" style:column-width="0.9895833333333334in"/>
    </style:style>
    <style:style style:name="co10" style:family="table-column">
      <style:table-column-properties fo:break-before="auto" style:column-width="1.1041666666666667in"/>
    </style:style>
    <style:style style:name="co11" style:family="table-column">
      <style:table-column-properties fo:break-before="auto" style:column-width="0.84375in"/>
    </style:style>
    <style:style style:name="co12" style:family="table-column">
      <style:table-column-properties fo:break-before="auto" style:column-width="0.7395833333333334in"/>
    </style:style>
    <style:style style:name="co13" style:family="table-column">
      <style:table-column-properties fo:break-before="auto" style:column-width="1.2604166666666667in"/>
    </style:style>
    <style:style style:name="co14" style:family="table-column">
      <style:table-column-properties fo:break-before="auto" style:column-width="1.75in"/>
    </style:style>
    <style:style style:name="co15" style:family="table-column">
      <style:table-column-properties fo:break-before="auto" style:column-width="2.2604166666666665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541666666666666in"/>
    </style:style>
    <style:style style:name="co18" style:family="table-column">
      <style:table-column-properties fo:break-before="auto" style:column-width="0.6770833333333334in"/>
    </style:style>
    <style:style style:name="co19" style:family="table-column">
      <style:table-column-properties fo:break-before="auto" style:column-width="0.625in"/>
    </style:style>
    <style:style style:name="co20" style:family="table-column">
      <style:table-column-properties fo:break-before="auto" style:column-width="1.4270833333333333in"/>
    </style:style>
    <style:style style:name="co21" style:family="table-column">
      <style:table-column-properties fo:break-before="auto" style:column-width="0.8125in"/>
    </style:style>
    <style:style style:name="co22" style:family="table-column">
      <style:table-column-properties fo:break-before="auto" style:column-width="0.8958333333333334in"/>
    </style:style>
    <style:style style:name="co23" style:family="table-column">
      <style:table-column-properties fo:break-before="auto" style:column-width="0.5520833333333334in"/>
    </style:style>
    <style:style style:name="co24" style:family="table-column">
      <style:table-column-properties fo:break-before="auto" style:column-width="1.2916666666666667in"/>
    </style:style>
    <style:style style:name="co25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6666666666666666in" fo:break-before="auto" style:use-optimal-row-height="false"/>
    </style:style>
    <style:style style:name="ro4" style:family="table-row">
      <style:table-row-properties style:row-height="0.1875in" fo:break-before="auto" style:use-optimal-row-height="false"/>
    </style:style>
    <style:style style:name="ro5" style:family="table-row">
      <style:table-row-properties style:row-height="0.3229166666666667in" fo:break-before="auto" style:use-optimal-row-height="false"/>
    </style:style>
    <style:style style:name="ro6" style:family="table-row">
      <style:table-row-properties style:row-height="0.4791666666666667in" fo:break-before="auto" style:use-optimal-row-height="false"/>
    </style:style>
    <style:style style:name="ro7" style:family="table-row">
      <style:table-row-properties style:row-height="0.6354166666666666in" fo:break-before="auto" style:use-optimal-row-height="false"/>
    </style:style>
    <style:style style:name="ro8" style:family="table-row">
      <style:table-row-properties style:row-height="0.5208333333333334in" fo:break-before="auto" style:use-optimal-row-height="false"/>
    </style:style>
    <style:style style:name="ro9" style:family="table-row">
      <style:table-row-properties style:row-height="1.1041666666666667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BOM clea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49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49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4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49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49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49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49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49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49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49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default-cell-style-name="ce15"/>
        <table:table-column table:style-name="co16" table:default-cell-style-name="ce15"/>
        <table:table-column table:style-name="co17" table:default-cell-style-name="ce15"/>
        <table:table-column table:style-name="co8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11" table:default-cell-style-name="ce15"/>
        <table:table-column table:style-name="co23" table:default-cell-style-name="ce15"/>
        <table:table-column table:style-name="co24" table:default-cell-style-name="ce15"/>
        <table:table-column table:style-name="co8" table:number-columns-repeated="14" table:default-cell-style-name="ce15"/>
        <table:table-column table:style-name="co1" table:default-cell-style-name="ce15" table:number-columns-repeated="214"/>
        <table:table-row table:style-name="ro2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style-name="ce21" office:value-type="string">
            <text:p>Order Master</text:p>
          </table:table-cell>
          <table:table-cell table:style-name="ce21"/>
          <table:table-cell table:style-name="ce25" office:value-type="float" office:value="5">
            <text:p>5</text:p>
          </table:table-cell>
          <table:table-cell table:number-columns-repeated="10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style-name="ce21" office:value-type="string">
            <text:p>Order NFC</text:p>
          </table:table-cell>
          <table:table-cell table:style-name="ce21"/>
          <table:table-cell table:style-name="ce25" office:value-type="float" office:value="5">
            <text:p>5</text:p>
          </table:table-cell>
          <table:table-cell table:number-columns-repeated="10" table:style-name="ce21"/>
          <table:table-cell table:style-name="ce23"/>
          <table:table-cell table:number-columns-repeated="28" table:style-name="ce21"/>
        </table:table-row>
        <table:table-row table:style-name="ro2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2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4">
          <table:table-cell table:style-name="ce22" office:value-type="string">
            <text:p>Category</text:p>
          </table:table-cell>
          <table:table-cell table:style-name="ce22" office:value-type="string">
            <text:p>BOM #</text:p>
          </table:table-cell>
          <table:table-cell table:style-name="ce22" office:value-type="string">
            <text:p># Sparrow</text:p>
          </table:table-cell>
          <table:table-cell table:style-name="ce22" office:value-type="string">
            <text:p># NFC</text:p>
          </table:table-cell>
          <table:table-cell table:style-name="ce22" office:value-type="string">
            <text:p>Parts sparrow</text:p>
          </table:table-cell>
          <table:table-cell table:style-name="ce26" office:value-type="string">
            <text:p>check</text:p>
          </table:table-cell>
          <table:table-cell table:style-name="ce22" office:value-type="string">
            <text:p>Parts NFC</text:p>
          </table:table-cell>
          <table:table-cell table:style-name="ce26" office:value-type="string">
            <text:p>check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Value</text:p>
          </table:table-cell>
          <table:table-cell table:style-name="ce22" office:value-type="string">
            <text:p>Shape</text:p>
          </table:table-cell>
          <table:table-cell table:style-name="ce22" office:value-type="string">
            <text:p># needed</text:p>
          </table:table-cell>
          <table:table-cell table:style-name="ce26" office:value-type="string">
            <text:p># have</text:p>
          </table:table-cell>
          <table:table-cell table:style-name="ce24" office:value-type="string">
            <text:p>Manuf</text:p>
          </table:table-cell>
          <table:table-cell table:style-name="ce22" office:value-type="string">
            <text:p>Model</text:p>
          </table:table-cell>
          <table:table-cell table:style-name="ce22" office:value-type="string">
            <text:p>Alt</text:p>
          </table:table-cell>
          <table:table-cell table:style-name="ce22" office:value-type="string">
            <text:p>Mouser #</text:p>
          </table:table-cell>
          <table:table-cell table:style-name="ce22" office:value-type="string">
            <text:p>Mouser €</text:p>
          </table:table-cell>
          <table:table-cell table:style-name="ce22" office:value-type="string">
            <text:p>Mouser @</text:p>
          </table:table-cell>
          <table:table-cell table:style-name="ce22" office:value-type="string">
            <text:p>DK #</text:p>
          </table:table-cell>
          <table:table-cell table:style-name="ce22" office:value-type="string">
            <text:p>DK €</text:p>
          </table:table-cell>
          <table:table-cell table:style-name="ce22" office:value-type="string">
            <text:p>DK @</text:p>
          </table:table-cell>
          <table:table-cell table:style-name="ce26" office:value-type="string">
            <text:p>Schukat #</text:p>
          </table:table-cell>
          <table:table-cell table:style-name="ce22" office:value-type="string">
            <text:p>Schukat €</text:p>
          </table:table-cell>
          <table:table-cell table:style-name="ce22" office:value-type="string">
            <text:p>Schukat @</text:p>
          </table:table-cell>
          <table:table-cell table:style-name="ce26" office:value-type="string">
            <text:p>Order source</text:p>
          </table:table-cell>
          <table:table-cell table:style-name="ce26" office:value-type="string">
            <text:p>Order #</text:p>
          </table:table-cell>
          <table:table-cell table:style-name="ce26" office:value-type="string">
            <text:p>Ordered</text:p>
          </table:table-cell>
          <table:table-cell table:style-name="ce26" office:value-type="string">
            <text:p>Mouser €</text:p>
          </table:table-cell>
          <table:table-cell table:style-name="ce26" office:value-type="string">
            <text:p>DK €</text:p>
          </table:table-cell>
          <table:table-cell table:style-name="ce26" office:value-type="string">
            <text:p>Schukat €</text:p>
          </table:table-cell>
          <table:table-cell table:style-name="ce22" office:value-type="string">
            <text:p>Remarks</text:p>
          </table:table-cell>
          <table:table-cell table:style-name="ce26" office:value-type="string">
            <text:p>Received</text:p>
          </table:table-cell>
          <table:table-cell table:style-name="ce26" office:value-type="string">
            <text:p>€ per sparrow</text:p>
          </table:table-cell>
          <table:table-cell table:style-name="ce22"/>
          <table:table-cell table:style-name="ce26" office:value-type="string">
            <text:p>Mouser order table</text:p>
          </table:table-cell>
          <table:table-cell table:style-name="ce26" office:value-type="string">
            <text:p>Mouser order table</text:p>
          </table:table-cell>
          <table:table-cell table:style-name="ce26" office:value-type="string">
            <text:p>DK order table</text:p>
          </table:table-cell>
          <table:table-cell table:style-name="ce26" office:value-type="string">
            <text:p>DK order table</text:p>
          </table:table-cell>
          <table:table-cell table:number-columns-repeated="3" table:style-name="ce22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style-name="ce21" office:value-type="string">
            <text:p>Resistors</text:p>
          </table:table-cell>
          <table:table-cell table:style-name="ce21"/>
          <table:table-cell table:style-name="ce22"/>
          <table:table-cell table:number-columns-repeated="10" table:style-name="ce21"/>
          <table:table-cell table:style-name="ce23"/>
          <table:table-cell table:number-columns-repeated="28" table:style-name="ce21"/>
        </table:table-row>
        <table:table-row table:style-name="ro5">
          <table:table-cell table:style-name="ce21"/>
          <table:table-cell table:style-name="ce29" office:value-type="string">
            <text:p>1</text:p>
          </table:table-cell>
          <table:table-cell table:style-name="ce21"/>
          <table:table-cell table:style-name="ce30" office:value-type="float" office:value="2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R17,R18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.5Ω</text:p>
          </table:table-cell>
          <table:table-cell table:style-name="ce21" office:value-type="string">
            <text:p>0603</text:p>
          </table:table-cell>
          <table:table-cell table:style-name="ce21" table:formula="oooc:=[.$C$2]*[.C9]+[.$C$3]*[.D9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J1R5CS</text:p>
          </table:table-cell>
          <table:table-cell table:style-name="ce21" office:value-type="string">
            <text:p>KOA RK73H1JTTD1R50F, Yageo RC0603JR-071R5L</text:p>
          </table:table-cell>
          <table:table-cell table:style-name="ce21" office:value-type="string">
            <text:p>660-RK73H1JTTD1R50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4994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9]=&quot;Mouser&quot;;[.R9]*[.AA9];&quot;&quot;)"/>
          <table:table-cell table:style-name="ce21" table:formula="oooc:=IF([.Z9]=&quot;DK&quot;;[.U9]*[.AA9];&quot;&quot;)" office:value-type="string">
            <text:p>0,36</text:p>
          </table:table-cell>
          <table:table-cell table:style-name="ce21" table:formula="oooc:=IF([.Z9]=&quot;Schukat&quot;;[.X9]*[.AA9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9]&gt;0;([.AC9]+[.AD9]+[.AE9])/[.AA9]*[.C9];0)" office:value-type="string">
            <text:p>0</text:p>
          </table:table-cell>
          <table:table-cell table:style-name="ce21" table:formula="oooc:=IF([.AA9]&gt;0;([.AC9]+[.AD9]+[.AE9])/[.AA9]*[.D9];0)" office:value-type="string">
            <text:p>0,0072</text:p>
          </table:table-cell>
          <table:table-cell table:style-name="ce21" table:formula="oooc:=IF(AND([.Z9]=&quot;Mouser&quot;;[.M9]&lt;&gt;&quot;yeah!&quot;);[.AA9];&quot;&quot;)"/>
          <table:table-cell table:style-name="ce21" table:formula="oooc:=IF(AND([.Z9]=&quot;Mouser&quot;;[.M9]&lt;&gt;&quot;yeah!&quot;);[.Q9];&quot;&quot;)"/>
          <table:table-cell table:style-name="ce21" table:formula="oooc:=IF(AND([.Z9]=&quot;DK&quot;;[.M9]&lt;&gt;&quot;yeah!&quot;);[.AA9];&quot;&quot;)" office:value-type="string">
            <text:p>100</text:p>
          </table:table-cell>
          <table:table-cell table:style-name="ce21" table:formula="oooc:=IF(AND([.Z9]=&quot;DK&quot;;[.M9]&lt;&gt;&quot;yeah!&quot;);[.T9];&quot;&quot;)" office:value-type="string">
            <text:p>1276-4994-1-ND</text:p>
          </table:table-cell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9]+1" office:value-type="string">
            <text:p>2</text:p>
          </table:table-cell>
          <table:table-cell table:style-name="ce21" office:value-type="string">
            <text:p>4</text:p>
          </table:table-cell>
          <table:table-cell table:style-name="ce21"/>
          <table:table-cell table:style-name="ce21" office:value-type="string">
            <text:p>R5, R6, R40, R41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33Ω 1%</text:p>
          </table:table-cell>
          <table:table-cell table:style-name="ce21" office:value-type="string">
            <text:p>0603</text:p>
          </table:table-cell>
          <table:table-cell table:style-name="ce21" table:formula="oooc:=[.$C$2]*[.C10]+[.$C$3]*[.D10]" office:value-type="string">
            <text:p>2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F330CS</text:p>
          </table:table-cell>
          <table:table-cell table:style-name="ce21" office:value-type="string">
            <text:p>Vishay CRCW060333R0FKEA, Rohm MCR03ERTF33R0</text:p>
          </table:table-cell>
          <table:table-cell table:style-name="ce21" office:value-type="string">
            <text:p>71-CRCW0603-33-E3</text:p>
          </table:table-cell>
          <table:table-cell table:style-name="ce21" office:value-type="string">
            <text:p>0,008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4524-1-ND</text:p>
          </table:table-cell>
          <table:table-cell table:style-name="ce21" office:value-type="string">
            <text:p>0,004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10]=&quot;Mouser&quot;;[.R10]*[.AA10];&quot;&quot;)"/>
          <table:table-cell table:style-name="ce21" table:formula="oooc:=IF([.Z10]=&quot;DK&quot;;[.U10]*[.AA10];&quot;&quot;)" office:value-type="string">
            <text:p>0,46</text:p>
          </table:table-cell>
          <table:table-cell table:style-name="ce21" table:formula="oooc:=IF([.Z10]=&quot;Schukat&quot;;[.X10]*[.AA10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10]&gt;0;([.AC10]+[.AD10]+[.AE10])/[.AA10]*[.C10];0)" office:value-type="string">
            <text:p>0,0184</text:p>
          </table:table-cell>
          <table:table-cell table:style-name="ce21" table:formula="oooc:=IF([.AA10]&gt;0;([.AC10]+[.AD10]+[.AE10])/[.AA10]*[.D10];0)" office:value-type="string">
            <text:p>0</text:p>
          </table:table-cell>
          <table:table-cell table:style-name="ce21" table:formula="oooc:=IF(AND([.Z10]=&quot;Mouser&quot;;[.M10]&lt;&gt;&quot;yeah!&quot;);[.AA10];&quot;&quot;)"/>
          <table:table-cell table:style-name="ce21" table:formula="oooc:=IF(AND([.Z10]=&quot;Mouser&quot;;[.M10]&lt;&gt;&quot;yeah!&quot;);[.Q10];&quot;&quot;)"/>
          <table:table-cell table:style-name="ce21" table:formula="oooc:=IF(AND([.Z10]=&quot;DK&quot;;[.M10]&lt;&gt;&quot;yeah!&quot;);[.AA10];&quot;&quot;)"/>
          <table:table-cell table:style-name="ce21" table:formula="oooc:=IF(AND([.Z10]=&quot;DK&quot;;[.M10]&lt;&gt;&quot;yeah!&quot;);[.T10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10]+1" office:value-type="string">
            <text:p>3</text:p>
          </table:table-cell>
          <table:table-cell table:style-name="ce21" office:value-type="string">
            <text:p>4</text:p>
          </table:table-cell>
          <table:table-cell table:style-name="ce21"/>
          <table:table-cell table:style-name="ce21" office:value-type="string">
            <text:p>R17, R18, R19, R20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49.9Ω 1%</text:p>
          </table:table-cell>
          <table:table-cell table:style-name="ce21" office:value-type="string">
            <text:p>0603</text:p>
          </table:table-cell>
          <table:table-cell table:style-name="ce21" table:formula="oooc:=[.$C$2]*[.C11]+[.$C$3]*[.D11]" office:value-type="string">
            <text:p>2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F49R9CS</text:p>
          </table:table-cell>
          <table:table-cell table:style-name="ce21" office:value-type="string">
            <text:p>Vishay CRCW060349R9FKEA</text:p>
          </table:table-cell>
          <table:table-cell table:style-name="ce21" office:value-type="string">
            <text:p>71-CRCW0603-49.9-E3</text:p>
          </table:table-cell>
          <table:table-cell table:style-name="ce21" office:value-type="string">
            <text:p>0,008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3505-1-ND</text:p>
          </table:table-cell>
          <table:table-cell table:style-name="ce21" office:value-type="string">
            <text:p>0,004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11]=&quot;Mouser&quot;;[.R11]*[.AA11];&quot;&quot;)"/>
          <table:table-cell table:style-name="ce21" table:formula="oooc:=IF([.Z11]=&quot;DK&quot;;[.U11]*[.AA11];&quot;&quot;)" office:value-type="string">
            <text:p>0,46</text:p>
          </table:table-cell>
          <table:table-cell table:style-name="ce21" table:formula="oooc:=IF([.Z11]=&quot;Schukat&quot;;[.X11]*[.AA11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1]&gt;0;([.AC11]+[.AD11]+[.AE11])/[.AA11]*[.C11];0)" office:value-type="string">
            <text:p>0,0184</text:p>
          </table:table-cell>
          <table:table-cell table:style-name="ce21" table:formula="oooc:=IF([.AA11]&gt;0;([.AC11]+[.AD11]+[.AE11])/[.AA11]*[.D11];0)" office:value-type="string">
            <text:p>0</text:p>
          </table:table-cell>
          <table:table-cell table:style-name="ce21" table:formula="oooc:=IF(AND([.Z11]=&quot;Mouser&quot;;[.M11]&lt;&gt;&quot;yeah!&quot;);[.AA11];&quot;&quot;)"/>
          <table:table-cell table:style-name="ce21" table:formula="oooc:=IF(AND([.Z11]=&quot;Mouser&quot;;[.M11]&lt;&gt;&quot;yeah!&quot;);[.Q11];&quot;&quot;)"/>
          <table:table-cell table:style-name="ce21" table:formula="oooc:=IF(AND([.Z11]=&quot;DK&quot;;[.M11]&lt;&gt;&quot;yeah!&quot;);[.AA11];&quot;&quot;)" office:value-type="string">
            <text:p>100</text:p>
          </table:table-cell>
          <table:table-cell table:style-name="ce21" table:formula="oooc:=IF(AND([.Z11]=&quot;DK&quot;;[.M11]&lt;&gt;&quot;yeah!&quot;);[.T11];&quot;&quot;)" office:value-type="string">
            <text:p>1276-3505-1-ND</text:p>
          </table:table-cell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11]+1" office:value-type="string">
            <text:p>4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R14, R15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330Ω</text:p>
          </table:table-cell>
          <table:table-cell table:style-name="ce21" office:value-type="string">
            <text:p>0603</text:p>
          </table:table-cell>
          <table:table-cell table:style-name="ce21" table:formula="oooc:=[.$C$2]*[.C12]+[.$C$3]*[.D12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J331CS</text:p>
          </table:table-cell>
          <table:table-cell table:style-name="ce21" office:value-type="string">
            <text:p>Yageo RC0603JR-07330RL, Yageo AF0603FR-07330RL, Vishay CRCW0603330RFKEA </text:p>
          </table:table-cell>
          <table:table-cell table:style-name="ce21" office:value-type="string">
            <text:p>71-CRCW0603-330-E3</text:p>
          </table:table-cell>
          <table:table-cell table:style-name="ce21" office:value-type="string">
            <text:p>0,008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311-330GRCT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12]=&quot;Mouser&quot;;[.R12]*[.AA12];&quot;&quot;)"/>
          <table:table-cell table:style-name="ce21" table:formula="oooc:=IF([.Z12]=&quot;DK&quot;;[.U12]*[.AA12];&quot;&quot;)" office:value-type="string">
            <text:p>0,36</text:p>
          </table:table-cell>
          <table:table-cell table:style-name="ce21" table:formula="oooc:=IF([.Z12]=&quot;Schukat&quot;;[.X12]*[.AA12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2]&gt;0;([.AC12]+[.AD12]+[.AE12])/[.AA12]*[.C12];0)" office:value-type="string">
            <text:p>0,0072</text:p>
          </table:table-cell>
          <table:table-cell table:style-name="ce21" table:formula="oooc:=IF([.AA12]&gt;0;([.AC12]+[.AD12]+[.AE12])/[.AA12]*[.D12];0)" office:value-type="string">
            <text:p>0</text:p>
          </table:table-cell>
          <table:table-cell table:style-name="ce21" table:formula="oooc:=IF(AND([.Z12]=&quot;Mouser&quot;;[.M12]&lt;&gt;&quot;yeah!&quot;);[.AA12];&quot;&quot;)"/>
          <table:table-cell table:style-name="ce21" table:formula="oooc:=IF(AND([.Z12]=&quot;Mouser&quot;;[.M12]&lt;&gt;&quot;yeah!&quot;);[.Q12];&quot;&quot;)"/>
          <table:table-cell table:style-name="ce21" table:formula="oooc:=IF(AND([.Z12]=&quot;DK&quot;;[.M12]&lt;&gt;&quot;yeah!&quot;);[.AA12];&quot;&quot;)" office:value-type="string">
            <text:p>100</text:p>
          </table:table-cell>
          <table:table-cell table:style-name="ce21" table:formula="oooc:=IF(AND([.Z12]=&quot;DK&quot;;[.M12]&lt;&gt;&quot;yeah!&quot;);[.T12];&quot;&quot;)" office:value-type="string">
            <text:p>311-330GRCT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12]+1" office:value-type="string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R3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3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806Ω</text:p>
          </table:table-cell>
          <table:table-cell table:style-name="ce21" office:value-type="string">
            <text:p>0603</text:p>
          </table:table-cell>
          <table:table-cell table:style-name="ce21" table:formula="oooc:=[.$C$2]*[.C13]+[.$C$3]*[.D13]" office:value-type="string">
            <text:p>10</text:p>
          </table:table-cell>
          <table:table-cell table:style-name="ce21"/>
          <table:table-cell table:style-name="ce23" office:value-type="string">
            <text:p>Yageo</text:p>
          </table:table-cell>
          <table:table-cell table:style-name="ce21" office:value-type="string">
            <text:p>RC0603FR-07806RL</text:p>
          </table:table-cell>
          <table:table-cell table:style-name="ce21" office:value-type="string">
            <text:p>KOA RK73H1JTTD8060F</text:p>
          </table:table-cell>
          <table:table-cell table:style-name="ce21" office:value-type="string">
            <text:p>660-RK73H1JTTD8060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311-806HRCT-ND</text:p>
          </table:table-cell>
          <table:table-cell table:style-name="ce21" office:value-type="string">
            <text:p>0,004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13]=&quot;Mouser&quot;;[.R13]*[.AA13];&quot;&quot;)"/>
          <table:table-cell table:style-name="ce21" table:formula="oooc:=IF([.Z13]=&quot;DK&quot;;[.U13]*[.AA13];&quot;&quot;)" office:value-type="string">
            <text:p>0,46</text:p>
          </table:table-cell>
          <table:table-cell table:style-name="ce21" table:formula="oooc:=IF([.Z13]=&quot;Schukat&quot;;[.X13]*[.AA13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3]&gt;0;([.AC13]+[.AD13]+[.AE13])/[.AA13]*[.C13];0)" office:value-type="string">
            <text:p>0,0046</text:p>
          </table:table-cell>
          <table:table-cell table:style-name="ce21" table:formula="oooc:=IF([.AA13]&gt;0;([.AC13]+[.AD13]+[.AE13])/[.AA13]*[.D13];0)" office:value-type="string">
            <text:p>0,0046</text:p>
          </table:table-cell>
          <table:table-cell table:style-name="ce21" table:formula="oooc:=IF(AND([.Z13]=&quot;Mouser&quot;;[.M13]&lt;&gt;&quot;yeah!&quot;);[.AA13];&quot;&quot;)"/>
          <table:table-cell table:style-name="ce21" table:formula="oooc:=IF(AND([.Z13]=&quot;Mouser&quot;;[.M13]&lt;&gt;&quot;yeah!&quot;);[.Q13];&quot;&quot;)"/>
          <table:table-cell table:style-name="ce21" table:formula="oooc:=IF(AND([.Z13]=&quot;DK&quot;;[.M13]&lt;&gt;&quot;yeah!&quot;);[.AA13];&quot;&quot;)" office:value-type="string">
            <text:p>100</text:p>
          </table:table-cell>
          <table:table-cell table:style-name="ce21" table:formula="oooc:=IF(AND([.Z13]=&quot;DK&quot;;[.M13]&lt;&gt;&quot;yeah!&quot;);[.T13];&quot;&quot;)" office:value-type="string">
            <text:p>311-806HRCT-ND</text:p>
          </table:table-cell>
          <table:table-cell table:number-columns-repeated="3" table:style-name="ce21"/>
        </table:table-row>
        <table:table-row table:style-name="ro7">
          <table:table-cell table:style-name="ce21"/>
          <table:table-cell table:style-name="ce29" table:formula="oooc:=[.B13]+1" office:value-type="string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21" office:value-type="string">
            <text:p>R4, R43, R44, R45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4, R13, R14, R15, R19, R2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K</text:p>
          </table:table-cell>
          <table:table-cell table:style-name="ce21" office:value-type="string">
            <text:p>0603</text:p>
          </table:table-cell>
          <table:table-cell table:style-name="ce21" table:formula="oooc:=[.$C$2]*[.C14]+[.$C$3]*[.D14]" office:value-type="string">
            <text:p>5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J102CS</text:p>
          </table:table-cell>
          <table:table-cell table:style-name="ce21" office:value-type="string">
            <text:p>Vishay CRCW06031K00FKEA, KOA RK73H1JTTD1001F</text:p>
          </table:table-cell>
          <table:table-cell table:style-name="ce21" office:value-type="string">
            <text:p>660-RK73H1JTTD1001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062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RL0603K001-1</text:p>
          </table:table-cell>
          <table:table-cell table:style-name="ce21" office:value-type="string">
            <text:p>0,00119</text:p>
          </table:table-cell>
          <table:table-cell table:style-name="ce21" office:value-type="string">
            <text:p>5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5000">
            <text:p>5000</text:p>
          </table:table-cell>
          <table:table-cell table:style-name="ce25" office:value-type="string">
            <text:p>Schukat</text:p>
          </table:table-cell>
          <table:table-cell table:style-name="ce21" table:formula="oooc:=IF([.Z14]=&quot;Mouser&quot;;[.R14]*[.AA14];&quot;&quot;)"/>
          <table:table-cell table:style-name="ce21" table:formula="oooc:=IF([.Z14]=&quot;DK&quot;;[.U14]*[.AA14];&quot;&quot;)"/>
          <table:table-cell table:style-name="ce21" table:formula="oooc:=IF([.Z14]=&quot;Schukat&quot;;[.X14]*[.AA14];&quot;&quot;)" office:value-type="string">
            <text:p>5,95</text:p>
          </table:table-cell>
          <table:table-cell table:style-name="ce21" office:value-type="string">
            <text:p>Digikey ist pro Rolle günstiger als Schukat, aber Schukat hat 1% statt 5% Toleranz</text:p>
          </table:table-cell>
          <table:table-cell table:style-name="ce31" office:value-type="string">
            <text:p>✓</text:p>
          </table:table-cell>
          <table:table-cell table:style-name="ce21" table:formula="oooc:=IF([.AA14]&gt;0;([.AC14]+[.AD14]+[.AE14])/[.AA14]*[.C14];0)" office:value-type="string">
            <text:p>0,00476</text:p>
          </table:table-cell>
          <table:table-cell table:style-name="ce21" table:formula="oooc:=IF([.AA14]&gt;0;([.AC14]+[.AD14]+[.AE14])/[.AA14]*[.D14];0)" office:value-type="string">
            <text:p>0,00714</text:p>
          </table:table-cell>
          <table:table-cell table:style-name="ce21" table:formula="oooc:=IF(AND([.Z14]=&quot;Mouser&quot;;[.M14]&lt;&gt;&quot;yeah!&quot;);[.AA14];&quot;&quot;)"/>
          <table:table-cell table:style-name="ce21" table:formula="oooc:=IF(AND([.Z14]=&quot;Mouser&quot;;[.M14]&lt;&gt;&quot;yeah!&quot;);[.Q14];&quot;&quot;)"/>
          <table:table-cell table:style-name="ce21" table:formula="oooc:=IF(AND([.Z14]=&quot;DK&quot;;[.M14]&lt;&gt;&quot;yeah!&quot;);[.AA14];&quot;&quot;)"/>
          <table:table-cell table:style-name="ce21" table:formula="oooc:=IF(AND([.Z14]=&quot;DK&quot;;[.M14]&lt;&gt;&quot;yeah!&quot;);[.T14];&quot;&quot;)"/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14]+1" office:value-type="string">
            <text:p>7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R16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.6K</text:p>
          </table:table-cell>
          <table:table-cell table:style-name="ce21" office:value-type="string">
            <text:p>0603</text:p>
          </table:table-cell>
          <table:table-cell table:style-name="ce21" table:formula="oooc:=[.$C$2]*[.C15]+[.$C$3]*[.D15]" office:value-type="string">
            <text:p>5</text:p>
          </table:table-cell>
          <table:table-cell table:style-name="ce25"/>
          <table:table-cell table:style-name="ce23" office:value-type="string">
            <text:p>Samsung</text:p>
          </table:table-cell>
          <table:table-cell table:style-name="ce21" office:value-type="string">
            <text:p>RC1608J162CS</text:p>
          </table:table-cell>
          <table:table-cell table:style-name="ce21" office:value-type="string">
            <text:p>KOA RK73H1JTTD1601F, Vishay CRCW06031K60FKEA, Yageo RC0603JR-071K6L</text:p>
          </table:table-cell>
          <table:table-cell table:style-name="ce21" office:value-type="string">
            <text:p>660-RK73H1JTTD1601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067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15]=&quot;Mouser&quot;;[.R15]*[.AA15];&quot;&quot;)"/>
          <table:table-cell table:style-name="ce21" table:formula="oooc:=IF([.Z15]=&quot;DK&quot;;[.U15]*[.AA15];&quot;&quot;)" office:value-type="string">
            <text:p>0,36</text:p>
          </table:table-cell>
          <table:table-cell table:style-name="ce21" table:formula="oooc:=IF([.Z15]=&quot;Schukat&quot;;[.X15]*[.AA1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5]&gt;0;([.AC15]+[.AD15]+[.AE15])/[.AA15]*[.C15];0)" office:value-type="string">
            <text:p>0</text:p>
          </table:table-cell>
          <table:table-cell table:style-name="ce21" table:formula="oooc:=IF([.AA15]&gt;0;([.AC15]+[.AD15]+[.AE15])/[.AA15]*[.D15];0)" office:value-type="string">
            <text:p>0,0036</text:p>
          </table:table-cell>
          <table:table-cell table:style-name="ce21" table:formula="oooc:=IF(AND([.Z15]=&quot;Mouser&quot;;[.M15]&lt;&gt;&quot;yeah!&quot;);[.AA15];&quot;&quot;)"/>
          <table:table-cell table:style-name="ce21" table:formula="oooc:=IF(AND([.Z15]=&quot;Mouser&quot;;[.M15]&lt;&gt;&quot;yeah!&quot;);[.Q15];&quot;&quot;)"/>
          <table:table-cell table:style-name="ce21" table:formula="oooc:=IF(AND([.Z15]=&quot;DK&quot;;[.M15]&lt;&gt;&quot;yeah!&quot;);[.AA15];&quot;&quot;)" office:value-type="string">
            <text:p>100</text:p>
          </table:table-cell>
          <table:table-cell table:style-name="ce21" table:formula="oooc:=IF(AND([.Z15]=&quot;DK&quot;;[.M15]&lt;&gt;&quot;yeah!&quot;);[.T15];&quot;&quot;)" office:value-type="string">
            <text:p>1276-5067-1-ND</text:p>
          </table:table-cell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15]+1" office:value-type="string">
            <text:p>8</text:p>
          </table:table-cell>
          <table:table-cell table:style-name="ce21"/>
          <table:table-cell table:style-name="ce21" office:value-type="string">
            <text:p>3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R10, R11, R16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2K</text:p>
          </table:table-cell>
          <table:table-cell table:style-name="ce21" office:value-type="string">
            <text:p>0603</text:p>
          </table:table-cell>
          <table:table-cell table:style-name="ce21" table:formula="oooc:=[.$C$2]*[.C16]+[.$C$3]*[.D16]" office:value-type="string">
            <text:p>1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J202CS</text:p>
          </table:table-cell>
          <table:table-cell table:style-name="ce21" office:value-type="string">
            <text:p>Vishay CRCW06032K00FKEA, KOA RK73H1JTTD2001F, Yageo RC0603JR-072KL</text:p>
          </table:table-cell>
          <table:table-cell table:style-name="ce21" office:value-type="string">
            <text:p>660-RK73H1JTTD2001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069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16]=&quot;Mouser&quot;;[.R16]*[.AA16];&quot;&quot;)"/>
          <table:table-cell table:style-name="ce21" table:formula="oooc:=IF([.Z16]=&quot;DK&quot;;[.U16]*[.AA16];&quot;&quot;)" office:value-type="string">
            <text:p>0,36</text:p>
          </table:table-cell>
          <table:table-cell table:style-name="ce21" table:formula="oooc:=IF([.Z16]=&quot;Schukat&quot;;[.X16]*[.AA16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6]&gt;0;([.AC16]+[.AD16]+[.AE16])/[.AA16]*[.C16];0)" office:value-type="string">
            <text:p>0</text:p>
          </table:table-cell>
          <table:table-cell table:style-name="ce21" table:formula="oooc:=IF([.AA16]&gt;0;([.AC16]+[.AD16]+[.AE16])/[.AA16]*[.D16];0)" office:value-type="string">
            <text:p>0,0108</text:p>
          </table:table-cell>
          <table:table-cell table:style-name="ce21" table:formula="oooc:=IF(AND([.Z16]=&quot;Mouser&quot;;[.M16]&lt;&gt;&quot;yeah!&quot;);[.AA16];&quot;&quot;)"/>
          <table:table-cell table:style-name="ce21" table:formula="oooc:=IF(AND([.Z16]=&quot;Mouser&quot;;[.M16]&lt;&gt;&quot;yeah!&quot;);[.Q16];&quot;&quot;)"/>
          <table:table-cell table:style-name="ce21" table:formula="oooc:=IF(AND([.Z16]=&quot;DK&quot;;[.M16]&lt;&gt;&quot;yeah!&quot;);[.AA16];&quot;&quot;)" office:value-type="string">
            <text:p>100</text:p>
          </table:table-cell>
          <table:table-cell table:style-name="ce21" table:formula="oooc:=IF(AND([.Z16]=&quot;DK&quot;;[.M16]&lt;&gt;&quot;yeah!&quot;);[.T16];&quot;&quot;)" office:value-type="string">
            <text:p>1276-5069-1-ND</text:p>
          </table:table-cell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16]+1" office:value-type="string">
            <text:p>9</text:p>
          </table:table-cell>
          <table:table-cell table:style-name="ce21" office:value-type="string">
            <text:p>5</text:p>
          </table:table-cell>
          <table:table-cell table:style-name="ce21"/>
          <table:table-cell table:style-name="ce21" office:value-type="string">
            <text:p>R21, R22, R23, R38, R39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2.2K</text:p>
          </table:table-cell>
          <table:table-cell table:style-name="ce21" office:value-type="string">
            <text:p>0603</text:p>
          </table:table-cell>
          <table:table-cell table:style-name="ce21" table:formula="oooc:=[.$C$2]*[.C17]+[.$C$3]*[.D17]" office:value-type="string">
            <text:p>2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J222CS</text:p>
          </table:table-cell>
          <table:table-cell table:style-name="ce21" office:value-type="string">
            <text:p>KOA RK73H1JTTD2201F, Vishay CRCW06032K20FKEA, Yageo RC0603JR-072K2L</text:p>
          </table:table-cell>
          <table:table-cell table:style-name="ce21" office:value-type="string">
            <text:p>660-RK73H1JTTD2201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070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RL0603K002.2-1</text:p>
          </table:table-cell>
          <table:table-cell table:style-name="ce21" office:value-type="string">
            <text:p>0,00119</text:p>
          </table:table-cell>
          <table:table-cell table:style-name="ce21" office:value-type="string">
            <text:p>5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5000">
            <text:p>5000</text:p>
          </table:table-cell>
          <table:table-cell table:style-name="ce25" office:value-type="string">
            <text:p>Schukat</text:p>
          </table:table-cell>
          <table:table-cell table:style-name="ce21" table:formula="oooc:=IF([.Z17]=&quot;Mouser&quot;;[.R17]*[.AA17];&quot;&quot;)"/>
          <table:table-cell table:style-name="ce21" table:formula="oooc:=IF([.Z17]=&quot;DK&quot;;[.U17]*[.AA17];&quot;&quot;)"/>
          <table:table-cell table:style-name="ce21" table:formula="oooc:=IF([.Z17]=&quot;Schukat&quot;;[.X17]*[.AA17];&quot;&quot;)" office:value-type="string">
            <text:p>5,95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7]&gt;0;([.AC17]+[.AD17]+[.AE17])/[.AA17]*[.C17];0)" office:value-type="string">
            <text:p>0,00595</text:p>
          </table:table-cell>
          <table:table-cell table:style-name="ce21" table:formula="oooc:=IF([.AA17]&gt;0;([.AC17]+[.AD17]+[.AE17])/[.AA17]*[.D17];0)" office:value-type="string">
            <text:p>0</text:p>
          </table:table-cell>
          <table:table-cell table:style-name="ce21" table:formula="oooc:=IF(AND([.Z17]=&quot;Mouser&quot;;[.M17]&lt;&gt;&quot;yeah!&quot;);[.AA17];&quot;&quot;)"/>
          <table:table-cell table:style-name="ce21" table:formula="oooc:=IF(AND([.Z17]=&quot;Mouser&quot;;[.M17]&lt;&gt;&quot;yeah!&quot;);[.Q17];&quot;&quot;)"/>
          <table:table-cell table:style-name="ce21" table:formula="oooc:=IF(AND([.Z17]=&quot;DK&quot;;[.M17]&lt;&gt;&quot;yeah!&quot;);[.AA17];&quot;&quot;)"/>
          <table:table-cell table:style-name="ce21" table:formula="oooc:=IF(AND([.Z17]=&quot;DK&quot;;[.M17]&lt;&gt;&quot;yeah!&quot;);[.T17];&quot;&quot;)"/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17]+1" office:value-type="string">
            <text:p>10</text:p>
          </table:table-cell>
          <table:table-cell table:style-name="ce30" office:value-type="float" office:value="9">
            <text:p>9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R30, R32, R42, R8, R9, R10, R11, R12, R13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5, R6, R7, R9, R12, R34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0K</text:p>
          </table:table-cell>
          <table:table-cell table:style-name="ce21" office:value-type="string">
            <text:p>0603</text:p>
          </table:table-cell>
          <table:table-cell table:style-name="ce21" table:formula="oooc:=[.$C$2]*[.C18]+[.$C$3]*[.D18]" office:value-type="string">
            <text:p>7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J103CS</text:p>
          </table:table-cell>
          <table:table-cell table:style-name="ce21" office:value-type="string">
            <text:p>Yageo RC0603JR-0710KL, Voshay CRCW060310K0FKEA, KOA RK73H1JTTD1002F</text:p>
          </table:table-cell>
          <table:table-cell table:style-name="ce21" office:value-type="string">
            <text:p>660-RK73H1JTTD1002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086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RL0603K010-1</text:p>
          </table:table-cell>
          <table:table-cell table:style-name="ce21" office:value-type="string">
            <text:p>0,00119</text:p>
          </table:table-cell>
          <table:table-cell table:style-name="ce21" office:value-type="string">
            <text:p>5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5000">
            <text:p>5000</text:p>
          </table:table-cell>
          <table:table-cell table:style-name="ce25" office:value-type="string">
            <text:p>Bestand</text:p>
          </table:table-cell>
          <table:table-cell table:style-name="ce21" table:formula="oooc:=IF([.Z18]=&quot;Mouser&quot;;[.R18]*[.AA18];&quot;&quot;)"/>
          <table:table-cell table:style-name="ce21" table:formula="oooc:=IF([.Z18]=&quot;DK&quot;;[.U18]*[.AA18];&quot;&quot;)"/>
          <table:table-cell table:style-name="ce21" table:formula="oooc:=IF([.Z18]=&quot;Schukat&quot;;[.X18]*[.AA18];&quot;&quot;)" office:value-type="string">
            <text:p>5,95</text:p>
          </table:table-cell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18]&gt;0;([.AC18]+[.AD18]+[.AE18])/[.AA18]*[.C18];0)" office:value-type="string">
            <text:p>0,01071</text:p>
          </table:table-cell>
          <table:table-cell table:style-name="ce21" table:formula="oooc:=IF([.AA18]&gt;0;([.AC18]+[.AD18]+[.AE18])/[.AA18]*[.D18];0)" office:value-type="string">
            <text:p>0,00714</text:p>
          </table:table-cell>
          <table:table-cell table:style-name="ce21" table:formula="oooc:=IF(AND([.Z18]=&quot;Mouser&quot;;[.M18]&lt;&gt;&quot;yeah!&quot;);[.AA18];&quot;&quot;)"/>
          <table:table-cell table:style-name="ce21" table:formula="oooc:=IF(AND([.Z18]=&quot;Mouser&quot;;[.M18]&lt;&gt;&quot;yeah!&quot;);[.Q18];&quot;&quot;)"/>
          <table:table-cell table:style-name="ce21" table:formula="oooc:=IF(AND([.Z18]=&quot;DK&quot;;[.M18]&lt;&gt;&quot;yeah!&quot;);[.AA18];&quot;&quot;)"/>
          <table:table-cell table:style-name="ce21" table:formula="oooc:=IF(AND([.Z18]=&quot;DK&quot;;[.M18]&lt;&gt;&quot;yeah!&quot;);[.T18];&quot;&quot;)"/>
          <table:table-cell table:number-columns-repeated="3" table:style-name="ce21"/>
        </table:table-row>
        <table:table-row table:style-name="ro8">
          <table:table-cell table:style-name="ce21"/>
          <table:table-cell table:style-name="ce29" table:formula="oooc:=[.B18]+1" office:value-type="string">
            <text:p>11</text:p>
          </table:table-cell>
          <table:table-cell table:style-name="ce30" office:value-type="float" office:value="1">
            <text:p>1</text:p>
          </table:table-cell>
          <table:table-cell table:style-name="ce21"/>
          <table:table-cell table:style-name="ce21" office:value-type="string">
            <text:p>R7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2K 1%</text:p>
          </table:table-cell>
          <table:table-cell table:style-name="ce21" office:value-type="string">
            <text:p>0603</text:p>
          </table:table-cell>
          <table:table-cell table:style-name="ce21" table:formula="oooc:=[.$C$2]*[.C19]+[.$C$3]*[.D19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F123CS</text:p>
          </table:table-cell>
          <table:table-cell table:style-name="ce21" office:value-type="string">
            <text:p>Rohm MCR03ERTF1202, KOA RK73H1JTTD1212F, Vishay CRCW060312K1FKEA</text:p>
          </table:table-cell>
          <table:table-cell table:style-name="ce21" office:value-type="string">
            <text:p>660-RK73H1JTTD1212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4750-1-ND</text:p>
          </table:table-cell>
          <table:table-cell table:style-name="ce21" office:value-type="string">
            <text:p>0,0046</text:p>
          </table:table-cell>
          <table:table-cell table:style-name="ce21" office:value-type="string">
            <text:p>100</text:p>
          </table:table-cell>
          <table:table-cell table:number-columns-repeated="3" table:style-name="ce29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19]=&quot;Mouser&quot;;[.R19]*[.AA19];&quot;&quot;)"/>
          <table:table-cell table:style-name="ce21" table:formula="oooc:=IF([.Z19]=&quot;DK&quot;;[.U19]*[.AA19];&quot;&quot;)" office:value-type="string">
            <text:p>0,46</text:p>
          </table:table-cell>
          <table:table-cell table:style-name="ce21" table:formula="oooc:=IF([.Z19]=&quot;Schukat&quot;;[.X19]*[.AA19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19]&gt;0;([.AC19]+[.AD19]+[.AE19])/[.AA19]*[.C19];0)" office:value-type="string">
            <text:p>0,0046</text:p>
          </table:table-cell>
          <table:table-cell table:style-name="ce21" table:formula="oooc:=IF([.AA19]&gt;0;([.AC19]+[.AD19]+[.AE19])/[.AA19]*[.D19];0)" office:value-type="string">
            <text:p>0</text:p>
          </table:table-cell>
          <table:table-cell table:style-name="ce21" table:formula="oooc:=IF(AND([.Z19]=&quot;Mouser&quot;;[.M19]&lt;&gt;&quot;yeah!&quot;);[.AA19];&quot;&quot;)"/>
          <table:table-cell table:style-name="ce21" table:formula="oooc:=IF(AND([.Z19]=&quot;Mouser&quot;;[.M19]&lt;&gt;&quot;yeah!&quot;);[.Q19];&quot;&quot;)"/>
          <table:table-cell table:style-name="ce21" table:formula="oooc:=IF(AND([.Z19]=&quot;DK&quot;;[.M19]&lt;&gt;&quot;yeah!&quot;);[.AA19];&quot;&quot;)" office:value-type="string">
            <text:p>100</text:p>
          </table:table-cell>
          <table:table-cell table:style-name="ce21" table:formula="oooc:=IF(AND([.Z19]=&quot;DK&quot;;[.M19]&lt;&gt;&quot;yeah!&quot;);[.T19];&quot;&quot;)" office:value-type="string">
            <text:p>1276-4750-1-ND</text:p>
          </table:table-cell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19]+1" office:value-type="string">
            <text:p>12</text:p>
          </table:table-cell>
          <table:table-cell table:style-name="ce30" office:value-type="float" office:value="1">
            <text:p>1</text:p>
          </table:table-cell>
          <table:table-cell table:style-name="ce21"/>
          <table:table-cell table:style-name="ce21" office:value-type="string">
            <text:p>R16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2.1K 1%</text:p>
          </table:table-cell>
          <table:table-cell table:style-name="ce21" office:value-type="string">
            <text:p>0603</text:p>
          </table:table-cell>
          <table:table-cell table:style-name="ce21" table:formula="oooc:=[.$C$2]*[.C20]+[.$C$3]*[.D20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F1212CS</text:p>
          </table:table-cell>
          <table:table-cell table:style-name="ce21" office:value-type="string">
            <text:p>KOA RK73H1JTTD1212F, Vishay CRCW060312K1FKEA, Stackpole RMCF0603FT12K1</text:p>
          </table:table-cell>
          <table:table-cell table:style-name="ce21" office:value-type="string">
            <text:p>660-RK73H1JTTD1212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4751-1-ND</text:p>
          </table:table-cell>
          <table:table-cell table:style-name="ce21" office:value-type="string">
            <text:p>0,004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20]=&quot;Mouser&quot;;[.R20]*[.AA20];&quot;&quot;)"/>
          <table:table-cell table:style-name="ce21" table:formula="oooc:=IF([.Z20]=&quot;DK&quot;;[.U20]*[.AA20];&quot;&quot;)" office:value-type="string">
            <text:p>0,46</text:p>
          </table:table-cell>
          <table:table-cell table:style-name="ce21" table:formula="oooc:=IF([.Z20]=&quot;Schukat&quot;;[.X20]*[.AA20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0]&gt;0;([.AC20]+[.AD20]+[.AE20])/[.AA20]*[.C20];0)" office:value-type="string">
            <text:p>0,0046</text:p>
          </table:table-cell>
          <table:table-cell table:style-name="ce21" table:formula="oooc:=IF([.AA20]&gt;0;([.AC20]+[.AD20]+[.AE20])/[.AA20]*[.D20];0)" office:value-type="string">
            <text:p>0</text:p>
          </table:table-cell>
          <table:table-cell table:style-name="ce21" table:formula="oooc:=IF(AND([.Z20]=&quot;Mouser&quot;;[.M20]&lt;&gt;&quot;yeah!&quot;);[.AA20];&quot;&quot;)"/>
          <table:table-cell table:style-name="ce21" table:formula="oooc:=IF(AND([.Z20]=&quot;Mouser&quot;;[.M20]&lt;&gt;&quot;yeah!&quot;);[.Q20];&quot;&quot;)"/>
          <table:table-cell table:style-name="ce21" table:formula="oooc:=IF(AND([.Z20]=&quot;DK&quot;;[.M20]&lt;&gt;&quot;yeah!&quot;);[.AA20];&quot;&quot;)" office:value-type="string">
            <text:p>100</text:p>
          </table:table-cell>
          <table:table-cell table:style-name="ce21" table:formula="oooc:=IF(AND([.Z20]=&quot;DK&quot;;[.M20]&lt;&gt;&quot;yeah!&quot;);[.T20];&quot;&quot;)" office:value-type="string">
            <text:p>1276-4751-1-ND</text:p>
          </table:table-cell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20]+1" office:value-type="string">
            <text:p>13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R26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40.2K</text:p>
          </table:table-cell>
          <table:table-cell table:style-name="ce21" office:value-type="string">
            <text:p>0603</text:p>
          </table:table-cell>
          <table:table-cell table:style-name="ce21" table:formula="oooc:=[.$C$2]*[.C21]+[.$C$3]*[.D21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F4022CS</text:p>
          </table:table-cell>
          <table:table-cell table:style-name="ce21" office:value-type="string">
            <text:p>Yageo RC0603FR-0740K2L, KOA RK73H1JTTD4022F, Vishay CRCW060340K2FKEB</text:p>
          </table:table-cell>
          <table:table-cell table:style-name="ce21" office:value-type="string">
            <text:p>660-RK73H1JTTD4022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4800-1-ND</text:p>
          </table:table-cell>
          <table:table-cell table:style-name="ce21" office:value-type="string">
            <text:p>0,004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21]=&quot;Mouser&quot;;[.R21]*[.AA21];&quot;&quot;)"/>
          <table:table-cell table:style-name="ce21" table:formula="oooc:=IF([.Z21]=&quot;DK&quot;;[.U21]*[.AA21];&quot;&quot;)" office:value-type="string">
            <text:p>0,46</text:p>
          </table:table-cell>
          <table:table-cell table:style-name="ce21" table:formula="oooc:=IF([.Z21]=&quot;Schukat&quot;;[.X21]*[.AA21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1]&gt;0;([.AC21]+[.AD21]+[.AE21])/[.AA21]*[.C21];0)" office:value-type="string">
            <text:p>0,0046</text:p>
          </table:table-cell>
          <table:table-cell table:style-name="ce21" table:formula="oooc:=IF([.AA21]&gt;0;([.AC21]+[.AD21]+[.AE21])/[.AA21]*[.D21];0)" office:value-type="string">
            <text:p>0</text:p>
          </table:table-cell>
          <table:table-cell table:style-name="ce21" table:formula="oooc:=IF(AND([.Z21]=&quot;Mouser&quot;;[.M21]&lt;&gt;&quot;yeah!&quot;);[.AA21];&quot;&quot;)"/>
          <table:table-cell table:style-name="ce21" table:formula="oooc:=IF(AND([.Z21]=&quot;Mouser&quot;;[.M21]&lt;&gt;&quot;yeah!&quot;);[.Q21];&quot;&quot;)"/>
          <table:table-cell table:style-name="ce21" table:formula="oooc:=IF(AND([.Z21]=&quot;DK&quot;;[.M21]&lt;&gt;&quot;yeah!&quot;);[.AA21];&quot;&quot;)" office:value-type="string">
            <text:p>100</text:p>
          </table:table-cell>
          <table:table-cell table:style-name="ce21" table:formula="oooc:=IF(AND([.Z21]=&quot;DK&quot;;[.M21]&lt;&gt;&quot;yeah!&quot;);[.T21];&quot;&quot;)" office:value-type="string">
            <text:p>1276-4800-1-ND</text:p>
          </table:table-cell>
          <table:table-cell table:number-columns-repeated="3" table:style-name="ce21"/>
        </table:table-row>
        <table:table-row table:style-name="ro8">
          <table:table-cell table:style-name="ce21"/>
          <table:table-cell table:style-name="ce29" table:formula="oooc:=[.B21]+1" office:value-type="string">
            <text:p>14</text:p>
          </table:table-cell>
          <table:table-cell table:style-name="ce21" office:value-type="string">
            <text:p>11</text:p>
          </table:table-cell>
          <table:table-cell table:style-name="ce21"/>
          <table:table-cell table:style-name="ce21" office:value-type="string">
            <text:p>R24, R25, R27, R28, R29, R31, R33, R34, R35, R36, R37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00K</text:p>
          </table:table-cell>
          <table:table-cell table:style-name="ce21" office:value-type="string">
            <text:p>0603</text:p>
          </table:table-cell>
          <table:table-cell table:style-name="ce21" table:formula="oooc:=[.$C$2]*[.C22]+[.$C$3]*[.D22]" office:value-type="string">
            <text:p>5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9" office:value-type="string">
            <text:p>RC1608J104CS</text:p>
          </table:table-cell>
          <table:table-cell table:style-name="ce21" office:value-type="string">
            <text:p>Yageo RC0603JR-07100KL, Vishay CRCW0603100KFKEA, KOA RK73H1JTTD1003F</text:p>
          </table:table-cell>
          <table:table-cell table:style-name="ce21" office:value-type="string">
            <text:p>660-RK73H1JTTD1003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110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RL0603K100-1</text:p>
          </table:table-cell>
          <table:table-cell table:style-name="ce21" office:value-type="string">
            <text:p>0,00119</text:p>
          </table:table-cell>
          <table:table-cell table:style-name="ce21" office:value-type="string">
            <text:p>5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5000">
            <text:p>5000</text:p>
          </table:table-cell>
          <table:table-cell table:style-name="ce25" office:value-type="string">
            <text:p>Schukat</text:p>
          </table:table-cell>
          <table:table-cell table:style-name="ce21" table:formula="oooc:=IF([.Z22]=&quot;Mouser&quot;;[.R22]*[.AA22];&quot;&quot;)"/>
          <table:table-cell table:style-name="ce21" table:formula="oooc:=IF([.Z22]=&quot;DK&quot;;[.U22]*[.AA22];&quot;&quot;)"/>
          <table:table-cell table:style-name="ce21" table:formula="oooc:=IF([.Z22]=&quot;Schukat&quot;;[.X22]*[.AA22];&quot;&quot;)" office:value-type="string">
            <text:p>5,95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2]&gt;0;([.AC22]+[.AD22]+[.AE22])/[.AA22]*[.C22];0)" office:value-type="string">
            <text:p>0,01309</text:p>
          </table:table-cell>
          <table:table-cell table:style-name="ce21" table:formula="oooc:=IF([.AA22]&gt;0;([.AC22]+[.AD22]+[.AE22])/[.AA22]*[.D22];0)" office:value-type="string">
            <text:p>0</text:p>
          </table:table-cell>
          <table:table-cell table:style-name="ce21" table:formula="oooc:=IF(AND([.Z22]=&quot;Mouser&quot;;[.M22]&lt;&gt;&quot;yeah!&quot;);[.AA22];&quot;&quot;)"/>
          <table:table-cell table:style-name="ce21" table:formula="oooc:=IF(AND([.Z22]=&quot;Mouser&quot;;[.M22]&lt;&gt;&quot;yeah!&quot;);[.Q22];&quot;&quot;)"/>
          <table:table-cell table:style-name="ce21" table:formula="oooc:=IF(AND([.Z22]=&quot;DK&quot;;[.M22]&lt;&gt;&quot;yeah!&quot;);[.AA22];&quot;&quot;)"/>
          <table:table-cell table:style-name="ce21" table:formula="oooc:=IF(AND([.Z22]=&quot;DK&quot;;[.M22]&lt;&gt;&quot;yeah!&quot;);[.T22];&quot;&quot;)"/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22]+1" office:value-type="string">
            <text:p>15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R1, R46, R47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1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768K</text:p>
          </table:table-cell>
          <table:table-cell table:style-name="ce21" office:value-type="string">
            <text:p>0603</text:p>
          </table:table-cell>
          <table:table-cell table:style-name="ce21" table:formula="oooc:=[.$C$2]*[.C23]+[.$C$3]*[.D23]" office:value-type="string">
            <text:p>20</text:p>
          </table:table-cell>
          <table:table-cell table:style-name="ce21"/>
          <table:table-cell table:style-name="ce23" office:value-type="string">
            <text:p>Yageo</text:p>
          </table:table-cell>
          <table:table-cell table:style-name="ce21" office:value-type="string">
            <text:p>RC0603FR-07768KL</text:p>
          </table:table-cell>
          <table:table-cell table:style-name="ce21" office:value-type="string">
            <text:p>KOA RK73H1JTTD7683F, Rohm MCR03ERTF7683, Vishay CRCW0603768KFKEA</text:p>
          </table:table-cell>
          <table:table-cell table:style-name="ce21" office:value-type="string">
            <text:p>660-RK73H1JTTD7683F</text:p>
          </table:table-cell>
          <table:table-cell table:style-name="ce21" office:value-type="string">
            <text:p>0,00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311-768KHRCT-ND</text:p>
          </table:table-cell>
          <table:table-cell table:style-name="ce21" office:value-type="string">
            <text:p>0,0048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23]=&quot;Mouser&quot;;[.R23]*[.AA23];&quot;&quot;)"/>
          <table:table-cell table:style-name="ce21" table:formula="oooc:=IF([.Z23]=&quot;DK&quot;;[.U23]*[.AA23];&quot;&quot;)" office:value-type="string">
            <text:p>0,48</text:p>
          </table:table-cell>
          <table:table-cell table:style-name="ce21" table:formula="oooc:=IF([.Z23]=&quot;Schukat&quot;;[.X23]*[.AA23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3]&gt;0;([.AC23]+[.AD23]+[.AE23])/[.AA23]*[.C23];0)" office:value-type="string">
            <text:p>0,0144</text:p>
          </table:table-cell>
          <table:table-cell table:style-name="ce21" table:formula="oooc:=IF([.AA23]&gt;0;([.AC23]+[.AD23]+[.AE23])/[.AA23]*[.D23];0)" office:value-type="string">
            <text:p>0,0048</text:p>
          </table:table-cell>
          <table:table-cell table:style-name="ce21" table:formula="oooc:=IF(AND([.Z23]=&quot;Mouser&quot;;[.M23]&lt;&gt;&quot;yeah!&quot;);[.AA23];&quot;&quot;)"/>
          <table:table-cell table:style-name="ce21" table:formula="oooc:=IF(AND([.Z23]=&quot;Mouser&quot;;[.M23]&lt;&gt;&quot;yeah!&quot;);[.Q23];&quot;&quot;)"/>
          <table:table-cell table:style-name="ce21" table:formula="oooc:=IF(AND([.Z23]=&quot;DK&quot;;[.M23]&lt;&gt;&quot;yeah!&quot;);[.AA23];&quot;&quot;)" office:value-type="string">
            <text:p>100</text:p>
          </table:table-cell>
          <table:table-cell table:style-name="ce21" table:formula="oooc:=IF(AND([.Z23]=&quot;DK&quot;;[.M23]&lt;&gt;&quot;yeah!&quot;);[.T23];&quot;&quot;)" office:value-type="string">
            <text:p>311-768KHRCT-ND</text:p>
          </table:table-cell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23]+1" office:value-type="string">
            <text:p>16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R2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R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2.4M</text:p>
          </table:table-cell>
          <table:table-cell table:style-name="ce21" office:value-type="string">
            <text:p>0603</text:p>
          </table:table-cell>
          <table:table-cell table:style-name="ce21" table:formula="oooc:=[.$C$2]*[.C24]+[.$C$3]*[.D24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RC1608J245CS</text:p>
          </table:table-cell>
          <table:table-cell table:style-name="ce21" office:value-type="string">
            <text:p>KOA RK73B1JTTD245J, Vishay CRCW06032M40JNEA, Yageo RC0603JR-072M4L</text:p>
          </table:table-cell>
          <table:table-cell table:style-name="ce21" office:value-type="string">
            <text:p>660-RK73B1JTTD245J</text:p>
          </table:table-cell>
          <table:table-cell table:style-name="ce21" office:value-type="string">
            <text:p>0,003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5143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Mouser +</text:p>
          </table:table-cell>
          <table:table-cell table:style-name="ce21" table:formula="oooc:=IF([.Z24]=&quot;Mouser&quot;;[.R24]*[.AA24];&quot;&quot;)" office:value-type="string">
            <text:p>0,3</text:p>
          </table:table-cell>
          <table:table-cell table:style-name="ce21" table:formula="oooc:=IF([.Z24]=&quot;DK&quot;;[.U24]*[.AA24];&quot;&quot;)"/>
          <table:table-cell table:style-name="ce21" table:formula="oooc:=IF([.Z24]=&quot;Schukat&quot;;[.X24]*[.AA24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4]&gt;0;([.AC24]+[.AD24]+[.AE24])/[.AA24]*[.C24];0)" office:value-type="string">
            <text:p>0,003</text:p>
          </table:table-cell>
          <table:table-cell table:style-name="ce21" table:formula="oooc:=IF([.AA24]&gt;0;([.AC24]+[.AD24]+[.AE24])/[.AA24]*[.D24];0)" office:value-type="string">
            <text:p>0,003</text:p>
          </table:table-cell>
          <table:table-cell table:style-name="ce21" table:formula="oooc:=IF(AND([.Z24]=&quot;Mouser&quot;;[.M24]&lt;&gt;&quot;yeah!&quot;);[.AA24];&quot;&quot;)" office:value-type="string">
            <text:p>100</text:p>
          </table:table-cell>
          <table:table-cell table:style-name="ce21" table:formula="oooc:=IF(AND([.Z24]=&quot;Mouser&quot;;[.M24]&lt;&gt;&quot;yeah!&quot;);[.Q24];&quot;&quot;)" office:value-type="string">
            <text:p>660-RK73B1JTTD245J</text:p>
          </table:table-cell>
          <table:table-cell table:style-name="ce21" table:formula="oooc:=IF(AND([.Z24]=&quot;DK&quot;;[.M24]&lt;&gt;&quot;yeah!&quot;);[.AA24];&quot;&quot;)"/>
          <table:table-cell table:style-name="ce21" table:formula="oooc:=IF(AND([.Z24]=&quot;DK&quot;;[.M24]&lt;&gt;&quot;yeah!&quot;);[.T24];&quot;&quot;)"/>
          <table:table-cell table:number-columns-repeated="3" table:style-name="ce21"/>
        </table:table-row>
        <table:table-row table:style-name="ro3">
          <table:table-cell table:style-name="ce21" office:value-type="string">
            <text:p>Capacitors</text:p>
          </table:table-cell>
          <table:table-cell table:style-name="ce29"/>
          <table:table-cell table:number-columns-repeated="5" table:style-name="ce21"/>
          <table:table-cell table:style-name="ce25" office:value-type="string">
            <text:p>✓</text:p>
          </table:table-cell>
          <table:table-cell table:number-columns-repeated="5" table:style-name="ce21"/>
          <table:table-cell table:style-name="ce23"/>
          <table:table-cell table:number-columns-repeated="14" table:style-name="ce21"/>
          <table:table-cell table:style-name="ce21" table:formula="oooc:=IF([.Z25]=&quot;Mouser&quot;;[.R25]*[.AA25];&quot;&quot;)"/>
          <table:table-cell table:style-name="ce21" table:formula="oooc:=IF([.Z25]=&quot;DK&quot;;[.U25]*[.AA25];&quot;&quot;)"/>
          <table:table-cell table:style-name="ce21" table:formula="oooc:=IF([.Z25]=&quot;Schukat&quot;;[.X25]*[.AA25];&quot;&quot;)"/>
          <table:table-cell table:number-columns-repeated="2" table:style-name="ce21"/>
          <table:table-cell table:style-name="ce21" table:formula="oooc:=IF([.AA25]&gt;0;([.AC25]+[.AD25]+[.AE25])/[.AA25]*[.C25];0)" office:value-type="string">
            <text:p>0</text:p>
          </table:table-cell>
          <table:table-cell table:style-name="ce21" table:formula="oooc:=IF([.AA25]&gt;0;([.AC25]+[.AD25]+[.AE25])/[.AA25]*[.D25];0)" office:value-type="string">
            <text:p>0</text:p>
          </table:table-cell>
          <table:table-cell table:style-name="ce21" table:formula="oooc:=IF(AND([.Z25]=&quot;Mouser&quot;;[.M25]&lt;&gt;&quot;yeah!&quot;);[.AA25];&quot;&quot;)"/>
          <table:table-cell table:style-name="ce21" table:formula="oooc:=IF(AND([.Z25]=&quot;Mouser&quot;;[.M25]&lt;&gt;&quot;yeah!&quot;);[.Q25];&quot;&quot;)"/>
          <table:table-cell table:style-name="ce21" table:formula="oooc:=IF(AND([.Z25]=&quot;DK&quot;;[.M25]&lt;&gt;&quot;yeah!&quot;);[.AA25];&quot;&quot;)"/>
          <table:table-cell table:style-name="ce21" table:formula="oooc:=IF(AND([.Z25]=&quot;DK&quot;;[.M25]&lt;&gt;&quot;yeah!&quot;);[.T25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24]+1" office:value-type="string">
            <text:p>17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C55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.2p</text:p>
          </table:table-cell>
          <table:table-cell table:style-name="ce21" office:value-type="string">
            <text:p>0402</text:p>
          </table:table-cell>
          <table:table-cell table:style-name="ce21" table:formula="oooc:=[.$C$2]*[.C26]+[.$C$3]*[.D26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05C2R2CB5NNNC</text:p>
          </table:table-cell>
          <table:table-cell table:style-name="ce21" office:value-type="string">
            <text:p>Johanson 500R07S2R2DV4T</text:p>
          </table:table-cell>
          <table:table-cell table:style-name="ce21" office:value-type="string">
            <text:p>609-500R07S2R2DV4T</text:p>
          </table:table-cell>
          <table:table-cell table:style-name="ce21" office:value-type="string">
            <text:p>0,016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276-1271-1-ND</text:p>
          </table:table-cell>
          <table:table-cell table:style-name="ce21" office:value-type="string">
            <text:p>0,0062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26]=&quot;Mouser&quot;;[.R26]*[.AA26];&quot;&quot;)"/>
          <table:table-cell table:style-name="ce21" table:formula="oooc:=IF([.Z26]=&quot;DK&quot;;[.U26]*[.AA26];&quot;&quot;)" office:value-type="string">
            <text:p>0,62</text:p>
          </table:table-cell>
          <table:table-cell table:style-name="ce21" table:formula="oooc:=IF([.Z26]=&quot;Schukat&quot;;[.X26]*[.AA26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6]&gt;0;([.AC26]+[.AD26]+[.AE26])/[.AA26]*[.C26];0)" office:value-type="string">
            <text:p>0,0062</text:p>
          </table:table-cell>
          <table:table-cell table:style-name="ce21" table:formula="oooc:=IF([.AA26]&gt;0;([.AC26]+[.AD26]+[.AE26])/[.AA26]*[.D26];0)" office:value-type="string">
            <text:p>0</text:p>
          </table:table-cell>
          <table:table-cell table:style-name="ce21" table:formula="oooc:=IF(AND([.Z26]=&quot;Mouser&quot;;[.M26]&lt;&gt;&quot;yeah!&quot;);[.AA26];&quot;&quot;)"/>
          <table:table-cell table:style-name="ce21" table:formula="oooc:=IF(AND([.Z26]=&quot;Mouser&quot;;[.M26]&lt;&gt;&quot;yeah!&quot;);[.Q26];&quot;&quot;)"/>
          <table:table-cell table:style-name="ce21" table:formula="oooc:=IF(AND([.Z26]=&quot;DK&quot;;[.M26]&lt;&gt;&quot;yeah!&quot;);[.AA26];&quot;&quot;)" office:value-type="string">
            <text:p>100</text:p>
          </table:table-cell>
          <table:table-cell table:style-name="ce21" table:formula="oooc:=IF(AND([.Z26]=&quot;DK&quot;;[.M26]&lt;&gt;&quot;yeah!&quot;);[.T26];&quot;&quot;)" office:value-type="string">
            <text:p>1276-1271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26]+1" office:value-type="string">
            <text:p>18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C68, C69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9p</text:p>
          </table:table-cell>
          <table:table-cell table:style-name="ce21" office:value-type="string">
            <text:p>0402</text:p>
          </table:table-cell>
          <table:table-cell table:style-name="ce21" table:formula="oooc:=[.$C$2]*[.C27]+[.$C$3]*[.D27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05C090DB5NNNC</text:p>
          </table:table-cell>
          <table:table-cell table:style-name="ce21" office:value-type="string">
            <text:p>Murata GRM1555C1H9R0CA01D</text:p>
          </table:table-cell>
          <table:table-cell table:style-name="ce21" office:value-type="string">
            <text:p>81-GRM1555C1H9R0CA1D</text:p>
          </table:table-cell>
          <table:table-cell table:style-name="ce21" office:value-type="string">
            <text:p>0,008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617-1-ND</text:p>
          </table:table-cell>
          <table:table-cell table:style-name="ce21" office:value-type="string">
            <text:p>0,007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27]=&quot;Mouser&quot;;[.R27]*[.AA27];&quot;&quot;)"/>
          <table:table-cell table:style-name="ce21" table:formula="oooc:=IF([.Z27]=&quot;DK&quot;;[.U27]*[.AA27];&quot;&quot;)" office:value-type="string">
            <text:p>0,76</text:p>
          </table:table-cell>
          <table:table-cell table:style-name="ce21" table:formula="oooc:=IF([.Z27]=&quot;Schukat&quot;;[.X27]*[.AA27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7]&gt;0;([.AC27]+[.AD27]+[.AE27])/[.AA27]*[.C27];0)" office:value-type="string">
            <text:p>0,0152</text:p>
          </table:table-cell>
          <table:table-cell table:style-name="ce21" table:formula="oooc:=IF([.AA27]&gt;0;([.AC27]+[.AD27]+[.AE27])/[.AA27]*[.D27];0)" office:value-type="string">
            <text:p>0</text:p>
          </table:table-cell>
          <table:table-cell table:style-name="ce21" table:formula="oooc:=IF(AND([.Z27]=&quot;Mouser&quot;;[.M27]&lt;&gt;&quot;yeah!&quot;);[.AA27];&quot;&quot;)"/>
          <table:table-cell table:style-name="ce21" table:formula="oooc:=IF(AND([.Z27]=&quot;Mouser&quot;;[.M27]&lt;&gt;&quot;yeah!&quot;);[.Q27];&quot;&quot;)"/>
          <table:table-cell table:style-name="ce21" table:formula="oooc:=IF(AND([.Z27]=&quot;DK&quot;;[.M27]&lt;&gt;&quot;yeah!&quot;);[.AA27];&quot;&quot;)" office:value-type="string">
            <text:p>100</text:p>
          </table:table-cell>
          <table:table-cell table:style-name="ce21" table:formula="oooc:=IF(AND([.Z27]=&quot;DK&quot;;[.M27]&lt;&gt;&quot;yeah!&quot;);[.T27];&quot;&quot;)" office:value-type="string">
            <text:p>1276-1617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27]+1" office:value-type="string">
            <text:p>19</text:p>
          </table:table-cell>
          <table:table-cell table:style-name="ce21"/>
          <table:table-cell table:style-name="ce21" office:value-type="string">
            <text:p>2</text:p>
          </table:table-cell>
          <table:table-cell table:number-columns-repeated="2" table:style-name="ce21"/>
          <table:table-cell table:style-name="ce21" office:value-type="string">
            <text:p>C68, C69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9p</text:p>
          </table:table-cell>
          <table:table-cell table:style-name="ce21" office:value-type="string">
            <text:p>0603</text:p>
          </table:table-cell>
          <table:table-cell table:style-name="ce21" table:formula="oooc:=[.$C$2]*[.C28]+[.$C$3]*[.D28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090DB8NNNC</text:p>
          </table:table-cell>
          <table:table-cell table:style-name="ce29" office:value-type="string">
            <text:p>TDK C1608C0G1H090C080AA</text:p>
          </table:table-cell>
          <table:table-cell table:style-name="ce21" office:value-type="string">
            <text:p>810-C1608C0G1H090C</text:p>
          </table:table-cell>
          <table:table-cell table:style-name="ce21" office:value-type="string">
            <text:p>0,01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143-1-ND</text:p>
          </table:table-cell>
          <table:table-cell table:style-name="ce21" office:value-type="string">
            <text:p>0,0153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Mouser +</text:p>
          </table:table-cell>
          <table:table-cell table:style-name="ce21" table:formula="oooc:=IF([.Z28]=&quot;Mouser&quot;;[.R28]*[.AA28];&quot;&quot;)" office:value-type="string">
            <text:p>1</text:p>
          </table:table-cell>
          <table:table-cell table:style-name="ce21" table:formula="oooc:=IF([.Z28]=&quot;DK&quot;;[.U28]*[.AA28];&quot;&quot;)"/>
          <table:table-cell table:style-name="ce21" table:formula="oooc:=IF([.Z28]=&quot;Schukat&quot;;[.X28]*[.AA28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8]&gt;0;([.AC28]+[.AD28]+[.AE28])/[.AA28]*[.C28];0)" office:value-type="string">
            <text:p>0</text:p>
          </table:table-cell>
          <table:table-cell table:style-name="ce21" table:formula="oooc:=IF([.AA28]&gt;0;([.AC28]+[.AD28]+[.AE28])/[.AA28]*[.D28];0)" office:value-type="string">
            <text:p>0,02</text:p>
          </table:table-cell>
          <table:table-cell table:style-name="ce21" table:formula="oooc:=IF(AND([.Z28]=&quot;Mouser&quot;;[.M28]&lt;&gt;&quot;yeah!&quot;);[.AA28];&quot;&quot;)" office:value-type="string">
            <text:p>100</text:p>
          </table:table-cell>
          <table:table-cell table:style-name="ce21" table:formula="oooc:=IF(AND([.Z28]=&quot;Mouser&quot;;[.M28]&lt;&gt;&quot;yeah!&quot;);[.Q28];&quot;&quot;)" office:value-type="string">
            <text:p>810-C1608C0G1H090C</text:p>
          </table:table-cell>
          <table:table-cell table:style-name="ce21" table:formula="oooc:=IF(AND([.Z28]=&quot;DK&quot;;[.M28]&lt;&gt;&quot;yeah!&quot;);[.AA28];&quot;&quot;)"/>
          <table:table-cell table:style-name="ce21" table:formula="oooc:=IF(AND([.Z28]=&quot;DK&quot;;[.M28]&lt;&gt;&quot;yeah!&quot;);[.T28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28]+1" office:value-type="string">
            <text:p>2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C1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11, C31, C39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p 5%</text:p>
          </table:table-cell>
          <table:table-cell table:style-name="ce21" office:value-type="string">
            <text:p>0603</text:p>
          </table:table-cell>
          <table:table-cell table:style-name="ce21" table:formula="oooc:=[.$C$2]*[.C29]+[.$C$3]*[.D29]" office:value-type="string">
            <text:p>2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00JB8NCNC</text:p>
          </table:table-cell>
          <table:table-cell table:style-name="ce21" office:value-type="string">
            <text:p>Vishay VJ0603A100JXACW1BC</text:p>
          </table:table-cell>
          <table:table-cell table:style-name="ce21" office:value-type="string">
            <text:p>77-VJ0603A10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154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29]=&quot;Mouser&quot;;[.R29]*[.AA29];&quot;&quot;)"/>
          <table:table-cell table:style-name="ce21" table:formula="oooc:=IF([.Z29]=&quot;DK&quot;;[.U29]*[.AA29];&quot;&quot;)" office:value-type="string">
            <text:p>0,36</text:p>
          </table:table-cell>
          <table:table-cell table:style-name="ce21" table:formula="oooc:=IF([.Z29]=&quot;Schukat&quot;;[.X29]*[.AA29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29]&gt;0;([.AC29]+[.AD29]+[.AE29])/[.AA29]*[.C29];0)" office:value-type="string">
            <text:p>0,0036</text:p>
          </table:table-cell>
          <table:table-cell table:style-name="ce21" table:formula="oooc:=IF([.AA29]&gt;0;([.AC29]+[.AD29]+[.AE29])/[.AA29]*[.D29];0)" office:value-type="string">
            <text:p>0,0108</text:p>
          </table:table-cell>
          <table:table-cell table:style-name="ce21" table:formula="oooc:=IF(AND([.Z29]=&quot;Mouser&quot;;[.M29]&lt;&gt;&quot;yeah!&quot;);[.AA29];&quot;&quot;)"/>
          <table:table-cell table:style-name="ce21" table:formula="oooc:=IF(AND([.Z29]=&quot;Mouser&quot;;[.M29]&lt;&gt;&quot;yeah!&quot;);[.Q29];&quot;&quot;)"/>
          <table:table-cell table:style-name="ce21" table:formula="oooc:=IF(AND([.Z29]=&quot;DK&quot;;[.M29]&lt;&gt;&quot;yeah!&quot;);[.AA29];&quot;&quot;)" office:value-type="string">
            <text:p>100</text:p>
          </table:table-cell>
          <table:table-cell table:style-name="ce21" table:formula="oooc:=IF(AND([.Z29]=&quot;DK&quot;;[.M29]&lt;&gt;&quot;yeah!&quot;);[.T29];&quot;&quot;)" office:value-type="string">
            <text:p>1276-2154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29]+1" office:value-type="string">
            <text:p>21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C66, C67</text:p>
          </table:table-cell>
          <table:table-cell table:style-name="ce25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2p</text:p>
          </table:table-cell>
          <table:table-cell table:style-name="ce21" office:value-type="string">
            <text:p>0402</text:p>
          </table:table-cell>
          <table:table-cell table:style-name="ce21" table:formula="oooc:=[.$C$2]*[.C30]+[.$C$3]*[.D30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C120JB5NNNC</text:p>
          </table:table-cell>
          <table:table-cell table:style-name="ce21" office:value-type="string">
            <text:p>Johanson 500R07S120KV4T</text:p>
          </table:table-cell>
          <table:table-cell table:style-name="ce21" office:value-type="string">
            <text:p>609-500R07S120KV4T</text:p>
          </table:table-cell>
          <table:table-cell table:style-name="ce21" office:value-type="string">
            <text:p>0,016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276-1178-1-ND </text:p>
          </table:table-cell>
          <table:table-cell table:style-name="ce21" office:value-type="string">
            <text:p>0,0047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8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30]=&quot;Mouser&quot;;[.R30]*[.AA30];&quot;&quot;)"/>
          <table:table-cell table:style-name="ce21" table:formula="oooc:=IF([.Z30]=&quot;DK&quot;;[.U30]*[.AA30];&quot;&quot;)" office:value-type="string">
            <text:p>0,47</text:p>
          </table:table-cell>
          <table:table-cell table:style-name="ce21" table:formula="oooc:=IF([.Z30]=&quot;Schukat&quot;;[.X30]*[.AA30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30]&gt;0;([.AC30]+[.AD30]+[.AE30])/[.AA30]*[.C30];0)" office:value-type="string">
            <text:p>0,0094</text:p>
          </table:table-cell>
          <table:table-cell table:style-name="ce21" table:formula="oooc:=IF([.AA30]&gt;0;([.AC30]+[.AD30]+[.AE30])/[.AA30]*[.D30];0)" office:value-type="string">
            <text:p>0</text:p>
          </table:table-cell>
          <table:table-cell table:style-name="ce21" table:formula="oooc:=IF(AND([.Z30]=&quot;Mouser&quot;;[.M30]&lt;&gt;&quot;yeah!&quot;);[.AA30];&quot;&quot;)"/>
          <table:table-cell table:style-name="ce21" table:formula="oooc:=IF(AND([.Z30]=&quot;Mouser&quot;;[.M30]&lt;&gt;&quot;yeah!&quot;);[.Q30];&quot;&quot;)"/>
          <table:table-cell table:style-name="ce21" table:formula="oooc:=IF(AND([.Z30]=&quot;DK&quot;;[.M30]&lt;&gt;&quot;yeah!&quot;);[.AA30];&quot;&quot;)"/>
          <table:table-cell table:style-name="ce21" table:formula="oooc:=IF(AND([.Z30]=&quot;DK&quot;;[.M30]&lt;&gt;&quot;yeah!&quot;);[.T30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0]+1" office:value-type="string">
            <text:p>22</text:p>
          </table:table-cell>
          <table:table-cell table:style-name="ce21"/>
          <table:table-cell table:style-name="ce21" office:value-type="string">
            <text:p>6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1, C2, C22, C23, C66, C67</text:p>
          </table:table-cell>
          <table:table-cell table:style-name="ce25" office:value-type="string">
            <text:p>?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2p 5%</text:p>
          </table:table-cell>
          <table:table-cell table:style-name="ce21" office:value-type="string">
            <text:p>0603</text:p>
          </table:table-cell>
          <table:table-cell table:style-name="ce21" table:formula="oooc:=[.$C$2]*[.C31]+[.$C$3]*[.D31]" office:value-type="string">
            <text:p>3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20JC8NNNC</text:p>
          </table:table-cell>
          <table:table-cell table:style-name="ce21" office:value-type="string">
            <text:p>Vishay VJ0603A120JXACW1BC</text:p>
          </table:table-cell>
          <table:table-cell table:style-name="ce21" office:value-type="string">
            <text:p>77-VJ0603A12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177-1-ND </text:p>
          </table:table-cell>
          <table:table-cell table:style-name="ce21" office:value-type="string">
            <text:p>0,0091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1]=&quot;Mouser&quot;;[.R31]*[.AA31];&quot;&quot;)"/>
          <table:table-cell table:style-name="ce21" table:formula="oooc:=IF([.Z31]=&quot;DK&quot;;[.U31]*[.AA31];&quot;&quot;)" office:value-type="string">
            <text:p>0,91</text:p>
          </table:table-cell>
          <table:table-cell table:style-name="ce21" table:formula="oooc:=IF([.Z31]=&quot;Schukat&quot;;[.X31]*[.AA31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31]&gt;0;([.AC31]+[.AD31]+[.AE31])/[.AA31]*[.C31];0)" office:value-type="string">
            <text:p>0</text:p>
          </table:table-cell>
          <table:table-cell table:style-name="ce21" table:formula="oooc:=IF([.AA31]&gt;0;([.AC31]+[.AD31]+[.AE31])/[.AA31]*[.D31];0)" office:value-type="string">
            <text:p>0,0546</text:p>
          </table:table-cell>
          <table:table-cell table:style-name="ce21" table:formula="oooc:=IF(AND([.Z31]=&quot;Mouser&quot;;[.M31]&lt;&gt;&quot;yeah!&quot;);[.AA31];&quot;&quot;)"/>
          <table:table-cell table:style-name="ce21" table:formula="oooc:=IF(AND([.Z31]=&quot;Mouser&quot;;[.M31]&lt;&gt;&quot;yeah!&quot;);[.Q31];&quot;&quot;)"/>
          <table:table-cell table:style-name="ce21" table:formula="oooc:=IF(AND([.Z31]=&quot;DK&quot;;[.M31]&lt;&gt;&quot;yeah!&quot;);[.AA31];&quot;&quot;)" office:value-type="string">
            <text:p>100</text:p>
          </table:table-cell>
          <table:table-cell table:style-name="ce21" table:formula="oooc:=IF(AND([.Z31]=&quot;DK&quot;;[.M31]&lt;&gt;&quot;yeah!&quot;);[.T31];&quot;&quot;)" office:value-type="string">
            <text:p>1276-2177-1-ND 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1]+1" office:value-type="string">
            <text:p>23</text:p>
          </table:table-cell>
          <table:table-cell table:style-name="ce21"/>
          <table:table-cell table:style-name="ce21" office:value-type="string">
            <text:p>4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1, C2, C22, C23, C66, C67</text:p>
          </table:table-cell>
          <table:table-cell table:style-name="ce25" office:value-type="string">
            <text:p>?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6p 5%</text:p>
          </table:table-cell>
          <table:table-cell table:style-name="ce21" office:value-type="string">
            <text:p>0603</text:p>
          </table:table-cell>
          <table:table-cell table:style-name="ce21" table:formula="oooc:=[.$C$2]*[.C32]+[.$C$3]*[.D32]" office:value-type="string">
            <text:p>2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60JB8NNNC</text:p>
          </table:table-cell>
          <table:table-cell table:style-name="ce21" office:value-type="string">
            <text:p>Murata GCM1885C2A160JA16D</text:p>
          </table:table-cell>
          <table:table-cell table:style-name="ce21" office:value-type="string">
            <text:p>81-GCM1885C2A160JA6D</text:p>
          </table:table-cell>
          <table:table-cell table:style-name="ce21" office:value-type="string">
            <text:p>0,0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04-1-ND</text:p>
          </table:table-cell>
          <table:table-cell table:style-name="ce21" office:value-type="string">
            <text:p>0,02450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2]=&quot;Mouser&quot;;[.R32]*[.AA32];&quot;&quot;)"/>
          <table:table-cell table:style-name="ce21" table:formula="oooc:=IF([.Z32]=&quot;DK&quot;;[.U32]*[.AA32];&quot;&quot;)" office:value-type="string">
            <text:p>2,45</text:p>
          </table:table-cell>
          <table:table-cell table:style-name="ce21" table:formula="oooc:=IF([.Z32]=&quot;Schukat&quot;;[.X32]*[.AA32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32]&gt;0;([.AC32]+[.AD32]+[.AE32])/[.AA32]*[.C32];0)" office:value-type="string">
            <text:p>0</text:p>
          </table:table-cell>
          <table:table-cell table:style-name="ce21" table:formula="oooc:=IF([.AA32]&gt;0;([.AC32]+[.AD32]+[.AE32])/[.AA32]*[.D32];0)" office:value-type="string">
            <text:p>0,098</text:p>
          </table:table-cell>
          <table:table-cell table:style-name="ce21" table:formula="oooc:=IF(AND([.Z32]=&quot;Mouser&quot;;[.M32]&lt;&gt;&quot;yeah!&quot;);[.AA32];&quot;&quot;)"/>
          <table:table-cell table:style-name="ce21" table:formula="oooc:=IF(AND([.Z32]=&quot;Mouser&quot;;[.M32]&lt;&gt;&quot;yeah!&quot;);[.Q32];&quot;&quot;)"/>
          <table:table-cell table:style-name="ce21" table:formula="oooc:=IF(AND([.Z32]=&quot;DK&quot;;[.M32]&lt;&gt;&quot;yeah!&quot;);[.AA32];&quot;&quot;)" office:value-type="string">
            <text:p>100</text:p>
          </table:table-cell>
          <table:table-cell table:style-name="ce21" table:formula="oooc:=IF(AND([.Z32]=&quot;DK&quot;;[.M32]&lt;&gt;&quot;yeah!&quot;);[.T32];&quot;&quot;)" office:value-type="string">
            <text:p>1276-2204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2]+1" office:value-type="string">
            <text:p>24</text:p>
          </table:table-cell>
          <table:table-cell table:style-name="ce21" office:value-type="string">
            <text:p>4</text:p>
          </table:table-cell>
          <table:table-cell table:style-name="ce21"/>
          <table:table-cell table:style-name="ce21" office:value-type="string">
            <text:p>C2, C22, C23, C65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8p 5%</text:p>
          </table:table-cell>
          <table:table-cell table:style-name="ce21" office:value-type="string">
            <text:p>0603</text:p>
          </table:table-cell>
          <table:table-cell table:style-name="ce21" table:formula="oooc:=[.$C$2]*[.C33]+[.$C$3]*[.D33]" office:value-type="string">
            <text:p>2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C180JC8NNNC</text:p>
          </table:table-cell>
          <table:table-cell table:style-name="ce21" office:value-type="string">
            <text:p>Vishay VJ0603A180JXACW1BC</text:p>
          </table:table-cell>
          <table:table-cell table:style-name="ce21" office:value-type="string">
            <text:p>77-VJ0603A18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10-1-ND</text:p>
          </table:table-cell>
          <table:table-cell table:style-name="ce21" office:value-type="string">
            <text:p>0,0072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33]=&quot;Mouser&quot;;[.R33]*[.AA33];&quot;&quot;)"/>
          <table:table-cell table:style-name="ce21" table:formula="oooc:=IF([.Z33]=&quot;DK&quot;;[.U33]*[.AA33];&quot;&quot;)" office:value-type="string">
            <text:p>0,72</text:p>
          </table:table-cell>
          <table:table-cell table:style-name="ce21" table:formula="oooc:=IF([.Z33]=&quot;Schukat&quot;;[.X33]*[.AA33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33]&gt;0;([.AC33]+[.AD33]+[.AE33])/[.AA33]*[.C33];0)" office:value-type="string">
            <text:p>0,0288</text:p>
          </table:table-cell>
          <table:table-cell table:style-name="ce21" table:formula="oooc:=IF([.AA33]&gt;0;([.AC33]+[.AD33]+[.AE33])/[.AA33]*[.D33];0)" office:value-type="string">
            <text:p>0</text:p>
          </table:table-cell>
          <table:table-cell table:style-name="ce21" table:formula="oooc:=IF(AND([.Z33]=&quot;Mouser&quot;;[.M33]&lt;&gt;&quot;yeah!&quot;);[.AA33];&quot;&quot;)"/>
          <table:table-cell table:style-name="ce21" table:formula="oooc:=IF(AND([.Z33]=&quot;Mouser&quot;;[.M33]&lt;&gt;&quot;yeah!&quot;);[.Q33];&quot;&quot;)"/>
          <table:table-cell table:style-name="ce21" table:formula="oooc:=IF(AND([.Z33]=&quot;DK&quot;;[.M33]&lt;&gt;&quot;yeah!&quot;);[.AA33];&quot;&quot;)"/>
          <table:table-cell table:style-name="ce21" table:formula="oooc:=IF(AND([.Z33]=&quot;DK&quot;;[.M33]&lt;&gt;&quot;yeah!&quot;);[.T33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33]+1" office:value-type="string">
            <text:p>25</text:p>
          </table:table-cell>
          <table:table-cell table:style-name="ce21"/>
          <table:table-cell table:style-name="ce21" office:value-type="string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45, C48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2p 5%</text:p>
          </table:table-cell>
          <table:table-cell table:style-name="ce21" office:value-type="string">
            <text:p>0603</text:p>
          </table:table-cell>
          <table:table-cell table:style-name="ce21" table:formula="oooc:=[.$C$2]*[.C34]+[.$C$3]*[.D34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220JB8NCNC</text:p>
          </table:table-cell>
          <table:table-cell table:style-name="ce21" office:value-type="string">
            <text:p>Vishay VJ0603A220JXACW1BC, TDK C1608C0G1H220J080AA</text:p>
          </table:table-cell>
          <table:table-cell table:style-name="ce21" office:value-type="string">
            <text:p>77-VJ0603A22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27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4]=&quot;Mouser&quot;;[.R34]*[.AA34];&quot;&quot;)"/>
          <table:table-cell table:style-name="ce21" table:formula="oooc:=IF([.Z34]=&quot;DK&quot;;[.U34]*[.AA34];&quot;&quot;)" office:value-type="string">
            <text:p>0,36</text:p>
          </table:table-cell>
          <table:table-cell table:style-name="ce21" table:formula="oooc:=IF([.Z34]=&quot;Schukat&quot;;[.X34]*[.AA34];&quot;&quot;)"/>
          <table:table-cell table:style-name="ce25" office:value-type="string">
            <text:p>Ersatzmodell bestellt</text:p>
          </table:table-cell>
          <table:table-cell table:style-name="ce31" office:value-type="string">
            <text:p>✓</text:p>
          </table:table-cell>
          <table:table-cell table:style-name="ce21" table:formula="oooc:=IF([.AA34]&gt;0;([.AC34]+[.AD34]+[.AE34])/[.AA34]*[.C34];0)" office:value-type="string">
            <text:p>0</text:p>
          </table:table-cell>
          <table:table-cell table:style-name="ce21" table:formula="oooc:=IF([.AA34]&gt;0;([.AC34]+[.AD34]+[.AE34])/[.AA34]*[.D34];0)" office:value-type="string">
            <text:p>0,0072</text:p>
          </table:table-cell>
          <table:table-cell table:style-name="ce21" table:formula="oooc:=IF(AND([.Z34]=&quot;Mouser&quot;;[.M34]&lt;&gt;&quot;yeah!&quot;);[.AA34];&quot;&quot;)"/>
          <table:table-cell table:style-name="ce21" table:formula="oooc:=IF(AND([.Z34]=&quot;Mouser&quot;;[.M34]&lt;&gt;&quot;yeah!&quot;);[.Q34];&quot;&quot;)"/>
          <table:table-cell table:style-name="ce21" table:formula="oooc:=IF(AND([.Z34]=&quot;DK&quot;;[.M34]&lt;&gt;&quot;yeah!&quot;);[.AA34];&quot;&quot;)" office:value-type="string">
            <text:p>100</text:p>
          </table:table-cell>
          <table:table-cell table:style-name="ce21" table:formula="oooc:=IF(AND([.Z34]=&quot;DK&quot;;[.M34]&lt;&gt;&quot;yeah!&quot;);[.T34];&quot;&quot;)" office:value-type="string">
            <text:p>1276-2227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4]+1" office:value-type="string">
            <text:p>26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37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7p 5%</text:p>
          </table:table-cell>
          <table:table-cell table:style-name="ce21" office:value-type="string">
            <text:p>0603</text:p>
          </table:table-cell>
          <table:table-cell table:style-name="ce21" table:formula="oooc:=[.$C$2]*[.C35]+[.$C$3]*[.D35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270JB8NCNC</text:p>
          </table:table-cell>
          <table:table-cell table:style-name="ce21" office:value-type="string">
            <text:p>Vishay VJ0603A270JXACW1BC</text:p>
          </table:table-cell>
          <table:table-cell table:style-name="ce21" office:value-type="string">
            <text:p>77-VJ0603A27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48-1-ND 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5]=&quot;Mouser&quot;;[.R35]*[.AA35];&quot;&quot;)"/>
          <table:table-cell table:style-name="ce21" table:formula="oooc:=IF([.Z35]=&quot;DK&quot;;[.U35]*[.AA35];&quot;&quot;)" office:value-type="string">
            <text:p>0,36</text:p>
          </table:table-cell>
          <table:table-cell table:style-name="ce21" table:formula="oooc:=IF([.Z35]=&quot;Schukat&quot;;[.X35]*[.AA3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35]&gt;0;([.AC35]+[.AD35]+[.AE35])/[.AA35]*[.C35];0)" office:value-type="string">
            <text:p>0</text:p>
          </table:table-cell>
          <table:table-cell table:style-name="ce21" table:formula="oooc:=IF([.AA35]&gt;0;([.AC35]+[.AD35]+[.AE35])/[.AA35]*[.D35];0)" office:value-type="string">
            <text:p>0,0036</text:p>
          </table:table-cell>
          <table:table-cell table:style-name="ce21" table:formula="oooc:=IF(AND([.Z35]=&quot;Mouser&quot;;[.M35]&lt;&gt;&quot;yeah!&quot;);[.AA35];&quot;&quot;)"/>
          <table:table-cell table:style-name="ce21" table:formula="oooc:=IF(AND([.Z35]=&quot;Mouser&quot;;[.M35]&lt;&gt;&quot;yeah!&quot;);[.Q35];&quot;&quot;)"/>
          <table:table-cell table:style-name="ce21" table:formula="oooc:=IF(AND([.Z35]=&quot;DK&quot;;[.M35]&lt;&gt;&quot;yeah!&quot;);[.AA35];&quot;&quot;)" office:value-type="string">
            <text:p>100</text:p>
          </table:table-cell>
          <table:table-cell table:style-name="ce21" table:formula="oooc:=IF(AND([.Z35]=&quot;DK&quot;;[.M35]&lt;&gt;&quot;yeah!&quot;);[.T35];&quot;&quot;)" office:value-type="string">
            <text:p>1276-2248-1-ND 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5]+1" office:value-type="string">
            <text:p>27</text:p>
          </table:table-cell>
          <table:table-cell table:style-name="ce21"/>
          <table:table-cell table:style-name="ce21" office:value-type="string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37, C38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p 5%</text:p>
          </table:table-cell>
          <table:table-cell table:style-name="ce21" office:value-type="string">
            <text:p>0603</text:p>
          </table:table-cell>
          <table:table-cell table:style-name="ce21" table:formula="oooc:=[.$C$2]*[.C36]+[.$C$3]*[.D36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470JB8NCNC</text:p>
          </table:table-cell>
          <table:table-cell table:style-name="ce21" office:value-type="string">
            <text:p>Vishay VJ0603A470JXACW1BC</text:p>
          </table:table-cell>
          <table:table-cell table:style-name="ce21" office:value-type="string">
            <text:p>77-VJ0603A47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96-1-ND</text:p>
          </table:table-cell>
          <table:table-cell table:style-name="ce21" office:value-type="string">
            <text:p>0,0049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6]=&quot;Mouser&quot;;[.R36]*[.AA36];&quot;&quot;)"/>
          <table:table-cell table:style-name="ce21" table:formula="oooc:=IF([.Z36]=&quot;DK&quot;;[.U36]*[.AA36];&quot;&quot;)" office:value-type="string">
            <text:p>0,49</text:p>
          </table:table-cell>
          <table:table-cell table:style-name="ce21" table:formula="oooc:=IF([.Z36]=&quot;Schukat&quot;;[.X36]*[.AA36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36]&gt;0;([.AC36]+[.AD36]+[.AE36])/[.AA36]*[.C36];0)" office:value-type="string">
            <text:p>0</text:p>
          </table:table-cell>
          <table:table-cell table:style-name="ce21" table:formula="oooc:=IF([.AA36]&gt;0;([.AC36]+[.AD36]+[.AE36])/[.AA36]*[.D36];0)" office:value-type="string">
            <text:p>0,0098</text:p>
          </table:table-cell>
          <table:table-cell table:style-name="ce21" table:formula="oooc:=IF(AND([.Z36]=&quot;Mouser&quot;;[.M36]&lt;&gt;&quot;yeah!&quot;);[.AA36];&quot;&quot;)"/>
          <table:table-cell table:style-name="ce21" table:formula="oooc:=IF(AND([.Z36]=&quot;Mouser&quot;;[.M36]&lt;&gt;&quot;yeah!&quot;);[.Q36];&quot;&quot;)"/>
          <table:table-cell table:style-name="ce21" table:formula="oooc:=IF(AND([.Z36]=&quot;DK&quot;;[.M36]&lt;&gt;&quot;yeah!&quot;);[.AA36];&quot;&quot;)" office:value-type="string">
            <text:p>100</text:p>
          </table:table-cell>
          <table:table-cell table:style-name="ce21" table:formula="oooc:=IF(AND([.Z36]=&quot;DK&quot;;[.M36]&lt;&gt;&quot;yeah!&quot;);[.T36];&quot;&quot;)" office:value-type="string">
            <text:p>1276-2296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6]+1" office:value-type="string">
            <text:p>28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44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56p 5%</text:p>
          </table:table-cell>
          <table:table-cell table:style-name="ce21" office:value-type="string">
            <text:p>0603</text:p>
          </table:table-cell>
          <table:table-cell table:style-name="ce21" table:formula="oooc:=[.$C$2]*[.C37]+[.$C$3]*[.D37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560JB8NNNC</text:p>
          </table:table-cell>
          <table:table-cell table:style-name="ce21" office:value-type="string">
            <text:p>Vishay VJ0603A560JXACW1BC</text:p>
          </table:table-cell>
          <table:table-cell table:style-name="ce21" office:value-type="string">
            <text:p>77-VJ0603A560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197-1-ND</text:p>
          </table:table-cell>
          <table:table-cell table:style-name="ce21" office:value-type="string">
            <text:p>0,0092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7]=&quot;Mouser&quot;;[.R37]*[.AA37];&quot;&quot;)"/>
          <table:table-cell table:style-name="ce21" table:formula="oooc:=IF([.Z37]=&quot;DK&quot;;[.U37]*[.AA37];&quot;&quot;)" office:value-type="string">
            <text:p>0,92</text:p>
          </table:table-cell>
          <table:table-cell table:style-name="ce21" table:formula="oooc:=IF([.Z37]=&quot;Schukat&quot;;[.X37]*[.AA37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37]&gt;0;([.AC37]+[.AD37]+[.AE37])/[.AA37]*[.C37];0)" office:value-type="string">
            <text:p>0</text:p>
          </table:table-cell>
          <table:table-cell table:style-name="ce21" table:formula="oooc:=IF([.AA37]&gt;0;([.AC37]+[.AD37]+[.AE37])/[.AA37]*[.D37];0)" office:value-type="string">
            <text:p>0,0092</text:p>
          </table:table-cell>
          <table:table-cell table:style-name="ce21" table:formula="oooc:=IF(AND([.Z37]=&quot;Mouser&quot;;[.M37]&lt;&gt;&quot;yeah!&quot;);[.AA37];&quot;&quot;)"/>
          <table:table-cell table:style-name="ce21" table:formula="oooc:=IF(AND([.Z37]=&quot;Mouser&quot;;[.M37]&lt;&gt;&quot;yeah!&quot;);[.Q37];&quot;&quot;)"/>
          <table:table-cell table:style-name="ce21" table:formula="oooc:=IF(AND([.Z37]=&quot;DK&quot;;[.M37]&lt;&gt;&quot;yeah!&quot;);[.AA37];&quot;&quot;)" office:value-type="string">
            <text:p>100</text:p>
          </table:table-cell>
          <table:table-cell table:style-name="ce21" table:formula="oooc:=IF(AND([.Z37]=&quot;DK&quot;;[.M37]&lt;&gt;&quot;yeah!&quot;);[.T37];&quot;&quot;)" office:value-type="string">
            <text:p>1276-1197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7]+1" office:value-type="string">
            <text:p>29</text:p>
          </table:table-cell>
          <table:table-cell table:style-name="ce21"/>
          <table:table-cell table:style-name="ce21" office:value-type="string">
            <text:p>3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34, C43, C50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0p 5%</text:p>
          </table:table-cell>
          <table:table-cell table:style-name="ce21" office:value-type="string">
            <text:p>0603</text:p>
          </table:table-cell>
          <table:table-cell table:style-name="ce21" table:formula="oooc:=[.$C$2]*[.C38]+[.$C$3]*[.D38]" office:value-type="string">
            <text:p>1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01JB8NCNC</text:p>
          </table:table-cell>
          <table:table-cell table:style-name="ce21" office:value-type="string">
            <text:p>Vishay VJ0603A101JXACW1BC</text:p>
          </table:table-cell>
          <table:table-cell table:style-name="ce21" office:value-type="string">
            <text:p>77-VJ0603A101JXACBC</text:p>
          </table:table-cell>
          <table:table-cell table:style-name="ce21" office:value-type="string">
            <text:p>0,03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163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8]=&quot;Mouser&quot;;[.R38]*[.AA38];&quot;&quot;)"/>
          <table:table-cell table:style-name="ce21" table:formula="oooc:=IF([.Z38]=&quot;DK&quot;;[.U38]*[.AA38];&quot;&quot;)" office:value-type="string">
            <text:p>0,36</text:p>
          </table:table-cell>
          <table:table-cell table:style-name="ce21" table:formula="oooc:=IF([.Z38]=&quot;Schukat&quot;;[.X38]*[.AA38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38]&gt;0;([.AC38]+[.AD38]+[.AE38])/[.AA38]*[.C38];0)" office:value-type="string">
            <text:p>0</text:p>
          </table:table-cell>
          <table:table-cell table:style-name="ce21" table:formula="oooc:=IF([.AA38]&gt;0;([.AC38]+[.AD38]+[.AE38])/[.AA38]*[.D38];0)" office:value-type="string">
            <text:p>0,0108</text:p>
          </table:table-cell>
          <table:table-cell table:style-name="ce21" table:formula="oooc:=IF(AND([.Z38]=&quot;Mouser&quot;;[.M38]&lt;&gt;&quot;yeah!&quot;);[.AA38];&quot;&quot;)"/>
          <table:table-cell table:style-name="ce21" table:formula="oooc:=IF(AND([.Z38]=&quot;Mouser&quot;;[.M38]&lt;&gt;&quot;yeah!&quot;);[.Q38];&quot;&quot;)"/>
          <table:table-cell table:style-name="ce21" table:formula="oooc:=IF(AND([.Z38]=&quot;DK&quot;;[.M38]&lt;&gt;&quot;yeah!&quot;);[.AA38];&quot;&quot;)" office:value-type="string">
            <text:p>100</text:p>
          </table:table-cell>
          <table:table-cell table:style-name="ce21" table:formula="oooc:=IF(AND([.Z38]=&quot;DK&quot;;[.M38]&lt;&gt;&quot;yeah!&quot;);[.T38];&quot;&quot;)" office:value-type="string">
            <text:p>1276-2163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8]+1" office:value-type="string">
            <text:p>30</text:p>
          </table:table-cell>
          <table:table-cell table:style-name="ce21"/>
          <table:table-cell table:style-name="ce21" office:value-type="string">
            <text:p>3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32, C46, C47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20p 5%</text:p>
          </table:table-cell>
          <table:table-cell table:style-name="ce21" office:value-type="string">
            <text:p>0603</text:p>
          </table:table-cell>
          <table:table-cell table:style-name="ce21" table:formula="oooc:=[.$C$2]*[.C39]+[.$C$3]*[.D39]" office:value-type="string">
            <text:p>1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221JB8NCNC</text:p>
          </table:table-cell>
          <table:table-cell table:style-name="ce21" office:value-type="string">
            <text:p>Vishay VJ0603A221JXBPW1BC</text:p>
          </table:table-cell>
          <table:table-cell table:style-name="ce21" office:value-type="string">
            <text:p>77-VJ0603A221JXBPBC</text:p>
          </table:table-cell>
          <table:table-cell table:style-name="ce21" office:value-type="string">
            <text:p>0,01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34-1-ND</text:p>
          </table:table-cell>
          <table:table-cell table:style-name="ce21" office:value-type="string">
            <text:p>0,0049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39]=&quot;Mouser&quot;;[.R39]*[.AA39];&quot;&quot;)"/>
          <table:table-cell table:style-name="ce21" table:formula="oooc:=IF([.Z39]=&quot;DK&quot;;[.U39]*[.AA39];&quot;&quot;)" office:value-type="string">
            <text:p>0,49</text:p>
          </table:table-cell>
          <table:table-cell table:style-name="ce21" table:formula="oooc:=IF([.Z39]=&quot;Schukat&quot;;[.X39]*[.AA39];&quot;&quot;)"/>
          <table:table-cell table:style-name="ce25" office:value-type="string">
            <text:p>Ersatzmodell bestellt</text:p>
          </table:table-cell>
          <table:table-cell table:style-name="ce31" office:value-type="string">
            <text:p>✓</text:p>
          </table:table-cell>
          <table:table-cell table:style-name="ce21" table:formula="oooc:=IF([.AA39]&gt;0;([.AC39]+[.AD39]+[.AE39])/[.AA39]*[.C39];0)" office:value-type="string">
            <text:p>0</text:p>
          </table:table-cell>
          <table:table-cell table:style-name="ce21" table:formula="oooc:=IF([.AA39]&gt;0;([.AC39]+[.AD39]+[.AE39])/[.AA39]*[.D39];0)" office:value-type="string">
            <text:p>0,0147</text:p>
          </table:table-cell>
          <table:table-cell table:style-name="ce21" table:formula="oooc:=IF(AND([.Z39]=&quot;Mouser&quot;;[.M39]&lt;&gt;&quot;yeah!&quot;);[.AA39];&quot;&quot;)"/>
          <table:table-cell table:style-name="ce21" table:formula="oooc:=IF(AND([.Z39]=&quot;Mouser&quot;;[.M39]&lt;&gt;&quot;yeah!&quot;);[.Q39];&quot;&quot;)"/>
          <table:table-cell table:style-name="ce21" table:formula="oooc:=IF(AND([.Z39]=&quot;DK&quot;;[.M39]&lt;&gt;&quot;yeah!&quot;);[.AA39];&quot;&quot;)" office:value-type="string">
            <text:p>100</text:p>
          </table:table-cell>
          <table:table-cell table:style-name="ce21" table:formula="oooc:=IF(AND([.Z39]=&quot;DK&quot;;[.M39]&lt;&gt;&quot;yeah!&quot;);[.T39];&quot;&quot;)" office:value-type="string">
            <text:p>1276-2234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39]+1" office:value-type="string">
            <text:p>31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C28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0p 5%</text:p>
          </table:table-cell>
          <table:table-cell table:style-name="ce21" office:value-type="string">
            <text:p>0603</text:p>
          </table:table-cell>
          <table:table-cell table:style-name="ce21" table:formula="oooc:=[.$C$2]*[.C40]+[.$C$3]*[.D40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471JB8NCNC</text:p>
          </table:table-cell>
          <table:table-cell table:style-name="ce21" office:value-type="string">
            <text:p>Vishay VJ0603A471JXXCW1BC</text:p>
          </table:table-cell>
          <table:table-cell table:style-name="ce21" office:value-type="string">
            <text:p>77-VJ0603A471JXXCBC</text:p>
          </table:table-cell>
          <table:table-cell table:style-name="ce21" office:value-type="string">
            <text:p>0,018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302-1-ND</text:p>
          </table:table-cell>
          <table:table-cell table:style-name="ce21" office:value-type="string">
            <text:p>0,01210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40]=&quot;Mouser&quot;;[.R40]*[.AA40];&quot;&quot;)"/>
          <table:table-cell table:style-name="ce21" table:formula="oooc:=IF([.Z40]=&quot;DK&quot;;[.U40]*[.AA40];&quot;&quot;)" office:value-type="string">
            <text:p>1,21</text:p>
          </table:table-cell>
          <table:table-cell table:style-name="ce21" table:formula="oooc:=IF([.Z40]=&quot;Schukat&quot;;[.X40]*[.AA40];&quot;&quot;)"/>
          <table:table-cell table:style-name="ce25" office:value-type="string">
            <text:p>Ersatzmodell bestellt</text:p>
          </table:table-cell>
          <table:table-cell table:style-name="ce31" office:value-type="string">
            <text:p>✓</text:p>
          </table:table-cell>
          <table:table-cell table:style-name="ce21" table:formula="oooc:=IF([.AA40]&gt;0;([.AC40]+[.AD40]+[.AE40])/[.AA40]*[.C40];0)" office:value-type="string">
            <text:p>0,0121</text:p>
          </table:table-cell>
          <table:table-cell table:style-name="ce21" table:formula="oooc:=IF([.AA40]&gt;0;([.AC40]+[.AD40]+[.AE40])/[.AA40]*[.D40];0)" office:value-type="string">
            <text:p>0</text:p>
          </table:table-cell>
          <table:table-cell table:style-name="ce21" table:formula="oooc:=IF(AND([.Z40]=&quot;Mouser&quot;;[.M40]&lt;&gt;&quot;yeah!&quot;);[.AA40];&quot;&quot;)"/>
          <table:table-cell table:style-name="ce21" table:formula="oooc:=IF(AND([.Z40]=&quot;Mouser&quot;;[.M40]&lt;&gt;&quot;yeah!&quot;);[.Q40];&quot;&quot;)"/>
          <table:table-cell table:style-name="ce21" table:formula="oooc:=IF(AND([.Z40]=&quot;DK&quot;;[.M40]&lt;&gt;&quot;yeah!&quot;);[.AA40];&quot;&quot;)" office:value-type="string">
            <text:p>100</text:p>
          </table:table-cell>
          <table:table-cell table:style-name="ce21" table:formula="oooc:=IF(AND([.Z40]=&quot;DK&quot;;[.M40]&lt;&gt;&quot;yeah!&quot;);[.T40];&quot;&quot;)" office:value-type="string">
            <text:p>1276-2302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0]+1" office:value-type="string">
            <text:p>32</text:p>
          </table:table-cell>
          <table:table-cell table:style-name="ce21"/>
          <table:table-cell table:style-name="ce21" office:value-type="string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30, C33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680p 5%</text:p>
          </table:table-cell>
          <table:table-cell table:style-name="ce21" office:value-type="string">
            <text:p>0603</text:p>
          </table:table-cell>
          <table:table-cell table:style-name="ce21" table:formula="oooc:=[.$C$2]*[.C41]+[.$C$3]*[.D41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681JB8NFNC</text:p>
          </table:table-cell>
          <table:table-cell table:style-name="ce21" office:value-type="string">
            <text:p>Vishay VJ0603Y681JXBCW1BC</text:p>
          </table:table-cell>
          <table:table-cell table:style-name="ce21" office:value-type="string">
            <text:p>77-VJ0603Y681JXBCBC</text:p>
          </table:table-cell>
          <table:table-cell table:style-name="ce21" office:value-type="string">
            <text:p>0,025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329-1-ND</text:p>
          </table:table-cell>
          <table:table-cell table:style-name="ce21" office:value-type="string">
            <text:p>0,01210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41]=&quot;Mouser&quot;;[.R41]*[.AA41];&quot;&quot;)"/>
          <table:table-cell table:style-name="ce21" table:formula="oooc:=IF([.Z41]=&quot;DK&quot;;[.U41]*[.AA41];&quot;&quot;)" office:value-type="string">
            <text:p>1,21</text:p>
          </table:table-cell>
          <table:table-cell table:style-name="ce21" table:formula="oooc:=IF([.Z41]=&quot;Schukat&quot;;[.X41]*[.AA41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41]&gt;0;([.AC41]+[.AD41]+[.AE41])/[.AA41]*[.C41];0)" office:value-type="string">
            <text:p>0</text:p>
          </table:table-cell>
          <table:table-cell table:style-name="ce21" table:formula="oooc:=IF([.AA41]&gt;0;([.AC41]+[.AD41]+[.AE41])/[.AA41]*[.D41];0)" office:value-type="string">
            <text:p>0,0242</text:p>
          </table:table-cell>
          <table:table-cell table:style-name="ce21" table:formula="oooc:=IF(AND([.Z41]=&quot;Mouser&quot;;[.M41]&lt;&gt;&quot;yeah!&quot;);[.AA41];&quot;&quot;)"/>
          <table:table-cell table:style-name="ce21" table:formula="oooc:=IF(AND([.Z41]=&quot;Mouser&quot;;[.M41]&lt;&gt;&quot;yeah!&quot;);[.Q41];&quot;&quot;)"/>
          <table:table-cell table:style-name="ce21" table:formula="oooc:=IF(AND([.Z41]=&quot;DK&quot;;[.M41]&lt;&gt;&quot;yeah!&quot;);[.AA41];&quot;&quot;)" office:value-type="string">
            <text:p>100</text:p>
          </table:table-cell>
          <table:table-cell table:style-name="ce21" table:formula="oooc:=IF(AND([.Z41]=&quot;DK&quot;;[.M41]&lt;&gt;&quot;yeah!&quot;);[.T41];&quot;&quot;)" office:value-type="string">
            <text:p>1276-2329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1]+1" office:value-type="string">
            <text:p>33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1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65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n</text:p>
          </table:table-cell>
          <table:table-cell table:style-name="ce21" office:value-type="string">
            <text:p>0402</text:p>
          </table:table-cell>
          <table:table-cell table:style-name="ce21" table:formula="oooc:=[.$C$2]*[.C42]+[.$C$3]*[.D42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B102KB5NCNC</text:p>
          </table:table-cell>
          <table:table-cell table:style-name="ce21" office:value-type="string">
            <text:p>KOA X7R0402HTTP102K</text:p>
          </table:table-cell>
          <table:table-cell table:style-name="ce21" office:value-type="string">
            <text:p>660-X7R0402HTTP102K</text:p>
          </table:table-cell>
          <table:table-cell table:style-name="ce21" office:value-type="string">
            <text:p>0,00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276-1492-1-ND</text:p>
          </table:table-cell>
          <table:table-cell table:style-name="ce21" office:value-type="string">
            <text:p>0,0041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42]=&quot;Mouser&quot;;[.R42]*[.AA42];&quot;&quot;)"/>
          <table:table-cell table:style-name="ce21" table:formula="oooc:=IF([.Z42]=&quot;DK&quot;;[.U42]*[.AA42];&quot;&quot;)" office:value-type="string">
            <text:p>0,41</text:p>
          </table:table-cell>
          <table:table-cell table:style-name="ce21" table:formula="oooc:=IF([.Z42]=&quot;Schukat&quot;;[.X42]*[.AA42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42]&gt;0;([.AC42]+[.AD42]+[.AE42])/[.AA42]*[.C42];0)" office:value-type="string">
            <text:p>0,0041</text:p>
          </table:table-cell>
          <table:table-cell table:style-name="ce21" table:formula="oooc:=IF([.AA42]&gt;0;([.AC42]+[.AD42]+[.AE42])/[.AA42]*[.D42];0)" office:value-type="string">
            <text:p>0,0041</text:p>
          </table:table-cell>
          <table:table-cell table:style-name="ce21" table:formula="oooc:=IF(AND([.Z42]=&quot;Mouser&quot;;[.M42]&lt;&gt;&quot;yeah!&quot;);[.AA42];&quot;&quot;)"/>
          <table:table-cell table:style-name="ce21" table:formula="oooc:=IF(AND([.Z42]=&quot;Mouser&quot;;[.M42]&lt;&gt;&quot;yeah!&quot;);[.Q42];&quot;&quot;)"/>
          <table:table-cell table:style-name="ce21" table:formula="oooc:=IF(AND([.Z42]=&quot;DK&quot;;[.M42]&lt;&gt;&quot;yeah!&quot;);[.AA42];&quot;&quot;)"/>
          <table:table-cell table:style-name="ce21" table:formula="oooc:=IF(AND([.Z42]=&quot;DK&quot;;[.M42]&lt;&gt;&quot;yeah!&quot;);[.T42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2]+1" office:value-type="string">
            <text:p>34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4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n 5%</text:p>
          </table:table-cell>
          <table:table-cell table:style-name="ce21" office:value-type="string">
            <text:p>0603</text:p>
          </table:table-cell>
          <table:table-cell table:style-name="ce21" table:formula="oooc:=[.$C$2]*[.C43]+[.$C$3]*[.D43]" office:value-type="string">
            <text:p>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02JB8NNNC</text:p>
          </table:table-cell>
          <table:table-cell table:style-name="ce21" office:value-type="string">
            <text:p>Vishay VJ0603Y102JXBCW1BC</text:p>
          </table:table-cell>
          <table:table-cell table:style-name="ce21" office:value-type="string">
            <text:p>77-VJ0603Y102JXBCBC</text:p>
          </table:table-cell>
          <table:table-cell table:style-name="ce21" office:value-type="string">
            <text:p>0,025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091-1-ND</text:p>
          </table:table-cell>
          <table:table-cell table:style-name="ce21" office:value-type="string">
            <text:p>0,01260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DK +</text:p>
          </table:table-cell>
          <table:table-cell table:style-name="ce21" table:formula="oooc:=IF([.Z43]=&quot;Mouser&quot;;[.R43]*[.AA43];&quot;&quot;)"/>
          <table:table-cell table:style-name="ce21" table:formula="oooc:=IF([.Z43]=&quot;DK&quot;;[.U43]*[.AA43];&quot;&quot;)" office:value-type="string">
            <text:p>1,26</text:p>
          </table:table-cell>
          <table:table-cell table:style-name="ce21" table:formula="oooc:=IF([.Z43]=&quot;Schukat&quot;;[.X43]*[.AA43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43]&gt;0;([.AC43]+[.AD43]+[.AE43])/[.AA43]*[.C43];0)" office:value-type="string">
            <text:p>0</text:p>
          </table:table-cell>
          <table:table-cell table:style-name="ce21" table:formula="oooc:=IF([.AA43]&gt;0;([.AC43]+[.AD43]+[.AE43])/[.AA43]*[.D43];0)" office:value-type="string">
            <text:p>0,0126</text:p>
          </table:table-cell>
          <table:table-cell table:style-name="ce21" table:formula="oooc:=IF(AND([.Z43]=&quot;Mouser&quot;;[.M43]&lt;&gt;&quot;yeah!&quot;);[.AA43];&quot;&quot;)"/>
          <table:table-cell table:style-name="ce21" table:formula="oooc:=IF(AND([.Z43]=&quot;Mouser&quot;;[.M43]&lt;&gt;&quot;yeah!&quot;);[.Q43];&quot;&quot;)"/>
          <table:table-cell table:style-name="ce21" table:formula="oooc:=IF(AND([.Z43]=&quot;DK&quot;;[.M43]&lt;&gt;&quot;yeah!&quot;);[.AA43];&quot;&quot;)" office:value-type="string">
            <text:p>100</text:p>
          </table:table-cell>
          <table:table-cell table:style-name="ce21" table:formula="oooc:=IF(AND([.Z43]=&quot;DK&quot;;[.M43]&lt;&gt;&quot;yeah!&quot;);[.T43];&quot;&quot;)" office:value-type="string">
            <text:p>1276-1091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3]+1" office:value-type="string">
            <text:p>35</text:p>
          </table:table-cell>
          <table:table-cell table:style-name="ce21"/>
          <table:table-cell table:style-name="ce21" office:value-type="string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28, C29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.2n 5%</text:p>
          </table:table-cell>
          <table:table-cell table:style-name="ce21" office:value-type="string">
            <text:p>0603</text:p>
          </table:table-cell>
          <table:table-cell table:style-name="ce21" table:formula="oooc:=[.$C$2]*[.C44]+[.$C$3]*[.D44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22JB8NNNC</text:p>
          </table:table-cell>
          <table:table-cell table:style-name="ce21" office:value-type="string">
            <text:p>Murata GRM1885C1E122JA01D</text:p>
          </table:table-cell>
          <table:table-cell table:style-name="ce21" office:value-type="string">
            <text:p>81-GRM1885C1E122JA1D</text:p>
          </table:table-cell>
          <table:table-cell table:style-name="ce21" office:value-type="string">
            <text:p>0,022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184-1-ND</text:p>
          </table:table-cell>
          <table:table-cell table:style-name="ce21" office:value-type="string">
            <text:p>0,0306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Mouser +</text:p>
          </table:table-cell>
          <table:table-cell table:style-name="ce21" table:formula="oooc:=IF([.Z44]=&quot;Mouser&quot;;[.R44]*[.AA44];&quot;&quot;)" office:value-type="string">
            <text:p>2,2</text:p>
          </table:table-cell>
          <table:table-cell table:style-name="ce21" table:formula="oooc:=IF([.Z44]=&quot;DK&quot;;[.U44]*[.AA44];&quot;&quot;)"/>
          <table:table-cell table:style-name="ce21" table:formula="oooc:=IF([.Z44]=&quot;Schukat&quot;;[.X44]*[.AA44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44]&gt;0;([.AC44]+[.AD44]+[.AE44])/[.AA44]*[.C44];0)" office:value-type="string">
            <text:p>0</text:p>
          </table:table-cell>
          <table:table-cell table:style-name="ce21" table:formula="oooc:=IF([.AA44]&gt;0;([.AC44]+[.AD44]+[.AE44])/[.AA44]*[.D44];0)" office:value-type="string">
            <text:p>0,044</text:p>
          </table:table-cell>
          <table:table-cell table:style-name="ce21" table:formula="oooc:=IF(AND([.Z44]=&quot;Mouser&quot;;[.M44]&lt;&gt;&quot;yeah!&quot;);[.AA44];&quot;&quot;)" office:value-type="string">
            <text:p>100</text:p>
          </table:table-cell>
          <table:table-cell table:style-name="ce21" table:formula="oooc:=IF(AND([.Z44]=&quot;Mouser&quot;;[.M44]&lt;&gt;&quot;yeah!&quot;);[.Q44];&quot;&quot;)" office:value-type="string">
            <text:p>81-GRM1885C1E122JA1D</text:p>
          </table:table-cell>
          <table:table-cell table:style-name="ce21" table:formula="oooc:=IF(AND([.Z44]=&quot;DK&quot;;[.M44]&lt;&gt;&quot;yeah!&quot;);[.AA44];&quot;&quot;)"/>
          <table:table-cell table:style-name="ce21" table:formula="oooc:=IF(AND([.Z44]=&quot;DK&quot;;[.M44]&lt;&gt;&quot;yeah!&quot;);[.T44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4]+1" office:value-type="string">
            <text:p>36</text:p>
          </table:table-cell>
          <table:table-cell table:style-name="ce21"/>
          <table:table-cell table:style-name="ce21" office:value-type="string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26, C27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.5n 5%</text:p>
          </table:table-cell>
          <table:table-cell table:style-name="ce21" office:value-type="string">
            <text:p>0603</text:p>
          </table:table-cell>
          <table:table-cell table:style-name="ce21" table:formula="oooc:=[.$C$2]*[.C45]+[.$C$3]*[.D45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C152JB8NNNC</text:p>
          </table:table-cell>
          <table:table-cell table:style-name="ce21" office:value-type="string">
            <text:p>Vishay VJ0603Y152JXAAC</text:p>
          </table:table-cell>
          <table:table-cell table:style-name="ce21" office:value-type="string">
            <text:p>77-VJ0603Y152JXAAC</text:p>
          </table:table-cell>
          <table:table-cell table:style-name="ce21" office:value-type="string">
            <text:p>0,023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2203-1-ND</text:p>
          </table:table-cell>
          <table:table-cell table:style-name="ce21" office:value-type="string">
            <text:p>0,0298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Mouser +</text:p>
          </table:table-cell>
          <table:table-cell table:style-name="ce21" table:formula="oooc:=IF([.Z45]=&quot;Mouser&quot;;[.R45]*[.AA45];&quot;&quot;)" office:value-type="string">
            <text:p>2,3</text:p>
          </table:table-cell>
          <table:table-cell table:style-name="ce21" table:formula="oooc:=IF([.Z45]=&quot;DK&quot;;[.U45]*[.AA45];&quot;&quot;)"/>
          <table:table-cell table:style-name="ce21" table:formula="oooc:=IF([.Z45]=&quot;Schukat&quot;;[.X45]*[.AA4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45]&gt;0;([.AC45]+[.AD45]+[.AE45])/[.AA45]*[.C45];0)" office:value-type="string">
            <text:p>0</text:p>
          </table:table-cell>
          <table:table-cell table:style-name="ce21" table:formula="oooc:=IF([.AA45]&gt;0;([.AC45]+[.AD45]+[.AE45])/[.AA45]*[.D45];0)" office:value-type="string">
            <text:p>0,046</text:p>
          </table:table-cell>
          <table:table-cell table:style-name="ce21" table:formula="oooc:=IF(AND([.Z45]=&quot;Mouser&quot;;[.M45]&lt;&gt;&quot;yeah!&quot;);[.AA45];&quot;&quot;)" office:value-type="string">
            <text:p>100</text:p>
          </table:table-cell>
          <table:table-cell table:style-name="ce21" table:formula="oooc:=IF(AND([.Z45]=&quot;Mouser&quot;;[.M45]&lt;&gt;&quot;yeah!&quot;);[.Q45];&quot;&quot;)" office:value-type="string">
            <text:p>77-VJ0603Y152JXAAC</text:p>
          </table:table-cell>
          <table:table-cell table:style-name="ce21" table:formula="oooc:=IF(AND([.Z45]=&quot;DK&quot;;[.M45]&lt;&gt;&quot;yeah!&quot;);[.AA45];&quot;&quot;)"/>
          <table:table-cell table:style-name="ce21" table:formula="oooc:=IF(AND([.Z45]=&quot;DK&quot;;[.M45]&lt;&gt;&quot;yeah!&quot;);[.T45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5]+1" office:value-type="string">
            <text:p>3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72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7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.2n</text:p>
          </table:table-cell>
          <table:table-cell table:style-name="ce21" office:value-type="string">
            <text:p>0402</text:p>
          </table:table-cell>
          <table:table-cell table:style-name="ce21" table:formula="oooc:=[.$C$2]*[.C46]+[.$C$3]*[.D46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B222KB5NNNC</text:p>
          </table:table-cell>
          <table:table-cell table:style-name="ce21" office:value-type="string">
            <text:p>Vishay VJ0402Y222KXJCW1BC</text:p>
          </table:table-cell>
          <table:table-cell table:style-name="ce21" office:value-type="string">
            <text:p>77-VJ0402Y222KXJCBC</text:p>
          </table:table-cell>
          <table:table-cell table:style-name="ce21" office:value-type="string">
            <text:p>0,02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054-1-ND</text:p>
          </table:table-cell>
          <table:table-cell table:style-name="ce21" office:value-type="string">
            <text:p>0,0052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46]=&quot;Mouser&quot;;[.R46]*[.AA46];&quot;&quot;)"/>
          <table:table-cell table:style-name="ce21" table:formula="oooc:=IF([.Z46]=&quot;DK&quot;;[.U46]*[.AA46];&quot;&quot;)" office:value-type="string">
            <text:p>0,52</text:p>
          </table:table-cell>
          <table:table-cell table:style-name="ce21" table:formula="oooc:=IF([.Z46]=&quot;Schukat&quot;;[.X46]*[.AA46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46]&gt;0;([.AC46]+[.AD46]+[.AE46])/[.AA46]*[.C46];0)" office:value-type="string">
            <text:p>0,0052</text:p>
          </table:table-cell>
          <table:table-cell table:style-name="ce21" table:formula="oooc:=IF([.AA46]&gt;0;([.AC46]+[.AD46]+[.AE46])/[.AA46]*[.D46];0)" office:value-type="string">
            <text:p>0,0052</text:p>
          </table:table-cell>
          <table:table-cell table:style-name="ce21" table:formula="oooc:=IF(AND([.Z46]=&quot;Mouser&quot;;[.M46]&lt;&gt;&quot;yeah!&quot;);[.AA46];&quot;&quot;)"/>
          <table:table-cell table:style-name="ce21" table:formula="oooc:=IF(AND([.Z46]=&quot;Mouser&quot;;[.M46]&lt;&gt;&quot;yeah!&quot;);[.Q46];&quot;&quot;)"/>
          <table:table-cell table:style-name="ce21" table:formula="oooc:=IF(AND([.Z46]=&quot;DK&quot;;[.M46]&lt;&gt;&quot;yeah!&quot;);[.AA46];&quot;&quot;)"/>
          <table:table-cell table:style-name="ce21" table:formula="oooc:=IF(AND([.Z46]=&quot;DK&quot;;[.M46]&lt;&gt;&quot;yeah!&quot;);[.T46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6]+1" office:value-type="string">
            <text:p>38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C24, C25, C26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3, C7, C13, C15, C17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n</text:p>
          </table:table-cell>
          <table:table-cell table:style-name="ce25" office:value-type="string">
            <text:p> </text:p>
          </table:table-cell>
          <table:table-cell table:style-name="ce21" table:formula="oooc:=[.$C$2]*[.C47]+[.$C$3]*[.D47]" office:value-type="string">
            <text:p>4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B103KB8NCNC</text:p>
          </table:table-cell>
          <table:table-cell table:style-name="ce21" office:value-type="string">
            <text:p>Vishay VJ0603Y103KXAAC</text:p>
          </table:table-cell>
          <table:table-cell table:style-name="ce21" office:value-type="string">
            <text:p>77-VJ0603Y103KXAAC</text:p>
          </table:table-cell>
          <table:table-cell table:style-name="ce21" office:value-type="string">
            <text:p>0,024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921-1-ND</text:p>
          </table:table-cell>
          <table:table-cell table:style-name="ce21" office:value-type="string">
            <text:p>0,003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CL10B103KB8NNNC</text:p>
          </table:table-cell>
          <table:table-cell table:style-name="ce21" office:value-type="string">
            <text:p>0,0014</text:p>
          </table:table-cell>
          <table:table-cell table:style-name="ce21" office:value-type="string">
            <text:p>4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4000">
            <text:p>4000</text:p>
          </table:table-cell>
          <table:table-cell table:style-name="ce25" office:value-type="string">
            <text:p>Schukat</text:p>
          </table:table-cell>
          <table:table-cell table:style-name="ce21" table:formula="oooc:=IF([.Z47]=&quot;Mouser&quot;;[.R47]*[.AA47];&quot;&quot;)"/>
          <table:table-cell table:style-name="ce21" table:formula="oooc:=IF([.Z47]=&quot;DK&quot;;[.U47]*[.AA47];&quot;&quot;)"/>
          <table:table-cell table:style-name="ce21" table:formula="oooc:=IF([.Z47]=&quot;Schukat&quot;;[.X47]*[.AA47];&quot;&quot;)" office:value-type="string">
            <text:p>5,6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table:formula="oooc:=IF([.AA47]&gt;0;([.AC47]+[.AD47]+[.AE47])/[.AA47]*[.C47];0)" office:value-type="string">
            <text:p>0,0042</text:p>
          </table:table-cell>
          <table:table-cell table:style-name="ce21" table:formula="oooc:=IF([.AA47]&gt;0;([.AC47]+[.AD47]+[.AE47])/[.AA47]*[.D47];0)" office:value-type="string">
            <text:p>0,007</text:p>
          </table:table-cell>
          <table:table-cell table:style-name="ce21" table:formula="oooc:=IF(AND([.Z47]=&quot;Mouser&quot;;[.M47]&lt;&gt;&quot;yeah!&quot;);[.AA47];&quot;&quot;)"/>
          <table:table-cell table:style-name="ce21" table:formula="oooc:=IF(AND([.Z47]=&quot;Mouser&quot;;[.M47]&lt;&gt;&quot;yeah!&quot;);[.Q47];&quot;&quot;)"/>
          <table:table-cell table:style-name="ce21" table:formula="oooc:=IF(AND([.Z47]=&quot;DK&quot;;[.M47]&lt;&gt;&quot;yeah!&quot;);[.AA47];&quot;&quot;)"/>
          <table:table-cell table:style-name="ce21" table:formula="oooc:=IF(AND([.Z47]=&quot;DK&quot;;[.M47]&lt;&gt;&quot;yeah!&quot;);[.T47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7]+1" office:value-type="string">
            <text:p>39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6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61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n</text:p>
          </table:table-cell>
          <table:table-cell table:style-name="ce21" office:value-type="string">
            <text:p>0402</text:p>
          </table:table-cell>
          <table:table-cell table:style-name="ce21" table:formula="oooc:=[.$C$2]*[.C48]+[.$C$3]*[.D48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B473KP5NNNC</text:p>
          </table:table-cell>
          <table:table-cell table:style-name="ce21" office:value-type="string">
            <text:p>Vishay VJ0402Y473KXQCW1BC</text:p>
          </table:table-cell>
          <table:table-cell table:style-name="ce21" office:value-type="string">
            <text:p>77-VJ0402Y473KXQCBC</text:p>
          </table:table-cell>
          <table:table-cell table:style-name="ce21" office:value-type="string">
            <text:p>0,04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573-1-ND</text:p>
          </table:table-cell>
          <table:table-cell table:style-name="ce21" office:value-type="string">
            <text:p>0,0052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48]=&quot;Mouser&quot;;[.R48]*[.AA48];&quot;&quot;)" office:value-type="string">
            <text:p>4,6</text:p>
          </table:table-cell>
          <table:table-cell table:style-name="ce21" table:formula="oooc:=IF([.Z48]=&quot;DK&quot;;[.U48]*[.AA48];&quot;&quot;)"/>
          <table:table-cell table:style-name="ce21" table:formula="oooc:=IF([.Z48]=&quot;Schukat&quot;;[.X48]*[.AA48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48]&gt;0;([.AC48]+[.AD48]+[.AE48])/[.AA48]*[.C48];0)" office:value-type="string">
            <text:p>0,046</text:p>
          </table:table-cell>
          <table:table-cell table:style-name="ce21" table:formula="oooc:=IF([.AA48]&gt;0;([.AC48]+[.AD48]+[.AE48])/[.AA48]*[.D48];0)" office:value-type="string">
            <text:p>0,046</text:p>
          </table:table-cell>
          <table:table-cell table:style-name="ce21" table:formula="oooc:=IF(AND([.Z48]=&quot;Mouser&quot;;[.M48]&lt;&gt;&quot;yeah!&quot;);[.AA48];&quot;&quot;)"/>
          <table:table-cell table:style-name="ce21" table:formula="oooc:=IF(AND([.Z48]=&quot;Mouser&quot;;[.M48]&lt;&gt;&quot;yeah!&quot;);[.Q48];&quot;&quot;)"/>
          <table:table-cell table:style-name="ce21" table:formula="oooc:=IF(AND([.Z48]=&quot;DK&quot;;[.M48]&lt;&gt;&quot;yeah!&quot;);[.AA48];&quot;&quot;)"/>
          <table:table-cell table:style-name="ce21" table:formula="oooc:=IF(AND([.Z48]=&quot;DK&quot;;[.M48]&lt;&gt;&quot;yeah!&quot;);[.T48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48]+1" office:value-type="string">
            <text:p>40</text:p>
          </table:table-cell>
          <table:table-cell table:style-name="ce21" office:value-type="string">
            <text:p>3</text:p>
          </table:table-cell>
          <table:table-cell table:style-name="ce21"/>
          <table:table-cell table:style-name="ce21" office:value-type="string">
            <text:p>C62, C63, C64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0402</text:p>
          </table:table-cell>
          <table:table-cell table:style-name="ce21" table:formula="oooc:=[.$C$2]*[.C49]+[.$C$3]*[.D49]" office:value-type="string">
            <text:p>1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A104KP5NNNC</text:p>
          </table:table-cell>
          <table:table-cell table:style-name="ce21" office:value-type="string">
            <text:p>Vishay VJ0402G104MXQPW1BC</text:p>
          </table:table-cell>
          <table:table-cell table:style-name="ce21" office:value-type="string">
            <text:p>77-VJ0402G104MXQPBC</text:p>
          </table:table-cell>
          <table:table-cell table:style-name="ce21" office:value-type="string">
            <text:p>0,04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022-1-ND</text:p>
          </table:table-cell>
          <table:table-cell table:style-name="ce21" office:value-type="string">
            <text:p>0,0044</text:p>
          </table:table-cell>
          <table:table-cell table:style-name="ce21" office:value-type="string">
            <text:p>10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49]=&quot;Mouser&quot;;[.R49]*[.AA49];&quot;&quot;)"/>
          <table:table-cell table:style-name="ce21" table:formula="oooc:=IF([.Z49]=&quot;DK&quot;;[.U49]*[.AA49];&quot;&quot;)" office:value-type="string">
            <text:p>0,44</text:p>
          </table:table-cell>
          <table:table-cell table:style-name="ce21" table:formula="oooc:=IF([.Z49]=&quot;Schukat&quot;;[.X49]*[.AA49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49]&gt;0;([.AC49]+[.AD49]+[.AE49])/[.AA49]*[.C49];0)" office:value-type="string">
            <text:p>0,0132</text:p>
          </table:table-cell>
          <table:table-cell table:style-name="ce21" table:formula="oooc:=IF([.AA49]&gt;0;([.AC49]+[.AD49]+[.AE49])/[.AA49]*[.D49];0)" office:value-type="string">
            <text:p>0</text:p>
          </table:table-cell>
          <table:table-cell table:style-name="ce21" table:formula="oooc:=IF(AND([.Z49]=&quot;Mouser&quot;;[.M49]&lt;&gt;&quot;yeah!&quot;);[.AA49];&quot;&quot;)"/>
          <table:table-cell table:style-name="ce21" table:formula="oooc:=IF(AND([.Z49]=&quot;Mouser&quot;;[.M49]&lt;&gt;&quot;yeah!&quot;);[.Q49];&quot;&quot;)"/>
          <table:table-cell table:style-name="ce21" table:formula="oooc:=IF(AND([.Z49]=&quot;DK&quot;;[.M49]&lt;&gt;&quot;yeah!&quot;);[.AA49];&quot;&quot;)"/>
          <table:table-cell table:style-name="ce21" table:formula="oooc:=IF(AND([.Z49]=&quot;DK&quot;;[.M49]&lt;&gt;&quot;yeah!&quot;);[.T49];&quot;&quot;)"/>
          <table:table-cell table:number-columns-repeated="3" table:style-name="ce21"/>
        </table:table-row>
        <table:table-row table:style-name="ro9">
          <table:table-cell table:style-name="ce21"/>
          <table:table-cell table:style-name="ce29" table:formula="oooc:=[.B49]+1" office:value-type="string">
            <text:p>41</text:p>
          </table:table-cell>
          <table:table-cell table:style-name="ce21" office:value-type="string">
            <text:p>34</text:p>
          </table:table-cell>
          <table:table-cell table:style-name="ce21" office:value-type="string">
            <text:p>11</text:p>
          </table:table-cell>
          <table:table-cell table:style-name="ce21" office:value-type="string">
            <text:p>C3, C4, C5, C6, C7, C12, C13, C14, C15, C16, C17, C18. C19, C20, C21, C30, C31, C32, C33, C34, C35, C36, C37. C38, C39, C43, C45, C47, C49, C54, C58, C70, C74, C75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5, C19, C20, C21, C24, C35, C36, C41, C62, C63, C64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0603</text:p>
          </table:table-cell>
          <table:table-cell table:style-name="ce21" table:formula="oooc:=[.$C$2]*[.C50]+[.$C$3]*[.D50]" office:value-type="string">
            <text:p>22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B104KO8NNNC</text:p>
          </table:table-cell>
          <table:table-cell table:style-name="ce21" office:value-type="string">
            <text:p>Vishay VJ0603Y104JXJPW1BC</text:p>
          </table:table-cell>
          <table:table-cell table:style-name="ce21" office:value-type="string">
            <text:p>77-VJ0603Y104JXJPBC</text:p>
          </table:table-cell>
          <table:table-cell table:style-name="ce21" office:value-type="string">
            <text:p>0,015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005-1-ND</text:p>
          </table:table-cell>
          <table:table-cell table:style-name="ce21" office:value-type="string">
            <text:p>0,0068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CL10B104KO8NNNC</text:p>
          </table:table-cell>
          <table:table-cell table:style-name="ce21" office:value-type="string">
            <text:p>0,0018</text:p>
          </table:table-cell>
          <table:table-cell table:style-name="ce21" office:value-type="string">
            <text:p>4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4000">
            <text:p>4000</text:p>
          </table:table-cell>
          <table:table-cell table:style-name="ce25" office:value-type="string">
            <text:p>Schukat</text:p>
          </table:table-cell>
          <table:table-cell table:style-name="ce21" table:formula="oooc:=IF([.Z50]=&quot;Mouser&quot;;[.R50]*[.AA50];&quot;&quot;)"/>
          <table:table-cell table:style-name="ce21" table:formula="oooc:=IF([.Z50]=&quot;DK&quot;;[.U50]*[.AA50];&quot;&quot;)"/>
          <table:table-cell table:style-name="ce21" table:formula="oooc:=IF([.Z50]=&quot;Schukat&quot;;[.X50]*[.AA50];&quot;&quot;)" office:value-type="string">
            <text:p>7,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table:formula="oooc:=IF([.AA50]&gt;0;([.AC50]+[.AD50]+[.AE50])/[.AA50]*[.C50];0)" office:value-type="string">
            <text:p>0,0612</text:p>
          </table:table-cell>
          <table:table-cell table:style-name="ce21" table:formula="oooc:=IF([.AA50]&gt;0;([.AC50]+[.AD50]+[.AE50])/[.AA50]*[.D50];0)" office:value-type="string">
            <text:p>0,0198</text:p>
          </table:table-cell>
          <table:table-cell table:style-name="ce21" table:formula="oooc:=IF(AND([.Z50]=&quot;Mouser&quot;;[.M50]&lt;&gt;&quot;yeah!&quot;);[.AA50];&quot;&quot;)"/>
          <table:table-cell table:style-name="ce21" table:formula="oooc:=IF(AND([.Z50]=&quot;Mouser&quot;;[.M50]&lt;&gt;&quot;yeah!&quot;);[.Q50];&quot;&quot;)"/>
          <table:table-cell table:style-name="ce21" table:formula="oooc:=IF(AND([.Z50]=&quot;DK&quot;;[.M50]&lt;&gt;&quot;yeah!&quot;);[.AA50];&quot;&quot;)"/>
          <table:table-cell table:style-name="ce21" table:formula="oooc:=IF(AND([.Z50]=&quot;DK&quot;;[.M50]&lt;&gt;&quot;yeah!&quot;);[.T50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50]+1" office:value-type="string">
            <text:p>42</text:p>
          </table:table-cell>
          <table:table-cell table:style-name="ce21" office:value-type="string">
            <text:p>9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C27, C52, C53, C56, C76, C77, C78, C79, C80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76, C77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u</text:p>
          </table:table-cell>
          <table:table-cell table:style-name="ce21" office:value-type="string">
            <text:p>0603</text:p>
          </table:table-cell>
          <table:table-cell table:style-name="ce21" table:formula="oooc:=[.$C$2]*[.C51]+[.$C$3]*[.D51]" office:value-type="string">
            <text:p>5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B105KP8NNNC</text:p>
          </table:table-cell>
          <table:table-cell table:style-name="ce21" office:value-type="string">
            <text:p>AVX 0603YD105KAT2A</text:p>
          </table:table-cell>
          <table:table-cell table:style-name="ce21" office:value-type="string">
            <text:p>581-0603YD105K</text:p>
          </table:table-cell>
          <table:table-cell table:style-name="ce21" office:value-type="string">
            <text:p>0,026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276-1946-1-ND</text:p>
          </table:table-cell>
          <table:table-cell table:style-name="ce21" office:value-type="string">
            <text:p>0,0149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CL10B105KO8NNNC</text:p>
          </table:table-cell>
          <table:table-cell table:style-name="ce21" office:value-type="string">
            <text:p>0,0053</text:p>
          </table:table-cell>
          <table:table-cell table:style-name="ce21" office:value-type="string">
            <text:p>4000</text:p>
          </table:table-cell>
          <table:table-cell table:style-name="ce25" office:value-type="string">
            <text:p>Schukat</text:p>
          </table:table-cell>
          <table:table-cell table:style-name="ce25" office:value-type="float" office:value="4000">
            <text:p>4000</text:p>
          </table:table-cell>
          <table:table-cell table:style-name="ce25" office:value-type="string">
            <text:p>Bestand</text:p>
          </table:table-cell>
          <table:table-cell table:style-name="ce21" table:formula="oooc:=IF([.Z51]=&quot;Mouser&quot;;[.R51]*[.AA51];&quot;&quot;)"/>
          <table:table-cell table:style-name="ce21" table:formula="oooc:=IF([.Z51]=&quot;DK&quot;;[.U51]*[.AA51];&quot;&quot;)"/>
          <table:table-cell table:style-name="ce21" table:formula="oooc:=IF([.Z51]=&quot;Schukat&quot;;[.X51]*[.AA51];&quot;&quot;)" office:value-type="string">
            <text:p>21,2</text:p>
          </table:table-cell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51]&gt;0;([.AC51]+[.AD51]+[.AE51])/[.AA51]*[.C51];0)" office:value-type="string">
            <text:p>0,0477</text:p>
          </table:table-cell>
          <table:table-cell table:style-name="ce21" table:formula="oooc:=IF([.AA51]&gt;0;([.AC51]+[.AD51]+[.AE51])/[.AA51]*[.D51];0)" office:value-type="string">
            <text:p>0,0106</text:p>
          </table:table-cell>
          <table:table-cell table:style-name="ce21" table:formula="oooc:=IF(AND([.Z51]=&quot;Mouser&quot;;[.M51]&lt;&gt;&quot;yeah!&quot;);[.AA51];&quot;&quot;)"/>
          <table:table-cell table:style-name="ce21" table:formula="oooc:=IF(AND([.Z51]=&quot;Mouser&quot;;[.M51]&lt;&gt;&quot;yeah!&quot;);[.Q51];&quot;&quot;)"/>
          <table:table-cell table:style-name="ce21" table:formula="oooc:=IF(AND([.Z51]=&quot;DK&quot;;[.M51]&lt;&gt;&quot;yeah!&quot;);[.AA51];&quot;&quot;)"/>
          <table:table-cell table:style-name="ce21" table:formula="oooc:=IF(AND([.Z51]=&quot;DK&quot;;[.M51]&lt;&gt;&quot;yeah!&quot;);[.T51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51]+1" office:value-type="string">
            <text:p>43</text:p>
          </table:table-cell>
          <table:table-cell table:style-name="ce21"/>
          <table:table-cell table:style-name="ce21" office:value-type="string">
            <text:p>5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C4, C12, C14, C16, C18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.2u</text:p>
          </table:table-cell>
          <table:table-cell table:style-name="ce21" office:value-type="string">
            <text:p>0603</text:p>
          </table:table-cell>
          <table:table-cell table:style-name="ce21" table:formula="oooc:=[.$C$2]*[.C52]+[.$C$3]*[.D52]" office:value-type="string">
            <text:p>25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B225KP8NNNC</text:p>
          </table:table-cell>
          <table:table-cell table:style-name="ce21" office:value-type="string">
            <text:p>TDK C1608X5R0J225K080AB, Taiyo Yuden JMK107BJ225KAHT</text:p>
          </table:table-cell>
          <table:table-cell table:style-name="ce21" office:value-type="string">
            <text:p>810-C1608X5R0J225K</text:p>
          </table:table-cell>
          <table:table-cell table:style-name="ce25" office:value-type="float" office:value="0.03">
            <text:p>0.03</text:p>
          </table:table-cell>
          <table:table-cell table:style-name="ce25" office:value-type="float" office:value="100">
            <text:p>100</text:p>
          </table:table-cell>
          <table:table-cell table:style-name="ce21" office:value-type="string">
            <text:p>1276-1134-1-ND </text:p>
          </table:table-cell>
          <table:table-cell table:style-name="ce21" office:value-type="string">
            <text:p>0,0434</text:p>
          </table:table-cell>
          <table:table-cell table:style-name="ce25" office:value-type="float" office:value="100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Mouser +</text:p>
          </table:table-cell>
          <table:table-cell table:style-name="ce21" table:formula="oooc:=IF([.Z52]=&quot;Mouser&quot;;[.R52]*[.AA52];&quot;&quot;)" office:value-type="string">
            <text:p>3</text:p>
          </table:table-cell>
          <table:table-cell table:style-name="ce21" table:formula="oooc:=IF([.Z52]=&quot;DK&quot;;[.U52]*[.AA52];&quot;&quot;)"/>
          <table:table-cell table:style-name="ce21" table:formula="oooc:=IF([.Z52]=&quot;Schukat&quot;;[.X52]*[.AA52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52]&gt;0;([.AC52]+[.AD52]+[.AE52])/[.AA52]*[.C52];0)" office:value-type="string">
            <text:p>0</text:p>
          </table:table-cell>
          <table:table-cell table:style-name="ce21" table:formula="oooc:=IF([.AA52]&gt;0;([.AC52]+[.AD52]+[.AE52])/[.AA52]*[.D52];0)" office:value-type="string">
            <text:p>0,15</text:p>
          </table:table-cell>
          <table:table-cell table:style-name="ce21" table:formula="oooc:=IF(AND([.Z52]=&quot;Mouser&quot;;[.M52]&lt;&gt;&quot;yeah!&quot;);[.AA52];&quot;&quot;)" office:value-type="string">
            <text:p>100</text:p>
          </table:table-cell>
          <table:table-cell table:style-name="ce21" table:formula="oooc:=IF(AND([.Z52]=&quot;Mouser&quot;;[.M52]&lt;&gt;&quot;yeah!&quot;);[.Q52];&quot;&quot;)" office:value-type="string">
            <text:p>810-C1608X5R0J225K</text:p>
          </table:table-cell>
          <table:table-cell table:style-name="ce21" table:formula="oooc:=IF(AND([.Z52]=&quot;DK&quot;;[.M52]&lt;&gt;&quot;yeah!&quot;);[.AA52];&quot;&quot;)"/>
          <table:table-cell table:style-name="ce21" table:formula="oooc:=IF(AND([.Z52]=&quot;DK&quot;;[.M52]&lt;&gt;&quot;yeah!&quot;);[.T52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52]+1" office:value-type="string">
            <text:p>44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C8, C9, C10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6, C8, C9, C10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.7u</text:p>
          </table:table-cell>
          <table:table-cell table:style-name="ce21" office:value-type="string">
            <text:p>0603</text:p>
          </table:table-cell>
          <table:table-cell table:style-name="ce21" table:formula="oooc:=[.$C$2]*[.C53]+[.$C$3]*[.D53]" office:value-type="string">
            <text:p>3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B475KQ8NQNC</text:p>
          </table:table-cell>
          <table:table-cell table:style-name="ce21" office:value-type="string">
            <text:p>Murata GRM188R60J475ME19D</text:p>
          </table:table-cell>
          <table:table-cell table:style-name="ce21" office:value-type="string">
            <text:p>81-GRM188R60J475ME9D</text:p>
          </table:table-cell>
          <table:table-cell table:style-name="ce25" office:value-type="float" office:value="0.025">
            <text:p>0.025</text:p>
          </table:table-cell>
          <table:table-cell table:style-name="ce25" office:value-type="float" office:value="100">
            <text:p>100</text:p>
          </table:table-cell>
          <table:table-cell table:style-name="ce21" office:value-type="string">
            <text:p>1276-2087-1-ND</text:p>
          </table:table-cell>
          <table:table-cell table:style-name="ce25" office:value-type="float" office:value="0.027">
            <text:p>0.027</text:p>
          </table:table-cell>
          <table:table-cell table:style-name="ce25" office:value-type="float" office:value="100">
            <text:p>10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Bestand</text:p>
          </table:table-cell>
          <table:table-cell table:style-name="ce21" table:formula="oooc:=IF([.Z53]=&quot;Mouser&quot;;[.R53]*[.AA53];&quot;&quot;)" office:value-type="string">
            <text:p>2,5</text:p>
          </table:table-cell>
          <table:table-cell table:style-name="ce21" table:formula="oooc:=IF([.Z53]=&quot;DK&quot;;[.U53]*[.AA53];&quot;&quot;)"/>
          <table:table-cell table:style-name="ce21" table:formula="oooc:=IF([.Z53]=&quot;Schukat&quot;;[.X53]*[.AA53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53]&gt;0;([.AC53]+[.AD53]+[.AE53])/[.AA53]*[.C53];0)" office:value-type="string">
            <text:p>0,075</text:p>
          </table:table-cell>
          <table:table-cell table:style-name="ce21" table:formula="oooc:=IF([.AA53]&gt;0;([.AC53]+[.AD53]+[.AE53])/[.AA53]*[.D53];0)" office:value-type="string">
            <text:p>0,1</text:p>
          </table:table-cell>
          <table:table-cell table:style-name="ce21" table:formula="oooc:=IF(AND([.Z53]=&quot;Mouser&quot;;[.M53]&lt;&gt;&quot;yeah!&quot;);[.AA53];&quot;&quot;)"/>
          <table:table-cell table:style-name="ce21" table:formula="oooc:=IF(AND([.Z53]=&quot;Mouser&quot;;[.M53]&lt;&gt;&quot;yeah!&quot;);[.Q53];&quot;&quot;)"/>
          <table:table-cell table:style-name="ce21" table:formula="oooc:=IF(AND([.Z53]=&quot;DK&quot;;[.M53]&lt;&gt;&quot;yeah!&quot;);[.AA53];&quot;&quot;)"/>
          <table:table-cell table:style-name="ce21" table:formula="oooc:=IF(AND([.Z53]=&quot;DK&quot;;[.M53]&lt;&gt;&quot;yeah!&quot;);[.T53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53]+1" office:value-type="string">
            <text:p>45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29, C42, C44, C46, C48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C25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u</text:p>
          </table:table-cell>
          <table:table-cell table:style-name="ce21" office:value-type="string">
            <text:p>0603</text:p>
          </table:table-cell>
          <table:table-cell table:style-name="ce21" table:formula="oooc:=[.$C$2]*[.C54]+[.$C$3]*[.D54]" office:value-type="string">
            <text:p>3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A106MQ8NNNC</text:p>
          </table:table-cell>
          <table:table-cell table:style-name="ce21" office:value-type="string">
            <text:p>AVX 06036D106MAT2A</text:p>
          </table:table-cell>
          <table:table-cell table:style-name="ce21" office:value-type="string">
            <text:p>581-06036D106MAT2A</text:p>
          </table:table-cell>
          <table:table-cell table:style-name="ce25" office:value-type="float" office:value="0.0616">
            <text:p>0.0616</text:p>
          </table:table-cell>
          <table:table-cell table:style-name="ce25" office:value-type="float" office:value="50">
            <text:p>50</text:p>
          </table:table-cell>
          <table:table-cell table:style-name="ce21" office:value-type="string">
            <text:p>1276-1119-1-ND</text:p>
          </table:table-cell>
          <table:table-cell table:style-name="ce21" office:value-type="string">
            <text:p>0,102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50">
            <text:p>50</text:p>
          </table:table-cell>
          <table:table-cell table:style-name="ce25" office:value-type="string">
            <text:p>Bestand</text:p>
          </table:table-cell>
          <table:table-cell table:style-name="ce21" table:formula="oooc:=IF([.Z54]=&quot;Mouser&quot;;[.R54]*[.AA54];&quot;&quot;)"/>
          <table:table-cell table:style-name="ce21" table:formula="oooc:=IF([.Z54]=&quot;DK&quot;;[.U54]*[.AA54];&quot;&quot;)" office:value-type="string">
            <text:p>5,1</text:p>
          </table:table-cell>
          <table:table-cell table:style-name="ce21" table:formula="oooc:=IF([.Z54]=&quot;Schukat&quot;;[.X54]*[.AA54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54]&gt;0;([.AC54]+[.AD54]+[.AE54])/[.AA54]*[.C54];0)" office:value-type="string">
            <text:p>0,51</text:p>
          </table:table-cell>
          <table:table-cell table:style-name="ce21" table:formula="oooc:=IF([.AA54]&gt;0;([.AC54]+[.AD54]+[.AE54])/[.AA54]*[.D54];0)" office:value-type="string">
            <text:p>0,102</text:p>
          </table:table-cell>
          <table:table-cell table:style-name="ce21" table:formula="oooc:=IF(AND([.Z54]=&quot;Mouser&quot;;[.M54]&lt;&gt;&quot;yeah!&quot;);[.AA54];&quot;&quot;)"/>
          <table:table-cell table:style-name="ce21" table:formula="oooc:=IF(AND([.Z54]=&quot;Mouser&quot;;[.M54]&lt;&gt;&quot;yeah!&quot;);[.Q54];&quot;&quot;)"/>
          <table:table-cell table:style-name="ce21" table:formula="oooc:=IF(AND([.Z54]=&quot;DK&quot;;[.M54]&lt;&gt;&quot;yeah!&quot;);[.AA54];&quot;&quot;)"/>
          <table:table-cell table:style-name="ce21" table:formula="oooc:=IF(AND([.Z54]=&quot;DK&quot;;[.M54]&lt;&gt;&quot;yeah!&quot;);[.T54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54]+1" office:value-type="string">
            <text:p>46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C40, C41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2u 6.3V</text:p>
          </table:table-cell>
          <table:table-cell table:style-name="ce21" office:value-type="string">
            <text:p>0603</text:p>
          </table:table-cell>
          <table:table-cell table:style-name="ce21" table:formula="oooc:=[.$C$2]*[.C55]+[.$C$3]*[.D55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10A226MQ8NRNC</text:p>
          </table:table-cell>
          <table:table-cell table:style-name="ce21" office:value-type="string">
            <text:p>Murata GRM188R60J226MEA0D, TDK C1608X5R0J226M080AC</text:p>
          </table:table-cell>
          <table:table-cell table:style-name="ce21" office:value-type="string">
            <text:p>810-C1608X5R0J226M</text:p>
          </table:table-cell>
          <table:table-cell table:style-name="ce21" office:value-type="string">
            <text:p>0,163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1276-1193-1-ND</text:p>
          </table:table-cell>
          <table:table-cell table:style-name="ce25" office:value-type="float" office:value="0.267">
            <text:p>0.267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Mouser +</text:p>
          </table:table-cell>
          <table:table-cell table:style-name="ce21" table:formula="oooc:=IF([.Z55]=&quot;Mouser&quot;;[.R55]*[.AA55];&quot;&quot;)" office:value-type="string">
            <text:p>3,26</text:p>
          </table:table-cell>
          <table:table-cell table:style-name="ce21" table:formula="oooc:=IF([.Z55]=&quot;DK&quot;;[.U55]*[.AA55];&quot;&quot;)"/>
          <table:table-cell table:style-name="ce21" table:formula="oooc:=IF([.Z55]=&quot;Schukat&quot;;[.X55]*[.AA5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55]&gt;0;([.AC55]+[.AD55]+[.AE55])/[.AA55]*[.C55];0)" office:value-type="string">
            <text:p>0,326</text:p>
          </table:table-cell>
          <table:table-cell table:style-name="ce21" table:formula="oooc:=IF([.AA55]&gt;0;([.AC55]+[.AD55]+[.AE55])/[.AA55]*[.D55];0)" office:value-type="string">
            <text:p>0</text:p>
          </table:table-cell>
          <table:table-cell table:style-name="ce21" table:formula="oooc:=IF(AND([.Z55]=&quot;Mouser&quot;;[.M55]&lt;&gt;&quot;yeah!&quot;);[.AA55];&quot;&quot;)" office:value-type="string">
            <text:p>20</text:p>
          </table:table-cell>
          <table:table-cell table:style-name="ce21" table:formula="oooc:=IF(AND([.Z55]=&quot;Mouser&quot;;[.M55]&lt;&gt;&quot;yeah!&quot;);[.Q55];&quot;&quot;)" office:value-type="string">
            <text:p>810-C1608X5R0J226M</text:p>
          </table:table-cell>
          <table:table-cell table:style-name="ce21" table:formula="oooc:=IF(AND([.Z55]=&quot;DK&quot;;[.M55]&lt;&gt;&quot;yeah!&quot;);[.AA55];&quot;&quot;)"/>
          <table:table-cell table:style-name="ce21" table:formula="oooc:=IF(AND([.Z55]=&quot;DK&quot;;[.M55]&lt;&gt;&quot;yeah!&quot;);[.T55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55]+1" office:value-type="string">
            <text:p>47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C57, C59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2u 10V</text:p>
          </table:table-cell>
          <table:table-cell table:style-name="ce21" office:value-type="string">
            <text:p>0805</text:p>
          </table:table-cell>
          <table:table-cell table:style-name="ce21" table:formula="oooc:=[.$C$2]*[.C56]+[.$C$3]*[.D56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21A226MPQNNNE</text:p>
          </table:table-cell>
          <table:table-cell table:style-name="ce21" office:value-type="string">
            <text:p>TDK C2012X5R1A226M125AB</text:p>
          </table:table-cell>
          <table:table-cell table:style-name="ce29" office:value-type="string">
            <text:p>810-C2012X5R1A226M-3</text:p>
          </table:table-cell>
          <table:table-cell table:style-name="ce32" office:value-type="float" office:value="0.221">
            <text:p>0.221</text:p>
          </table:table-cell>
          <table:table-cell table:style-name="ce32" office:value-type="float" office:value="10">
            <text:p>10</text:p>
          </table:table-cell>
          <table:table-cell table:style-name="ce21" office:value-type="string">
            <text:p>1276-2910-1-ND</text:p>
          </table:table-cell>
          <table:table-cell table:style-name="ce25" office:value-type="float" office:value="0.275">
            <text:p>0.275</text:p>
          </table:table-cell>
          <table:table-cell table:style-name="ce25" office:value-type="float" office:value="10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Mouser +</text:p>
          </table:table-cell>
          <table:table-cell table:style-name="ce21" table:formula="oooc:=IF([.Z56]=&quot;Mouser&quot;;[.R56]*[.AA56];&quot;&quot;)" office:value-type="string">
            <text:p>4,42</text:p>
          </table:table-cell>
          <table:table-cell table:style-name="ce21" table:formula="oooc:=IF([.Z56]=&quot;DK&quot;;[.U56]*[.AA56];&quot;&quot;)"/>
          <table:table-cell table:style-name="ce21" table:formula="oooc:=IF([.Z56]=&quot;Schukat&quot;;[.X56]*[.AA56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56]&gt;0;([.AC56]+[.AD56]+[.AE56])/[.AA56]*[.C56];0)" office:value-type="string">
            <text:p>0,442</text:p>
          </table:table-cell>
          <table:table-cell table:style-name="ce21" table:formula="oooc:=IF([.AA56]&gt;0;([.AC56]+[.AD56]+[.AE56])/[.AA56]*[.D56];0)" office:value-type="string">
            <text:p>0</text:p>
          </table:table-cell>
          <table:table-cell table:style-name="ce21" table:formula="oooc:=IF(AND([.Z56]=&quot;Mouser&quot;;[.M56]&lt;&gt;&quot;yeah!&quot;);[.AA56];&quot;&quot;)" office:value-type="string">
            <text:p>20</text:p>
          </table:table-cell>
          <table:table-cell table:style-name="ce21" table:formula="oooc:=IF(AND([.Z56]=&quot;Mouser&quot;;[.M56]&lt;&gt;&quot;yeah!&quot;);[.Q56];&quot;&quot;)" office:value-type="string">
            <text:p>810-C2012X5R1A226M-3</text:p>
          </table:table-cell>
          <table:table-cell table:style-name="ce21" table:formula="oooc:=IF(AND([.Z56]=&quot;DK&quot;;[.M56]&lt;&gt;&quot;yeah!&quot;);[.AA56];&quot;&quot;)"/>
          <table:table-cell table:style-name="ce21" table:formula="oooc:=IF(AND([.Z56]=&quot;DK&quot;;[.M56]&lt;&gt;&quot;yeah!&quot;);[.T56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56]+1" office:value-type="string">
            <text:p>48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C50, C51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u 6.3V</text:p>
          </table:table-cell>
          <table:table-cell table:style-name="ce21" office:value-type="string">
            <text:p>0805</text:p>
          </table:table-cell>
          <table:table-cell table:style-name="ce21" table:formula="oooc:=[.$C$2]*[.C57]+[.$C$3]*[.D57]" office:value-type="string">
            <text:p>10</text:p>
          </table:table-cell>
          <table:table-cell table:style-name="ce21"/>
          <table:table-cell table:style-name="ce23" office:value-type="string">
            <text:p>Samsung</text:p>
          </table:table-cell>
          <table:table-cell table:style-name="ce21" office:value-type="string">
            <text:p>CL21A476MQCLRNC</text:p>
          </table:table-cell>
          <table:table-cell table:style-name="ce21" office:value-type="string">
            <text:p>Taiyo Yuden JMK212BJ476MG-T</text:p>
          </table:table-cell>
          <table:table-cell table:style-name="ce21" office:value-type="string">
            <text:p>963-JMK212BJ476MG-T</text:p>
          </table:table-cell>
          <table:table-cell table:style-name="ce32" office:value-type="float" office:value="0.59">
            <text:p>0.59</text:p>
          </table:table-cell>
          <table:table-cell table:style-name="ce32" office:value-type="float" office:value="10">
            <text:p>10</text:p>
          </table:table-cell>
          <table:table-cell table:style-name="ce21" office:value-type="string">
            <text:p>1276-2420-1-ND</text:p>
          </table:table-cell>
          <table:table-cell table:style-name="ce25" office:value-type="float" office:value="0.4148">
            <text:p>0.4148</text:p>
          </table:table-cell>
          <table:table-cell table:style-name="ce25" office:value-type="float" office:value="25">
            <text:p>25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25">
            <text:p>25</text:p>
          </table:table-cell>
          <table:table-cell table:style-name="ce25" office:value-type="string">
            <text:p>DK +</text:p>
          </table:table-cell>
          <table:table-cell table:style-name="ce21" table:formula="oooc:=IF([.Z57]=&quot;Mouser&quot;;[.R57]*[.AA57];&quot;&quot;)"/>
          <table:table-cell table:style-name="ce21" table:formula="oooc:=IF([.Z57]=&quot;DK&quot;;[.U57]*[.AA57];&quot;&quot;)" office:value-type="string">
            <text:p>10,37</text:p>
          </table:table-cell>
          <table:table-cell table:style-name="ce21" table:formula="oooc:=IF([.Z57]=&quot;Schukat&quot;;[.X57]*[.AA57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57]&gt;0;([.AC57]+[.AD57]+[.AE57])/[.AA57]*[.C57];0)" office:value-type="string">
            <text:p>0,8296</text:p>
          </table:table-cell>
          <table:table-cell table:style-name="ce21" table:formula="oooc:=IF([.AA57]&gt;0;([.AC57]+[.AD57]+[.AE57])/[.AA57]*[.D57];0)" office:value-type="string">
            <text:p>0</text:p>
          </table:table-cell>
          <table:table-cell table:style-name="ce21" table:formula="oooc:=IF(AND([.Z57]=&quot;Mouser&quot;;[.M57]&lt;&gt;&quot;yeah!&quot;);[.AA57];&quot;&quot;)"/>
          <table:table-cell table:style-name="ce21" table:formula="oooc:=IF(AND([.Z57]=&quot;Mouser&quot;;[.M57]&lt;&gt;&quot;yeah!&quot;);[.Q57];&quot;&quot;)"/>
          <table:table-cell table:style-name="ce21" table:formula="oooc:=IF(AND([.Z57]=&quot;DK&quot;;[.M57]&lt;&gt;&quot;yeah!&quot;);[.AA57];&quot;&quot;)" office:value-type="string">
            <text:p>25</text:p>
          </table:table-cell>
          <table:table-cell table:style-name="ce21" table:formula="oooc:=IF(AND([.Z57]=&quot;DK&quot;;[.M57]&lt;&gt;&quot;yeah!&quot;);[.T57];&quot;&quot;)" office:value-type="string">
            <text:p>1276-2420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57]+1" office:value-type="string">
            <text:p>49</text:p>
          </table:table-cell>
          <table:table-cell table:style-name="ce30" office:value-type="float" office:value="1">
            <text:p>1</text:p>
          </table:table-cell>
          <table:table-cell table:style-name="ce21"/>
          <table:table-cell table:style-name="ce21" office:value-type="string">
            <text:p>C60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50u 10V</text:p>
          </table:table-cell>
          <table:table-cell table:style-name="ce21" office:value-type="string">
            <text:p>1210_POL</text:p>
          </table:table-cell>
          <table:table-cell table:style-name="ce21" table:formula="oooc:=[.$C$2]*[.C58]+[.$C$3]*[.D58]" office:value-type="string">
            <text:p>5</text:p>
          </table:table-cell>
          <table:table-cell table:style-name="ce21"/>
          <table:table-cell table:style-name="ce23" office:value-type="string">
            <text:p>AVX</text:p>
          </table:table-cell>
          <table:table-cell table:style-name="ce21" office:value-type="string">
            <text:p>TLNT157M010R1500</text:p>
          </table:table-cell>
          <table:table-cell table:style-name="ce21" office:value-type="string">
            <text:p>AVX TLJB157M010R0500</text:p>
          </table:table-cell>
          <table:table-cell table:style-name="ce21" office:value-type="string">
            <text:p>581-TLNT157M010R</text:p>
          </table:table-cell>
          <table:table-cell table:style-name="ce21" office:value-type="string">
            <text:p>1,69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478-3349-1-ND</text:p>
          </table:table-cell>
          <table:table-cell table:style-name="ce25" office:value-type="float" office:value="1.668">
            <text:p>1.668</text:p>
          </table:table-cell>
          <table:table-cell table:style-name="ce25" office:value-type="float" office:value="10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DK +</text:p>
          </table:table-cell>
          <table:table-cell table:style-name="ce21" table:formula="oooc:=IF([.Z58]=&quot;Mouser&quot;;[.R58]*[.AA58];&quot;&quot;)"/>
          <table:table-cell table:style-name="ce21" table:formula="oooc:=IF([.Z58]=&quot;DK&quot;;[.U58]*[.AA58];&quot;&quot;)" office:value-type="string">
            <text:p>16,68</text:p>
          </table:table-cell>
          <table:table-cell table:style-name="ce21" table:formula="oooc:=IF([.Z58]=&quot;Schukat&quot;;[.X58]*[.AA58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58]&gt;0;([.AC58]+[.AD58]+[.AE58])/[.AA58]*[.C58];0)" office:value-type="string">
            <text:p>1,668</text:p>
          </table:table-cell>
          <table:table-cell table:style-name="ce21" table:formula="oooc:=IF([.AA58]&gt;0;([.AC58]+[.AD58]+[.AE58])/[.AA58]*[.D58];0)" office:value-type="string">
            <text:p>0</text:p>
          </table:table-cell>
          <table:table-cell table:style-name="ce21" table:formula="oooc:=IF(AND([.Z58]=&quot;Mouser&quot;;[.M58]&lt;&gt;&quot;yeah!&quot;);[.AA58];&quot;&quot;)"/>
          <table:table-cell table:style-name="ce21" table:formula="oooc:=IF(AND([.Z58]=&quot;Mouser&quot;;[.M58]&lt;&gt;&quot;yeah!&quot;);[.Q58];&quot;&quot;)"/>
          <table:table-cell table:style-name="ce21" table:formula="oooc:=IF(AND([.Z58]=&quot;DK&quot;;[.M58]&lt;&gt;&quot;yeah!&quot;);[.AA58];&quot;&quot;)" office:value-type="string">
            <text:p>10</text:p>
          </table:table-cell>
          <table:table-cell table:style-name="ce21" table:formula="oooc:=IF(AND([.Z58]=&quot;DK&quot;;[.M58]&lt;&gt;&quot;yeah!&quot;);[.T58];&quot;&quot;)" office:value-type="string">
            <text:p>478-3349-1-ND</text:p>
          </table:table-cell>
          <table:table-cell table:number-columns-repeated="3" table:style-name="ce21"/>
        </table:table-row>
        <table:table-row table:style-name="ro3">
          <table:table-cell table:style-name="ce21" office:value-type="string">
            <text:p>Inductors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59]=&quot;Mouser&quot;;[.R59]*[.AA59];&quot;&quot;)"/>
          <table:table-cell table:style-name="ce21" table:formula="oooc:=IF([.Z59]=&quot;DK&quot;;[.U59]*[.AA59];&quot;&quot;)"/>
          <table:table-cell table:style-name="ce21" table:formula="oooc:=IF([.Z59]=&quot;Schukat&quot;;[.X59]*[.AA59];&quot;&quot;)"/>
          <table:table-cell table:number-columns-repeated="2" table:style-name="ce21"/>
          <table:table-cell table:style-name="ce21" table:formula="oooc:=IF([.AA59]&gt;0;([.AC59]+[.AD59]+[.AE59])/[.AA59]*[.C59];0)" office:value-type="string">
            <text:p>0</text:p>
          </table:table-cell>
          <table:table-cell table:style-name="ce21" table:formula="oooc:=IF([.AA59]&gt;0;([.AC59]+[.AD59]+[.AE59])/[.AA59]*[.D59];0)" office:value-type="string">
            <text:p>0</text:p>
          </table:table-cell>
          <table:table-cell table:style-name="ce21" table:formula="oooc:=IF(AND([.Z59]=&quot;Mouser&quot;;[.M59]&lt;&gt;&quot;yeah!&quot;);[.AA59];&quot;&quot;)"/>
          <table:table-cell table:style-name="ce21" table:formula="oooc:=IF(AND([.Z59]=&quot;Mouser&quot;;[.M59]&lt;&gt;&quot;yeah!&quot;);[.Q59];&quot;&quot;)"/>
          <table:table-cell table:style-name="ce21" table:formula="oooc:=IF(AND([.Z59]=&quot;DK&quot;;[.M59]&lt;&gt;&quot;yeah!&quot;);[.AA59];&quot;&quot;)"/>
          <table:table-cell table:style-name="ce21" table:formula="oooc:=IF(AND([.Z59]=&quot;DK&quot;;[.M59]&lt;&gt;&quot;yeah!&quot;);[.T59];&quot;&quot;)"/>
          <table:table-cell table:number-columns-repeated="3" table:style-name="ce21"/>
        </table:table-row>
        <table:table-row table:style-name="ro6">
          <table:table-cell table:style-name="ce21"/>
          <table:table-cell table:style-name="ce29" table:formula="oooc:=[.B58]+1" office:value-type="string">
            <text:p>50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L5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2.2n</text:p>
          </table:table-cell>
          <table:table-cell table:style-name="ce21" office:value-type="string">
            <text:p>0402</text:p>
          </table:table-cell>
          <table:table-cell table:style-name="ce21" table:formula="oooc:=[.$C$2]*[.C60]+[.$C$3]*[.D60]" office:value-type="string">
            <text:p>5</text:p>
          </table:table-cell>
          <table:table-cell table:style-name="ce21"/>
          <table:table-cell table:style-name="ce23" office:value-type="string">
            <text:p>Taiyo Yuden</text:p>
          </table:table-cell>
          <table:table-cell table:style-name="ce29" office:value-type="string">
            <text:p>HK10052N2S-T</text:p>
          </table:table-cell>
          <table:table-cell table:style-name="ce21" office:value-type="string">
            <text:p>Taiyo Yuden HK10052N2S-T, Panasonic ELJ-RF2N2ZFB, TDK MLG1005S2N2S</text:p>
          </table:table-cell>
          <table:table-cell table:style-name="ce21" office:value-type="string">
            <text:p>963-HK10052N2S-T</text:p>
          </table:table-cell>
          <table:table-cell table:style-name="ce30" office:value-type="float" office:value="0.036">
            <text:p>0.036</text:p>
          </table:table-cell>
          <table:table-cell table:style-name="ce30" office:value-type="float" office:value="10">
            <text:p>10</text:p>
          </table:table-cell>
          <table:table-cell table:style-name="ce21" office:value-type="string">
            <text:p>587-1503-1-ND</text:p>
          </table:table-cell>
          <table:table-cell table:style-name="ce30" office:value-type="float" office:value="0.038">
            <text:p>0.038</text:p>
          </table:table-cell>
          <table:table-cell table:style-name="ce30" office:value-type="float" office:value="10">
            <text:p>10</text:p>
          </table:table-cell>
          <table:table-cell table:number-columns-repeated="3" table:style-name="ce21"/>
          <table:table-cell table:style-name="ce28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Mouser +</text:p>
          </table:table-cell>
          <table:table-cell table:style-name="ce21" table:formula="oooc:=IF([.Z60]=&quot;Mouser&quot;;[.R60]*[.AA60];&quot;&quot;)" office:value-type="string">
            <text:p>0,36</text:p>
          </table:table-cell>
          <table:table-cell table:style-name="ce21" table:formula="oooc:=IF([.Z60]=&quot;DK&quot;;[.U60]*[.AA60];&quot;&quot;)"/>
          <table:table-cell table:style-name="ce21" table:formula="oooc:=IF([.Z60]=&quot;Schukat&quot;;[.X60]*[.AA60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60]&gt;0;([.AC60]+[.AD60]+[.AE60])/[.AA60]*[.C60];0)" office:value-type="string">
            <text:p>0,036</text:p>
          </table:table-cell>
          <table:table-cell table:style-name="ce21" table:formula="oooc:=IF([.AA60]&gt;0;([.AC60]+[.AD60]+[.AE60])/[.AA60]*[.D60];0)" office:value-type="string">
            <text:p>0</text:p>
          </table:table-cell>
          <table:table-cell table:style-name="ce21" table:formula="oooc:=IF(AND([.Z60]=&quot;Mouser&quot;;[.M60]&lt;&gt;&quot;yeah!&quot;);[.AA60];&quot;&quot;)" office:value-type="string">
            <text:p>10</text:p>
          </table:table-cell>
          <table:table-cell table:style-name="ce21" table:formula="oooc:=IF(AND([.Z60]=&quot;Mouser&quot;;[.M60]&lt;&gt;&quot;yeah!&quot;);[.Q60];&quot;&quot;)" office:value-type="string">
            <text:p>963-HK10052N2S-T</text:p>
          </table:table-cell>
          <table:table-cell table:style-name="ce21" table:formula="oooc:=IF(AND([.Z60]=&quot;DK&quot;;[.M60]&lt;&gt;&quot;yeah!&quot;);[.AA60];&quot;&quot;)"/>
          <table:table-cell table:style-name="ce21" table:formula="oooc:=IF(AND([.Z60]=&quot;DK&quot;;[.M60]&lt;&gt;&quot;yeah!&quot;);[.T60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60]+1" office:value-type="string">
            <text:p>51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L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150n 150mA</text:p>
          </table:table-cell>
          <table:table-cell table:style-name="ce21" office:value-type="string">
            <text:p>0603</text:p>
          </table:table-cell>
          <table:table-cell table:style-name="ce21" table:formula="oooc:=[.$C$2]*[.C61]+[.$C$3]*[.D61]" office:value-type="string">
            <text:p>5</text:p>
          </table:table-cell>
          <table:table-cell table:style-name="ce21"/>
          <table:table-cell table:style-name="ce23" office:value-type="string">
            <text:p>Taiyo Yuden</text:p>
          </table:table-cell>
          <table:table-cell table:style-name="ce21" office:value-type="string">
            <text:p>LK1608R15K-T</text:p>
          </table:table-cell>
          <table:table-cell table:style-name="ce21"/>
          <table:table-cell table:style-name="ce21" office:value-type="string">
            <text:p>963-LK1608R15K-T</text:p>
          </table:table-cell>
          <table:table-cell table:style-name="ce30" office:value-type="float" office:value="0.101">
            <text:p>0.101</text:p>
          </table:table-cell>
          <table:table-cell table:style-name="ce30" office:value-type="float" office:value="10">
            <text:p>10</text:p>
          </table:table-cell>
          <table:table-cell table:style-name="ce21" office:value-type="string">
            <text:p>587-1559-1-ND</text:p>
          </table:table-cell>
          <table:table-cell table:style-name="ce25" office:value-type="float" office:value="0.065">
            <text:p>0.065</text:p>
          </table:table-cell>
          <table:table-cell table:style-name="ce25" office:value-type="float" office:value="10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DK +</text:p>
          </table:table-cell>
          <table:table-cell table:style-name="ce21" table:formula="oooc:=IF([.Z61]=&quot;Mouser&quot;;[.R61]*[.AA61];&quot;&quot;)"/>
          <table:table-cell table:style-name="ce21" table:formula="oooc:=IF([.Z61]=&quot;DK&quot;;[.U61]*[.AA61];&quot;&quot;)" office:value-type="string">
            <text:p>0,65</text:p>
          </table:table-cell>
          <table:table-cell table:style-name="ce21" table:formula="oooc:=IF([.Z61]=&quot;Schukat&quot;;[.X61]*[.AA61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61]&gt;0;([.AC61]+[.AD61]+[.AE61])/[.AA61]*[.C61];0)" office:value-type="string">
            <text:p>0</text:p>
          </table:table-cell>
          <table:table-cell table:style-name="ce21" table:formula="oooc:=IF([.AA61]&gt;0;([.AC61]+[.AD61]+[.AE61])/[.AA61]*[.D61];0)" office:value-type="string">
            <text:p>0,065</text:p>
          </table:table-cell>
          <table:table-cell table:style-name="ce21" table:formula="oooc:=IF(AND([.Z61]=&quot;Mouser&quot;;[.M61]&lt;&gt;&quot;yeah!&quot;);[.AA61];&quot;&quot;)"/>
          <table:table-cell table:style-name="ce21" table:formula="oooc:=IF(AND([.Z61]=&quot;Mouser&quot;;[.M61]&lt;&gt;&quot;yeah!&quot;);[.Q61];&quot;&quot;)"/>
          <table:table-cell table:style-name="ce21" table:formula="oooc:=IF(AND([.Z61]=&quot;DK&quot;;[.M61]&lt;&gt;&quot;yeah!&quot;);[.AA61];&quot;&quot;)" office:value-type="string">
            <text:p>10</text:p>
          </table:table-cell>
          <table:table-cell table:style-name="ce21" table:formula="oooc:=IF(AND([.Z61]=&quot;DK&quot;;[.M61]&lt;&gt;&quot;yeah!&quot;);[.T61];&quot;&quot;)" office:value-type="string">
            <text:p>587-1559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61]+1" office:value-type="string">
            <text:p>52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L3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330n 150mA</text:p>
          </table:table-cell>
          <table:table-cell table:style-name="ce21" office:value-type="string">
            <text:p>0603</text:p>
          </table:table-cell>
          <table:table-cell table:style-name="ce21" table:formula="oooc:=[.$C$2]*[.C62]+[.$C$3]*[.D62]" office:value-type="string">
            <text:p>5</text:p>
          </table:table-cell>
          <table:table-cell table:style-name="ce21"/>
          <table:table-cell table:style-name="ce23" office:value-type="string">
            <text:p>Taiyo Yuden</text:p>
          </table:table-cell>
          <table:table-cell table:style-name="ce21" office:value-type="string">
            <text:p>HK1608R33J-T</text:p>
          </table:table-cell>
          <table:table-cell table:style-name="ce21" office:value-type="string">
            <text:p>Bourns CS160808-R33K</text:p>
          </table:table-cell>
          <table:table-cell table:style-name="ce21" office:value-type="string">
            <text:p>963-HK1608R33J-T</text:p>
          </table:table-cell>
          <table:table-cell table:style-name="ce25" office:value-type="float" office:value="0.063">
            <text:p>0.063</text:p>
          </table:table-cell>
          <table:table-cell table:style-name="ce25" office:value-type="float" office:value="10">
            <text:p>10</text:p>
          </table:table-cell>
          <table:table-cell table:style-name="ce21" office:value-type="string">
            <text:p>587-1563-1-ND</text:p>
          </table:table-cell>
          <table:table-cell table:style-name="ce25" office:value-type="float" office:value="0.065">
            <text:p>0.065</text:p>
          </table:table-cell>
          <table:table-cell table:style-name="ce25" office:value-type="float" office:value="10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Mouser +</text:p>
          </table:table-cell>
          <table:table-cell table:style-name="ce21" table:formula="oooc:=IF([.Z62]=&quot;Mouser&quot;;[.R62]*[.AA62];&quot;&quot;)" office:value-type="string">
            <text:p>0,63</text:p>
          </table:table-cell>
          <table:table-cell table:style-name="ce21" table:formula="oooc:=IF([.Z62]=&quot;DK&quot;;[.U62]*[.AA62];&quot;&quot;)"/>
          <table:table-cell table:style-name="ce21" table:formula="oooc:=IF([.Z62]=&quot;Schukat&quot;;[.X62]*[.AA62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62]&gt;0;([.AC62]+[.AD62]+[.AE62])/[.AA62]*[.C62];0)" office:value-type="string">
            <text:p>0</text:p>
          </table:table-cell>
          <table:table-cell table:style-name="ce21" table:formula="oooc:=IF([.AA62]&gt;0;([.AC62]+[.AD62]+[.AE62])/[.AA62]*[.D62];0)" office:value-type="string">
            <text:p>0,063</text:p>
          </table:table-cell>
          <table:table-cell table:style-name="ce21" table:formula="oooc:=IF(AND([.Z62]=&quot;Mouser&quot;;[.M62]&lt;&gt;&quot;yeah!&quot;);[.AA62];&quot;&quot;)" office:value-type="string">
            <text:p>10</text:p>
          </table:table-cell>
          <table:table-cell table:style-name="ce21" table:formula="oooc:=IF(AND([.Z62]=&quot;Mouser&quot;;[.M62]&lt;&gt;&quot;yeah!&quot;);[.Q62];&quot;&quot;)" office:value-type="string">
            <text:p>963-HK1608R33J-T</text:p>
          </table:table-cell>
          <table:table-cell table:style-name="ce21" table:formula="oooc:=IF(AND([.Z62]=&quot;DK&quot;;[.M62]&lt;&gt;&quot;yeah!&quot;);[.AA62];&quot;&quot;)"/>
          <table:table-cell table:style-name="ce21" table:formula="oooc:=IF(AND([.Z62]=&quot;DK&quot;;[.M62]&lt;&gt;&quot;yeah!&quot;);[.T62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62]+1" office:value-type="string">
            <text:p>53</text:p>
          </table:table-cell>
          <table:table-cell table:style-name="ce21"/>
          <table:table-cell table:style-name="ce21" office:value-type="string">
            <text:p>2</text:p>
          </table:table-cell>
          <table:table-cell table:style-name="ce21"/>
          <table:table-cell table:style-name="ce31" office:value-type="string">
            <text:p>✓</text:p>
          </table:table-cell>
          <table:table-cell table:style-name="ce21" office:value-type="string">
            <text:p>L5, L6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560n 100mA</text:p>
          </table:table-cell>
          <table:table-cell table:style-name="ce21" office:value-type="string">
            <text:p>0603</text:p>
          </table:table-cell>
          <table:table-cell table:style-name="ce21" table:formula="oooc:=[.$C$2]*[.C63]+[.$C$3]*[.D63]" office:value-type="string">
            <text:p>10</text:p>
          </table:table-cell>
          <table:table-cell table:style-name="ce21"/>
          <table:table-cell table:style-name="ce23" office:value-type="string">
            <text:p>TDK</text:p>
          </table:table-cell>
          <table:table-cell table:style-name="ce21" office:value-type="string">
            <text:p>MLF1608DR56M</text:p>
          </table:table-cell>
          <table:table-cell table:style-name="ce21"/>
          <table:table-cell table:style-name="ce21" office:value-type="string">
            <text:p>810-MLF1608DR56M</text:p>
          </table:table-cell>
          <table:table-cell table:style-name="ce21" office:value-type="string">
            <text:p>0,09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445-6242-1-ND</text:p>
          </table:table-cell>
          <table:table-cell table:style-name="ce21" office:value-type="string">
            <text:p>0,115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Mouser +</text:p>
          </table:table-cell>
          <table:table-cell table:style-name="ce21" table:formula="oooc:=IF([.Z63]=&quot;Mouser&quot;;[.R63]*[.AA63];&quot;&quot;)" office:value-type="string">
            <text:p>1,8</text:p>
          </table:table-cell>
          <table:table-cell table:style-name="ce21" table:formula="oooc:=IF([.Z63]=&quot;DK&quot;;[.U63]*[.AA63];&quot;&quot;)"/>
          <table:table-cell table:style-name="ce21" table:formula="oooc:=IF([.Z63]=&quot;Schukat&quot;;[.X63]*[.AA63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63]&gt;0;([.AC63]+[.AD63]+[.AE63])/[.AA63]*[.C63];0)" office:value-type="string">
            <text:p>0</text:p>
          </table:table-cell>
          <table:table-cell table:style-name="ce21" table:formula="oooc:=IF([.AA63]&gt;0;([.AC63]+[.AD63]+[.AE63])/[.AA63]*[.D63];0)" office:value-type="string">
            <text:p>0,18</text:p>
          </table:table-cell>
          <table:table-cell table:style-name="ce21" table:formula="oooc:=IF(AND([.Z63]=&quot;Mouser&quot;;[.M63]&lt;&gt;&quot;yeah!&quot;);[.AA63];&quot;&quot;)" office:value-type="string">
            <text:p>20</text:p>
          </table:table-cell>
          <table:table-cell table:style-name="ce21" table:formula="oooc:=IF(AND([.Z63]=&quot;Mouser&quot;;[.M63]&lt;&gt;&quot;yeah!&quot;);[.Q63];&quot;&quot;)" office:value-type="string">
            <text:p>810-MLF1608DR56M</text:p>
          </table:table-cell>
          <table:table-cell table:style-name="ce21" table:formula="oooc:=IF(AND([.Z63]=&quot;DK&quot;;[.M63]&lt;&gt;&quot;yeah!&quot;);[.AA63];&quot;&quot;)"/>
          <table:table-cell table:style-name="ce21" table:formula="oooc:=IF(AND([.Z63]=&quot;DK&quot;;[.M63]&lt;&gt;&quot;yeah!&quot;);[.T63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63]+1" office:value-type="string">
            <text:p>54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L7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2.2u 2.2Arms, 3A sat</text:p>
          </table:table-cell>
          <table:table-cell table:style-name="ce21" office:value-type="string">
            <text:p>40x40</text:p>
          </table:table-cell>
          <table:table-cell table:style-name="ce21" table:formula="oooc:=[.$C$2]*[.C64]+[.$C$3]*[.D64]" office:value-type="string">
            <text:p>5</text:p>
          </table:table-cell>
          <table:table-cell table:style-name="ce21"/>
          <table:table-cell table:style-name="ce23" office:value-type="string">
            <text:p>Laird</text:p>
          </table:table-cell>
          <table:table-cell table:style-name="ce21" office:value-type="string">
            <text:p>TYS40302R2N-10</text:p>
          </table:table-cell>
          <table:table-cell table:style-name="ce21" office:value-type="string">
            <text:p>Bourns SRN4018-2R2M, Taiyo Yuden NRS4018T2R2MDGJ</text:p>
          </table:table-cell>
          <table:table-cell table:style-name="ce21" office:value-type="string">
            <text:p>963-NRS4018T2R2MDGJ</text:p>
          </table:table-cell>
          <table:table-cell table:style-name="ce25" office:value-type="float" office:value="0.258">
            <text:p>0.258</text:p>
          </table:table-cell>
          <table:table-cell table:style-name="ce25" office:value-type="float" office:value="10">
            <text:p>10</text:p>
          </table:table-cell>
          <table:table-cell table:style-name="ce21" office:value-type="string">
            <text:p>240-2697-1-ND</text:p>
          </table:table-cell>
          <table:table-cell table:style-name="ce25" office:value-type="float" office:value="0.328">
            <text:p>0.328</text:p>
          </table:table-cell>
          <table:table-cell table:style-name="ce25" office:value-type="float" office:value="10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Mouser +</text:p>
          </table:table-cell>
          <table:table-cell table:style-name="ce21" table:formula="oooc:=IF([.Z64]=&quot;Mouser&quot;;[.R64]*[.AA64];&quot;&quot;)" office:value-type="string">
            <text:p>2,58</text:p>
          </table:table-cell>
          <table:table-cell table:style-name="ce21" table:formula="oooc:=IF([.Z64]=&quot;DK&quot;;[.U64]*[.AA64];&quot;&quot;)"/>
          <table:table-cell table:style-name="ce21" table:formula="oooc:=IF([.Z64]=&quot;Schukat&quot;;[.X64]*[.AA64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64]&gt;0;([.AC64]+[.AD64]+[.AE64])/[.AA64]*[.C64];0)" office:value-type="string">
            <text:p>0,258</text:p>
          </table:table-cell>
          <table:table-cell table:style-name="ce21" table:formula="oooc:=IF([.AA64]&gt;0;([.AC64]+[.AD64]+[.AE64])/[.AA64]*[.D64];0)" office:value-type="string">
            <text:p>0</text:p>
          </table:table-cell>
          <table:table-cell table:style-name="ce21" table:formula="oooc:=IF(AND([.Z64]=&quot;Mouser&quot;;[.M64]&lt;&gt;&quot;yeah!&quot;);[.AA64];&quot;&quot;)" office:value-type="string">
            <text:p>10</text:p>
          </table:table-cell>
          <table:table-cell table:style-name="ce21" table:formula="oooc:=IF(AND([.Z64]=&quot;Mouser&quot;;[.M64]&lt;&gt;&quot;yeah!&quot;);[.Q64];&quot;&quot;)" office:value-type="string">
            <text:p>963-NRS4018T2R2MDGJ</text:p>
          </table:table-cell>
          <table:table-cell table:style-name="ce21" table:formula="oooc:=IF(AND([.Z64]=&quot;DK&quot;;[.M64]&lt;&gt;&quot;yeah!&quot;);[.AA64];&quot;&quot;)"/>
          <table:table-cell table:style-name="ce21" table:formula="oooc:=IF(AND([.Z64]=&quot;DK&quot;;[.M64]&lt;&gt;&quot;yeah!&quot;);[.T64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64]+1" office:value-type="string">
            <text:p>5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L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L1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10u 1A</text:p>
          </table:table-cell>
          <table:table-cell table:style-name="ce21" office:value-type="string">
            <text:p>40x40</text:p>
          </table:table-cell>
          <table:table-cell table:style-name="ce21" table:formula="oooc:=[.$C$2]*[.C65]+[.$C$3]*[.D65]" office:value-type="string">
            <text:p>10</text:p>
          </table:table-cell>
          <table:table-cell table:style-name="ce25" office:value-type="float" office:value="4">
            <text:p>4</text:p>
          </table:table-cell>
          <table:table-cell table:style-name="ce23" office:value-type="string">
            <text:p>Taiyo Yuden</text:p>
          </table:table-cell>
          <table:table-cell table:style-name="ce21" office:value-type="string">
            <text:p>NRS4018T100MDGJ</text:p>
          </table:table-cell>
          <table:table-cell table:style-name="ce21"/>
          <table:table-cell table:style-name="ce21" office:value-type="string">
            <text:p>963-NRS4018T100MDGJ</text:p>
          </table:table-cell>
          <table:table-cell table:style-name="ce25" office:value-type="float" office:value="0.258">
            <text:p>0.258</text:p>
          </table:table-cell>
          <table:table-cell table:style-name="ce25" office:value-type="float" office:value="10">
            <text:p>10</text:p>
          </table:table-cell>
          <table:table-cell table:style-name="ce21" office:value-type="string">
            <text:p>587-2886-1-ND</text:p>
          </table:table-cell>
          <table:table-cell table:style-name="ce25" office:value-type="float" office:value="0.273">
            <text:p>0.273</text:p>
          </table:table-cell>
          <table:table-cell table:style-name="ce25" office:value-type="float" office:value="10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Mouser +</text:p>
          </table:table-cell>
          <table:table-cell table:style-name="ce21" table:formula="oooc:=IF([.Z65]=&quot;Mouser&quot;;[.R65]*[.AA65];&quot;&quot;)" office:value-type="string">
            <text:p>5,16</text:p>
          </table:table-cell>
          <table:table-cell table:style-name="ce21" table:formula="oooc:=IF([.Z65]=&quot;DK&quot;;[.U65]*[.AA65];&quot;&quot;)"/>
          <table:table-cell table:style-name="ce21" table:formula="oooc:=IF([.Z65]=&quot;Schukat&quot;;[.X65]*[.AA6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65]&gt;0;([.AC65]+[.AD65]+[.AE65])/[.AA65]*[.C65];0)" office:value-type="string">
            <text:p>0,258</text:p>
          </table:table-cell>
          <table:table-cell table:style-name="ce21" table:formula="oooc:=IF([.AA65]&gt;0;([.AC65]+[.AD65]+[.AE65])/[.AA65]*[.D65];0)" office:value-type="string">
            <text:p>0,258</text:p>
          </table:table-cell>
          <table:table-cell table:style-name="ce21" table:formula="oooc:=IF(AND([.Z65]=&quot;Mouser&quot;;[.M65]&lt;&gt;&quot;yeah!&quot;);[.AA65];&quot;&quot;)" office:value-type="string">
            <text:p>20</text:p>
          </table:table-cell>
          <table:table-cell table:style-name="ce21" table:formula="oooc:=IF(AND([.Z65]=&quot;Mouser&quot;;[.M65]&lt;&gt;&quot;yeah!&quot;);[.Q65];&quot;&quot;)" office:value-type="string">
            <text:p>963-NRS4018T100MDGJ</text:p>
          </table:table-cell>
          <table:table-cell table:style-name="ce21" table:formula="oooc:=IF(AND([.Z65]=&quot;DK&quot;;[.M65]&lt;&gt;&quot;yeah!&quot;);[.AA65];&quot;&quot;)"/>
          <table:table-cell table:style-name="ce21" table:formula="oooc:=IF(AND([.Z65]=&quot;DK&quot;;[.M65]&lt;&gt;&quot;yeah!&quot;);[.T65];&quot;&quot;)"/>
          <table:table-cell table:number-columns-repeated="3" table:style-name="ce21"/>
        </table:table-row>
        <table:table-row table:style-name="ro3">
          <table:table-cell table:style-name="ce21" office:value-type="string">
            <text:p>Diodes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66]=&quot;Mouser&quot;;[.R66]*[.AA66];&quot;&quot;)"/>
          <table:table-cell table:style-name="ce21" table:formula="oooc:=IF([.Z66]=&quot;DK&quot;;[.U66]*[.AA66];&quot;&quot;)"/>
          <table:table-cell table:style-name="ce21" table:formula="oooc:=IF([.Z66]=&quot;Schukat&quot;;[.X66]*[.AA66];&quot;&quot;)"/>
          <table:table-cell table:number-columns-repeated="2" table:style-name="ce21"/>
          <table:table-cell table:style-name="ce21" table:formula="oooc:=IF([.AA66]&gt;0;([.AC66]+[.AD66]+[.AE66])/[.AA66]*[.C66];0)" office:value-type="string">
            <text:p>0</text:p>
          </table:table-cell>
          <table:table-cell table:style-name="ce21" table:formula="oooc:=IF([.AA66]&gt;0;([.AC66]+[.AD66]+[.AE66])/[.AA66]*[.D66];0)" office:value-type="string">
            <text:p>0</text:p>
          </table:table-cell>
          <table:table-cell table:style-name="ce21" table:formula="oooc:=IF(AND([.Z66]=&quot;Mouser&quot;;[.M66]&lt;&gt;&quot;yeah!&quot;);[.AA66];&quot;&quot;)"/>
          <table:table-cell table:style-name="ce21" table:formula="oooc:=IF(AND([.Z66]=&quot;Mouser&quot;;[.M66]&lt;&gt;&quot;yeah!&quot;);[.Q66];&quot;&quot;)"/>
          <table:table-cell table:style-name="ce21" table:formula="oooc:=IF(AND([.Z66]=&quot;DK&quot;;[.M66]&lt;&gt;&quot;yeah!&quot;);[.AA66];&quot;&quot;)"/>
          <table:table-cell table:style-name="ce21" table:formula="oooc:=IF(AND([.Z66]=&quot;DK&quot;;[.M66]&lt;&gt;&quot;yeah!&quot;);[.T66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65]+1" office:value-type="string">
            <text:p>56</text:p>
          </table:table-cell>
          <table:table-cell table:style-name="ce21" office:value-type="string">
            <text:p>5</text:p>
          </table:table-cell>
          <table:table-cell table:style-name="ce21"/>
          <table:table-cell table:style-name="ce21" office:value-type="string">
            <text:p>D1, D2, D3, D4, D5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Diode</text:p>
          </table:table-cell>
          <table:table-cell table:style-name="ce21" office:value-type="string">
            <text:p>2A 30V Schottky</text:p>
          </table:table-cell>
          <table:table-cell table:style-name="ce21" office:value-type="string">
            <text:p>SOD123/ SOD123FL</text:p>
          </table:table-cell>
          <table:table-cell table:style-name="ce21" table:formula="oooc:=[.$C$2]*[.C67]+[.$C$3]*[.D67]" office:value-type="string">
            <text:p>25</text:p>
          </table:table-cell>
          <table:table-cell table:style-name="ce21"/>
          <table:table-cell table:style-name="ce23" office:value-type="string">
            <text:p>ON Semi</text:p>
          </table:table-cell>
          <table:table-cell table:style-name="ce21" office:value-type="string">
            <text:p>MBR230LSFT1</text:p>
          </table:table-cell>
          <table:table-cell table:style-name="ce25" office:value-type="string">
            <text:p>Comchip CDBMT240-HF</text:p>
          </table:table-cell>
          <table:table-cell table:style-name="ce21" office:value-type="string">
            <text:p>863-MBR230LSFT1G</text:p>
          </table:table-cell>
          <table:table-cell table:style-name="ce25" office:value-type="float" office:value="0.096">
            <text:p>0.096</text:p>
          </table:table-cell>
          <table:table-cell table:style-name="ce25" office:value-type="float" office:value="100">
            <text:p>100</text:p>
          </table:table-cell>
          <table:table-cell table:style-name="ce21" office:value-type="string">
            <text:p>MBR230LSFT1GOSCT-ND</text:p>
          </table:table-cell>
          <table:table-cell table:style-name="ce25" office:value-type="float" office:value="0.207">
            <text:p>0.207</text:p>
          </table:table-cell>
          <table:table-cell table:style-name="ce25" office:value-type="float" office:value="25">
            <text:p>25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DK +</text:p>
          </table:table-cell>
          <table:table-cell table:style-name="ce21" table:formula="oooc:=IF([.Z67]=&quot;Mouser&quot;;[.R67]*[.AA67];&quot;&quot;)"/>
          <table:table-cell table:style-name="ce21" table:formula="oooc:=IF([.Z67]=&quot;DK&quot;;[.U67]*[.AA67];&quot;&quot;)" office:value-type="string">
            <text:p>6,21</text:p>
          </table:table-cell>
          <table:table-cell table:style-name="ce21" table:formula="oooc:=IF([.Z67]=&quot;Schukat&quot;;[.X67]*[.AA67];&quot;&quot;)"/>
          <table:table-cell table:style-name="ce25" office:value-type="string">
            <text:p>Ersatzmodell bestellt</text:p>
          </table:table-cell>
          <table:table-cell table:style-name="ce31" office:value-type="string">
            <text:p>✓</text:p>
          </table:table-cell>
          <table:table-cell table:style-name="ce21" table:formula="oooc:=IF([.AA67]&gt;0;([.AC67]+[.AD67]+[.AE67])/[.AA67]*[.C67];0)" office:value-type="string">
            <text:p>1,035</text:p>
          </table:table-cell>
          <table:table-cell table:style-name="ce21" table:formula="oooc:=IF([.AA67]&gt;0;([.AC67]+[.AD67]+[.AE67])/[.AA67]*[.D67];0)" office:value-type="string">
            <text:p>0</text:p>
          </table:table-cell>
          <table:table-cell table:style-name="ce21" table:formula="oooc:=IF(AND([.Z67]=&quot;Mouser&quot;;[.M67]&lt;&gt;&quot;yeah!&quot;);[.AA67];&quot;&quot;)"/>
          <table:table-cell table:style-name="ce21" table:formula="oooc:=IF(AND([.Z67]=&quot;Mouser&quot;;[.M67]&lt;&gt;&quot;yeah!&quot;);[.Q67];&quot;&quot;)"/>
          <table:table-cell table:style-name="ce21" table:formula="oooc:=IF(AND([.Z67]=&quot;DK&quot;;[.M67]&lt;&gt;&quot;yeah!&quot;);[.AA67];&quot;&quot;)" office:value-type="string">
            <text:p>30</text:p>
          </table:table-cell>
          <table:table-cell table:style-name="ce21" table:formula="oooc:=IF(AND([.Z67]=&quot;DK&quot;;[.M67]&lt;&gt;&quot;yeah!&quot;);[.T67];&quot;&quot;)" office:value-type="string">
            <text:p>MBR230LSFT1GOSCT-ND</text:p>
          </table:table-cell>
          <table:table-cell table:number-columns-repeated="3" table:style-name="ce21"/>
        </table:table-row>
        <table:table-row table:style-name="ro3">
          <table:table-cell table:style-name="ce21" office:value-type="string">
            <text:p>LEDs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68]=&quot;Mouser&quot;;[.R68]*[.AA68];&quot;&quot;)"/>
          <table:table-cell table:style-name="ce21" table:formula="oooc:=IF([.Z68]=&quot;DK&quot;;[.U68]*[.AA68];&quot;&quot;)"/>
          <table:table-cell table:style-name="ce21" table:formula="oooc:=IF([.Z68]=&quot;Schukat&quot;;[.X68]*[.AA68];&quot;&quot;)"/>
          <table:table-cell table:number-columns-repeated="2" table:style-name="ce21"/>
          <table:table-cell table:style-name="ce21" table:formula="oooc:=IF([.AA68]&gt;0;([.AC68]+[.AD68]+[.AE68])/[.AA68]*[.C68];0)" office:value-type="string">
            <text:p>0</text:p>
          </table:table-cell>
          <table:table-cell table:style-name="ce21" table:formula="oooc:=IF([.AA68]&gt;0;([.AC68]+[.AD68]+[.AE68])/[.AA68]*[.D68];0)" office:value-type="string">
            <text:p>0</text:p>
          </table:table-cell>
          <table:table-cell table:style-name="ce21" table:formula="oooc:=IF(AND([.Z68]=&quot;Mouser&quot;;[.M68]&lt;&gt;&quot;yeah!&quot;);[.AA68];&quot;&quot;)"/>
          <table:table-cell table:style-name="ce21" table:formula="oooc:=IF(AND([.Z68]=&quot;Mouser&quot;;[.M68]&lt;&gt;&quot;yeah!&quot;);[.Q68];&quot;&quot;)"/>
          <table:table-cell table:style-name="ce21" table:formula="oooc:=IF(AND([.Z68]=&quot;DK&quot;;[.M68]&lt;&gt;&quot;yeah!&quot;);[.AA68];&quot;&quot;)"/>
          <table:table-cell table:style-name="ce21" table:formula="oooc:=IF(AND([.Z68]=&quot;DK&quot;;[.M68]&lt;&gt;&quot;yeah!&quot;);[.T68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67]+1" office:value-type="string">
            <text:p>57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LED1, LED2, LED3, LED4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LED1, LED2, LED3, LED4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LED</text:p>
          </table:table-cell>
          <table:table-cell table:style-name="ce21" office:value-type="string">
            <text:p>any color, 100mcd min</text:p>
          </table:table-cell>
          <table:table-cell table:style-name="ce21" office:value-type="string">
            <text:p>0603_POL</text:p>
          </table:table-cell>
          <table:table-cell table:style-name="ce21" table:formula="oooc:=[.$C$2]*[.C69]+[.$C$3]*[.D69]" office:value-type="string">
            <text:p>40</text:p>
          </table:table-cell>
          <table:table-cell table:style-name="ce21"/>
          <table:table-cell table:style-name="ce23" office:value-type="string">
            <text:p>Vishay</text:p>
          </table:table-cell>
          <table:table-cell table:style-name="ce21" office:value-type="string">
            <text:p>VLMY1300-GS08 (yellow)</text:p>
          </table:table-cell>
          <table:table-cell table:style-name="ce21" office:value-type="string">
            <text:p>Osram LS Q976-NR-1</text:p>
          </table:table-cell>
          <table:table-cell table:style-name="ce21" office:value-type="string">
            <text:p>78-VLMY1300-GS08</text:p>
          </table:table-cell>
          <table:table-cell table:style-name="ce25" office:value-type="float" office:value="0.061">
            <text:p>0.061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475-2512-1-ND</text:p>
          </table:table-cell>
          <table:table-cell table:style-name="ce21" office:value-type="string">
            <text:p>0,072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Bestand</text:p>
          </table:table-cell>
          <table:table-cell table:style-name="ce21" table:formula="oooc:=IF([.Z69]=&quot;Mouser&quot;;[.R69]*[.AA69];&quot;&quot;)" office:value-type="string">
            <text:p>3,66</text:p>
          </table:table-cell>
          <table:table-cell table:style-name="ce21" table:formula="oooc:=IF([.Z69]=&quot;DK&quot;;[.U69]*[.AA69];&quot;&quot;)"/>
          <table:table-cell table:style-name="ce21" table:formula="oooc:=IF([.Z69]=&quot;Schukat&quot;;[.X69]*[.AA69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69]&gt;0;([.AC69]+[.AD69]+[.AE69])/[.AA69]*[.C69];0)" office:value-type="string">
            <text:p>0,244</text:p>
          </table:table-cell>
          <table:table-cell table:style-name="ce21" table:formula="oooc:=IF([.AA69]&gt;0;([.AC69]+[.AD69]+[.AE69])/[.AA69]*[.D69];0)" office:value-type="string">
            <text:p>0,244</text:p>
          </table:table-cell>
          <table:table-cell table:style-name="ce21" table:formula="oooc:=IF(AND([.Z69]=&quot;Mouser&quot;;[.M69]&lt;&gt;&quot;yeah!&quot;);[.AA69];&quot;&quot;)" office:value-type="string">
            <text:p>60</text:p>
          </table:table-cell>
          <table:table-cell table:style-name="ce21" table:formula="oooc:=IF(AND([.Z69]=&quot;Mouser&quot;;[.M69]&lt;&gt;&quot;yeah!&quot;);[.Q69];&quot;&quot;)" office:value-type="string">
            <text:p>78-VLMY1300-GS08</text:p>
          </table:table-cell>
          <table:table-cell table:style-name="ce21" table:formula="oooc:=IF(AND([.Z69]=&quot;DK&quot;;[.M69]&lt;&gt;&quot;yeah!&quot;);[.AA69];&quot;&quot;)"/>
          <table:table-cell table:style-name="ce21" table:formula="oooc:=IF(AND([.Z69]=&quot;DK&quot;;[.M69]&lt;&gt;&quot;yeah!&quot;);[.T69];&quot;&quot;)"/>
          <table:table-cell table:number-columns-repeated="3" table:style-name="ce21"/>
        </table:table-row>
        <table:table-row table:style-name="ro3">
          <table:table-cell table:style-name="ce21" office:value-type="string">
            <text:p>ICs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70]=&quot;Mouser&quot;;[.R70]*[.AA70];&quot;&quot;)"/>
          <table:table-cell table:style-name="ce21" table:formula="oooc:=IF([.Z70]=&quot;DK&quot;;[.U70]*[.AA70];&quot;&quot;)"/>
          <table:table-cell table:style-name="ce21" table:formula="oooc:=IF([.Z70]=&quot;Schukat&quot;;[.X70]*[.AA70];&quot;&quot;)"/>
          <table:table-cell table:number-columns-repeated="2" table:style-name="ce21"/>
          <table:table-cell table:style-name="ce21" table:formula="oooc:=IF([.AA70]&gt;0;([.AC70]+[.AD70]+[.AE70])/[.AA70]*[.C70];0)" office:value-type="string">
            <text:p>0</text:p>
          </table:table-cell>
          <table:table-cell table:style-name="ce21" table:formula="oooc:=IF([.AA70]&gt;0;([.AC70]+[.AD70]+[.AE70])/[.AA70]*[.D70];0)" office:value-type="string">
            <text:p>0</text:p>
          </table:table-cell>
          <table:table-cell table:style-name="ce21" table:formula="oooc:=IF(AND([.Z70]=&quot;Mouser&quot;;[.M70]&lt;&gt;&quot;yeah!&quot;);[.AA70];&quot;&quot;)"/>
          <table:table-cell table:style-name="ce21" table:formula="oooc:=IF(AND([.Z70]=&quot;Mouser&quot;;[.M70]&lt;&gt;&quot;yeah!&quot;);[.Q70];&quot;&quot;)"/>
          <table:table-cell table:style-name="ce21" table:formula="oooc:=IF(AND([.Z70]=&quot;DK&quot;;[.M70]&lt;&gt;&quot;yeah!&quot;);[.AA70];&quot;&quot;)"/>
          <table:table-cell table:style-name="ce21" table:formula="oooc:=IF(AND([.Z70]=&quot;DK&quot;;[.M70]&lt;&gt;&quot;yeah!&quot;);[.T70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69]+1" office:value-type="string">
            <text:p>58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IC1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LAN8720A</text:p>
          </table:table-cell>
          <table:table-cell table:style-name="ce21" office:value-type="string">
            <text:p>QFN24-0.5</text:p>
          </table:table-cell>
          <table:table-cell table:style-name="ce21" table:formula="oooc:=[.$C$2]*[.C71]+[.$C$3]*[.D71]" office:value-type="string">
            <text:p>5</text:p>
          </table:table-cell>
          <table:table-cell table:style-name="ce21"/>
          <table:table-cell table:style-name="ce23" office:value-type="string">
            <text:p>SMSC/Microchip</text:p>
          </table:table-cell>
          <table:table-cell table:style-name="ce21" office:value-type="string">
            <text:p>LAN8720A/ LAN8720AI</text:p>
          </table:table-cell>
          <table:table-cell table:style-name="ce21"/>
          <table:table-cell table:style-name="ce21" office:value-type="string">
            <text:p>886-LAN8720A-CP</text:p>
          </table:table-cell>
          <table:table-cell table:style-name="ce21" office:value-type="string">
            <text:p>0,94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LAN8720A-CP-CT-ND</text:p>
          </table:table-cell>
          <table:table-cell table:style-name="ce21" office:value-type="string">
            <text:p>0,96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Mouser +</text:p>
          </table:table-cell>
          <table:table-cell table:style-name="ce21" table:formula="oooc:=IF([.Z71]=&quot;Mouser&quot;;[.R71]*[.AA71];&quot;&quot;)" office:value-type="string">
            <text:p>5,664</text:p>
          </table:table-cell>
          <table:table-cell table:style-name="ce21" table:formula="oooc:=IF([.Z71]=&quot;DK&quot;;[.U71]*[.AA71];&quot;&quot;)"/>
          <table:table-cell table:style-name="ce21" table:formula="oooc:=IF([.Z71]=&quot;Schukat&quot;;[.X71]*[.AA71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1]&gt;0;([.AC71]+[.AD71]+[.AE71])/[.AA71]*[.C71];0)" office:value-type="string">
            <text:p>0,944</text:p>
          </table:table-cell>
          <table:table-cell table:style-name="ce21" table:formula="oooc:=IF([.AA71]&gt;0;([.AC71]+[.AD71]+[.AE71])/[.AA71]*[.D71];0)" office:value-type="string">
            <text:p>0</text:p>
          </table:table-cell>
          <table:table-cell table:style-name="ce21" table:formula="oooc:=IF(AND([.Z71]=&quot;Mouser&quot;;[.M71]&lt;&gt;&quot;yeah!&quot;);[.AA71];&quot;&quot;)" office:value-type="string">
            <text:p>6</text:p>
          </table:table-cell>
          <table:table-cell table:style-name="ce21" table:formula="oooc:=IF(AND([.Z71]=&quot;Mouser&quot;;[.M71]&lt;&gt;&quot;yeah!&quot;);[.Q71];&quot;&quot;)" office:value-type="string">
            <text:p>886-LAN8720A-CP</text:p>
          </table:table-cell>
          <table:table-cell table:style-name="ce21" table:formula="oooc:=IF(AND([.Z71]=&quot;DK&quot;;[.M71]&lt;&gt;&quot;yeah!&quot;);[.AA71];&quot;&quot;)"/>
          <table:table-cell table:style-name="ce21" table:formula="oooc:=IF(AND([.Z71]=&quot;DK&quot;;[.M71]&lt;&gt;&quot;yeah!&quot;);[.T71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1]+1" office:value-type="string">
            <text:p>59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IC2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TLV320AIC3100</text:p>
          </table:table-cell>
          <table:table-cell table:style-name="ce21" office:value-type="string">
            <text:p>QFN32-0.5</text:p>
          </table:table-cell>
          <table:table-cell table:style-name="ce21" table:formula="oooc:=[.$C$2]*[.C72]+[.$C$3]*[.D72]" office:value-type="string">
            <text:p>5</text:p>
          </table:table-cell>
          <table:table-cell table:style-name="ce21"/>
          <table:table-cell table:style-name="ce23" office:value-type="string">
            <text:p>TI</text:p>
          </table:table-cell>
          <table:table-cell table:style-name="ce21" office:value-type="string">
            <text:p>TLV320AIC3100IRHBR/T</text:p>
          </table:table-cell>
          <table:table-cell table:style-name="ce21"/>
          <table:table-cell table:style-name="ce21" office:value-type="string">
            <text:p>595-V320AIC3100IRHBT</text:p>
          </table:table-cell>
          <table:table-cell table:style-name="ce21" office:value-type="string">
            <text:p>4,5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296-25494-1-ND</text:p>
          </table:table-cell>
          <table:table-cell table:style-name="ce21" office:value-type="string">
            <text:p>4,01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DK +</text:p>
          </table:table-cell>
          <table:table-cell table:style-name="ce21" table:formula="oooc:=IF([.Z72]=&quot;Mouser&quot;;[.R72]*[.AA72];&quot;&quot;)"/>
          <table:table-cell table:style-name="ce21" table:formula="oooc:=IF([.Z72]=&quot;DK&quot;;[.U72]*[.AA72];&quot;&quot;)" office:value-type="string">
            <text:p>24,06</text:p>
          </table:table-cell>
          <table:table-cell table:style-name="ce21" table:formula="oooc:=IF([.Z72]=&quot;Schukat&quot;;[.X72]*[.AA72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2]&gt;0;([.AC72]+[.AD72]+[.AE72])/[.AA72]*[.C72];0)" office:value-type="string">
            <text:p>4,01</text:p>
          </table:table-cell>
          <table:table-cell table:style-name="ce21" table:formula="oooc:=IF([.AA72]&gt;0;([.AC72]+[.AD72]+[.AE72])/[.AA72]*[.D72];0)" office:value-type="string">
            <text:p>0</text:p>
          </table:table-cell>
          <table:table-cell table:style-name="ce21" table:formula="oooc:=IF(AND([.Z72]=&quot;Mouser&quot;;[.M72]&lt;&gt;&quot;yeah!&quot;);[.AA72];&quot;&quot;)"/>
          <table:table-cell table:style-name="ce21" table:formula="oooc:=IF(AND([.Z72]=&quot;Mouser&quot;;[.M72]&lt;&gt;&quot;yeah!&quot;);[.Q72];&quot;&quot;)"/>
          <table:table-cell table:style-name="ce21" table:formula="oooc:=IF(AND([.Z72]=&quot;DK&quot;;[.M72]&lt;&gt;&quot;yeah!&quot;);[.AA72];&quot;&quot;)" office:value-type="string">
            <text:p>6</text:p>
          </table:table-cell>
          <table:table-cell table:style-name="ce21" table:formula="oooc:=IF(AND([.Z72]=&quot;DK&quot;;[.M72]&lt;&gt;&quot;yeah!&quot;);[.T72];&quot;&quot;)" office:value-type="string">
            <text:p>296-25494-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2]+1" office:value-type="string">
            <text:p>60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IC3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TPS2500</text:p>
          </table:table-cell>
          <table:table-cell table:style-name="ce21" office:value-type="string">
            <text:p>SON10-0.5</text:p>
          </table:table-cell>
          <table:table-cell table:style-name="ce21" table:formula="oooc:=[.$C$2]*[.C73]+[.$C$3]*[.D73]" office:value-type="string">
            <text:p>5</text:p>
          </table:table-cell>
          <table:table-cell table:style-name="ce21"/>
          <table:table-cell table:style-name="ce23" office:value-type="string">
            <text:p>TI</text:p>
          </table:table-cell>
          <table:table-cell table:style-name="ce21" office:value-type="string">
            <text:p>TPS2500DRCT</text:p>
          </table:table-cell>
          <table:table-cell table:style-name="ce21"/>
          <table:table-cell table:style-name="ce21" office:value-type="string">
            <text:p>595-TPS2500DRCT</text:p>
          </table:table-cell>
          <table:table-cell table:style-name="ce21" office:value-type="string">
            <text:p>2,82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296-32462-1-ND</text:p>
          </table:table-cell>
          <table:table-cell table:style-name="ce21" office:value-type="string">
            <text:p>2,88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Mouser +</text:p>
          </table:table-cell>
          <table:table-cell table:style-name="ce21" table:formula="oooc:=IF([.Z73]=&quot;Mouser&quot;;[.R73]*[.AA73];&quot;&quot;)" office:value-type="string">
            <text:p>16,92</text:p>
          </table:table-cell>
          <table:table-cell table:style-name="ce21" table:formula="oooc:=IF([.Z73]=&quot;DK&quot;;[.U73]*[.AA73];&quot;&quot;)"/>
          <table:table-cell table:style-name="ce21" table:formula="oooc:=IF([.Z73]=&quot;Schukat&quot;;[.X73]*[.AA73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3]&gt;0;([.AC73]+[.AD73]+[.AE73])/[.AA73]*[.C73];0)" office:value-type="string">
            <text:p>2,82</text:p>
          </table:table-cell>
          <table:table-cell table:style-name="ce21" table:formula="oooc:=IF([.AA73]&gt;0;([.AC73]+[.AD73]+[.AE73])/[.AA73]*[.D73];0)" office:value-type="string">
            <text:p>0</text:p>
          </table:table-cell>
          <table:table-cell table:style-name="ce21" table:formula="oooc:=IF(AND([.Z73]=&quot;Mouser&quot;;[.M73]&lt;&gt;&quot;yeah!&quot;);[.AA73];&quot;&quot;)" office:value-type="string">
            <text:p>6</text:p>
          </table:table-cell>
          <table:table-cell table:style-name="ce21" table:formula="oooc:=IF(AND([.Z73]=&quot;Mouser&quot;;[.M73]&lt;&gt;&quot;yeah!&quot;);[.Q73];&quot;&quot;)" office:value-type="string">
            <text:p>595-TPS2500DRCT</text:p>
          </table:table-cell>
          <table:table-cell table:style-name="ce21" table:formula="oooc:=IF(AND([.Z73]=&quot;DK&quot;;[.M73]&lt;&gt;&quot;yeah!&quot;);[.AA73];&quot;&quot;)"/>
          <table:table-cell table:style-name="ce21" table:formula="oooc:=IF(AND([.Z73]=&quot;DK&quot;;[.M73]&lt;&gt;&quot;yeah!&quot;);[.T73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3]+1" office:value-type="string">
            <text:p>61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IC4, IC5, IC6, IC7, IC8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IC4, IC5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AAT4280A</text:p>
          </table:table-cell>
          <table:table-cell table:style-name="ce21" office:value-type="string">
            <text:p>SC70JW-8</text:p>
          </table:table-cell>
          <table:table-cell table:style-name="ce21" table:formula="oooc:=[.$C$2]*[.C74]+[.$C$3]*[.D74]" office:value-type="string">
            <text:p>35</text:p>
          </table:table-cell>
          <table:table-cell table:style-name="ce21"/>
          <table:table-cell table:style-name="ce23" office:value-type="string">
            <text:p>Skyworks</text:p>
          </table:table-cell>
          <table:table-cell table:style-name="ce21" office:value-type="string">
            <text:p>AAT4280A</text:p>
          </table:table-cell>
          <table:table-cell table:style-name="ce21"/>
          <table:table-cell table:style-name="ce21" office:value-type="string">
            <text:p>873-AAT4280AIJS-2-T1</text:p>
          </table:table-cell>
          <table:table-cell table:style-name="ce21" office:value-type="string">
            <text:p>0,136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863-1480-1-ND</text:p>
          </table:table-cell>
          <table:table-cell table:style-name="ce21" office:value-type="string">
            <text:p>0,21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Mouser +</text:p>
          </table:table-cell>
          <table:table-cell table:style-name="ce21" table:formula="oooc:=IF([.Z74]=&quot;Mouser&quot;;[.R74]*[.AA74];&quot;&quot;)" office:value-type="string">
            <text:p>8,16</text:p>
          </table:table-cell>
          <table:table-cell table:style-name="ce21" table:formula="oooc:=IF([.Z74]=&quot;DK&quot;;[.U74]*[.AA74];&quot;&quot;)"/>
          <table:table-cell table:style-name="ce21" table:formula="oooc:=IF([.Z74]=&quot;Schukat&quot;;[.X74]*[.AA74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4]&gt;0;([.AC74]+[.AD74]+[.AE74])/[.AA74]*[.C74];0)" office:value-type="string">
            <text:p>0,68</text:p>
          </table:table-cell>
          <table:table-cell table:style-name="ce21" table:formula="oooc:=IF([.AA74]&gt;0;([.AC74]+[.AD74]+[.AE74])/[.AA74]*[.D74];0)" office:value-type="string">
            <text:p>0,272</text:p>
          </table:table-cell>
          <table:table-cell table:style-name="ce21" table:formula="oooc:=IF(AND([.Z74]=&quot;Mouser&quot;;[.M74]&lt;&gt;&quot;yeah!&quot;);[.AA74];&quot;&quot;)" office:value-type="string">
            <text:p>60</text:p>
          </table:table-cell>
          <table:table-cell table:style-name="ce21" table:formula="oooc:=IF(AND([.Z74]=&quot;Mouser&quot;;[.M74]&lt;&gt;&quot;yeah!&quot;);[.Q74];&quot;&quot;)" office:value-type="string">
            <text:p>873-AAT4280AIJS-2-T1</text:p>
          </table:table-cell>
          <table:table-cell table:style-name="ce21" table:formula="oooc:=IF(AND([.Z74]=&quot;DK&quot;;[.M74]&lt;&gt;&quot;yeah!&quot;);[.AA74];&quot;&quot;)"/>
          <table:table-cell table:style-name="ce21" table:formula="oooc:=IF(AND([.Z74]=&quot;DK&quot;;[.M74]&lt;&gt;&quot;yeah!&quot;);[.T74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4]+1" office:value-type="string">
            <text:p>62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IC9</text:p>
          </table:table-cell>
          <table:table-cell table:style-name="ce31" office:value-type="string">
            <text:p>✓</text:p>
          </table:table-cell>
          <table:table-cell table:number-columns-repeated="2" table:style-name="ce21"/>
          <table:table-cell table:style-name="ce21" office:value-type="string">
            <text:p>IC</text:p>
          </table:table-cell>
          <table:table-cell table:style-name="ce21" office:value-type="string">
            <text:p>FXMA108</text:p>
          </table:table-cell>
          <table:table-cell table:style-name="ce21" office:value-type="string">
            <text:p>DFN20</text:p>
          </table:table-cell>
          <table:table-cell table:style-name="ce21" table:formula="oooc:=[.$C$2]*[.C75]+[.$C$3]*[.D75]" office:value-type="string">
            <text:p>5</text:p>
          </table:table-cell>
          <table:table-cell table:style-name="ce21"/>
          <table:table-cell table:style-name="ce23" office:value-type="string">
            <text:p>Fairchild</text:p>
          </table:table-cell>
          <table:table-cell table:style-name="ce21" office:value-type="string">
            <text:p>FXMA108</text:p>
          </table:table-cell>
          <table:table-cell table:style-name="ce21"/>
          <table:table-cell table:style-name="ce21" office:value-type="string">
            <text:p>512-FXMA108BQX</text:p>
          </table:table-cell>
          <table:table-cell table:style-name="ce30" office:value-type="float" office:value="1.18">
            <text:p>1.1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FXMA108BQXFSCT-ND</text:p>
          </table:table-cell>
          <table:table-cell table:style-name="ce21" office:value-type="string">
            <text:p>1,21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Mouser +</text:p>
          </table:table-cell>
          <table:table-cell table:style-name="ce21" table:formula="oooc:=IF([.Z75]=&quot;Mouser&quot;;[.R75]*[.AA75];&quot;&quot;)" office:value-type="string">
            <text:p>7,08</text:p>
          </table:table-cell>
          <table:table-cell table:style-name="ce21" table:formula="oooc:=IF([.Z75]=&quot;DK&quot;;[.U75]*[.AA75];&quot;&quot;)"/>
          <table:table-cell table:style-name="ce21" table:formula="oooc:=IF([.Z75]=&quot;Schukat&quot;;[.X75]*[.AA7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5]&gt;0;([.AC75]+[.AD75]+[.AE75])/[.AA75]*[.C75];0)" office:value-type="string">
            <text:p>1,18</text:p>
          </table:table-cell>
          <table:table-cell table:style-name="ce21" table:formula="oooc:=IF([.AA75]&gt;0;([.AC75]+[.AD75]+[.AE75])/[.AA75]*[.D75];0)" office:value-type="string">
            <text:p>0</text:p>
          </table:table-cell>
          <table:table-cell table:style-name="ce21" table:formula="oooc:=IF(AND([.Z75]=&quot;Mouser&quot;;[.M75]&lt;&gt;&quot;yeah!&quot;);[.AA75];&quot;&quot;)" office:value-type="string">
            <text:p>6</text:p>
          </table:table-cell>
          <table:table-cell table:style-name="ce21" table:formula="oooc:=IF(AND([.Z75]=&quot;Mouser&quot;;[.M75]&lt;&gt;&quot;yeah!&quot;);[.Q75];&quot;&quot;)" office:value-type="string">
            <text:p>512-FXMA108BQX</text:p>
          </table:table-cell>
          <table:table-cell table:style-name="ce21" table:formula="oooc:=IF(AND([.Z75]=&quot;DK&quot;;[.M75]&lt;&gt;&quot;yeah!&quot;);[.AA75];&quot;&quot;)"/>
          <table:table-cell table:style-name="ce21" table:formula="oooc:=IF(AND([.Z75]=&quot;DK&quot;;[.M75]&lt;&gt;&quot;yeah!&quot;);[.T75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75]+1" office:value-type="string">
            <text:p>63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MCU</text:p>
          </table:table-cell>
          <table:table-cell table:style-name="ce31" office:value-type="string">
            <text:p>✓</text:p>
          </table:table-cell>
          <table:table-cell table:number-columns-repeated="2" table:style-name="ce21"/>
          <table:table-cell table:style-name="ce21" office:value-type="string">
            <text:p>IC</text:p>
          </table:table-cell>
          <table:table-cell table:style-name="ce21" office:value-type="string">
            <text:p>NXP1837</text:p>
          </table:table-cell>
          <table:table-cell table:style-name="ce21" office:value-type="string">
            <text:p>QFP144-0.5</text:p>
          </table:table-cell>
          <table:table-cell table:style-name="ce21" table:formula="oooc:=[.$C$2]*[.C76]+[.$C$3]*[.D76]" office:value-type="string">
            <text:p>5</text:p>
          </table:table-cell>
          <table:table-cell table:style-name="ce21"/>
          <table:table-cell table:style-name="ce23" office:value-type="string">
            <text:p>NXP</text:p>
          </table:table-cell>
          <table:table-cell table:style-name="ce21" office:value-type="string">
            <text:p>LPC1837JBD144E</text:p>
          </table:table-cell>
          <table:table-cell table:style-name="ce21"/>
          <table:table-cell table:style-name="ce21" office:value-type="string">
            <text:p>771-LPC1837JBD144E</text:p>
          </table:table-cell>
          <table:table-cell table:style-name="ce21" office:value-type="string">
            <text:p>10,02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LPC1837JBD144E-ND</text:p>
          </table:table-cell>
          <table:table-cell table:style-name="ce21" office:value-type="string">
            <text:p>8,37</text:p>
          </table:table-cell>
          <table:table-cell table:style-name="ce21" office:value-type="string">
            <text:p>6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Mouser +</text:p>
          </table:table-cell>
          <table:table-cell table:style-name="ce21" table:formula="oooc:=IF([.Z76]=&quot;Mouser&quot;;[.R76]*[.AA76];&quot;&quot;)" office:value-type="string">
            <text:p>40,08</text:p>
          </table:table-cell>
          <table:table-cell table:style-name="ce21" table:formula="oooc:=IF([.Z76]=&quot;DK&quot;;[.U76]*[.AA76];&quot;&quot;)"/>
          <table:table-cell table:style-name="ce21" table:formula="oooc:=IF([.Z76]=&quot;Schukat&quot;;[.X76]*[.AA76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6]&gt;0;([.AC76]+[.AD76]+[.AE76])/[.AA76]*[.C76];0)" office:value-type="string">
            <text:p>10,02</text:p>
          </table:table-cell>
          <table:table-cell table:style-name="ce21" table:formula="oooc:=IF([.AA76]&gt;0;([.AC76]+[.AD76]+[.AE76])/[.AA76]*[.D76];0)" office:value-type="string">
            <text:p>0</text:p>
          </table:table-cell>
          <table:table-cell table:style-name="ce21" table:formula="oooc:=IF(AND([.Z76]=&quot;Mouser&quot;;[.M76]&lt;&gt;&quot;yeah!&quot;);[.AA76];&quot;&quot;)" office:value-type="string">
            <text:p>4</text:p>
          </table:table-cell>
          <table:table-cell table:style-name="ce21" table:formula="oooc:=IF(AND([.Z76]=&quot;Mouser&quot;;[.M76]&lt;&gt;&quot;yeah!&quot;);[.Q76];&quot;&quot;)" office:value-type="string">
            <text:p>771-LPC1837JBD144E</text:p>
          </table:table-cell>
          <table:table-cell table:style-name="ce21" table:formula="oooc:=IF(AND([.Z76]=&quot;DK&quot;;[.M76]&lt;&gt;&quot;yeah!&quot;);[.AA76];&quot;&quot;)"/>
          <table:table-cell table:style-name="ce21" table:formula="oooc:=IF(AND([.Z76]=&quot;DK&quot;;[.M76]&lt;&gt;&quot;yeah!&quot;);[.T76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6]+1" office:value-type="string">
            <text:p>6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MCU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NFR5182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NRF51822</text:p>
          </table:table-cell>
          <table:table-cell table:style-name="ce21" office:value-type="string">
            <text:p>QFN48-0.4</text:p>
          </table:table-cell>
          <table:table-cell table:style-name="ce21" table:formula="oooc:=[.$C$2]*[.C77]+[.$C$3]*[.D77]" office:value-type="string">
            <text:p>10</text:p>
          </table:table-cell>
          <table:table-cell table:style-name="ce25" office:value-type="string">
            <text:p>23 (alt)</text:p>
          </table:table-cell>
          <table:table-cell table:style-name="ce23" office:value-type="string">
            <text:p>Nordic Semi</text:p>
          </table:table-cell>
          <table:table-cell table:style-name="ce21" office:value-type="string">
            <text:p>NRF51822QFAA</text:p>
          </table:table-cell>
          <table:table-cell table:style-name="ce21"/>
          <table:table-cell table:style-name="ce21" office:value-type="string">
            <text:p>949-NRF51822-QFAA-R7</text:p>
          </table:table-cell>
          <table:table-cell table:style-name="ce21" office:value-type="string">
            <text:p>3,30</text:p>
          </table:table-cell>
          <table:table-cell table:style-name="ce21" office:value-type="string">
            <text:p>10</text:p>
          </table:table-cell>
          <table:table-cell table:number-columns-repeated="6" table:style-name="ce21"/>
          <table:table-cell table:style-name="ce25" office:value-type="string">
            <text:p>Rutronik</text:p>
          </table:table-cell>
          <table:table-cell table:style-name="ce25" office:value-type="float" office:value="15">
            <text:p>15</text:p>
          </table:table-cell>
          <table:table-cell table:style-name="ce25"/>
          <table:table-cell table:style-name="ce21" table:formula="oooc:=IF([.Z77]=&quot;Mouser&quot;;[.R77]*[.AA77];&quot;&quot;)"/>
          <table:table-cell table:style-name="ce21" table:formula="oooc:=IF([.Z77]=&quot;DK&quot;;[.U77]*[.AA77];&quot;&quot;)"/>
          <table:table-cell table:style-name="ce21" table:formula="oooc:=IF([.Z77]=&quot;Schukat&quot;;[.X77]*[.AA77];&quot;&quot;)"/>
          <table:table-cell table:style-name="ce25" office:value-type="string">
            <text:p>TODO: Bei Rutronik bestellen</text:p>
          </table:table-cell>
          <table:table-cell table:style-name="ce21"/>
          <table:table-cell table:style-name="ce21" table:formula="oooc:=IF([.AA77]&gt;0;([.AC77]+[.AD77]+[.AE77])/[.AA77]*[.C77];0)" office:value-type="string">
            <text:p>0</text:p>
          </table:table-cell>
          <table:table-cell table:style-name="ce21" table:formula="oooc:=IF([.AA77]&gt;0;([.AC77]+[.AD77]+[.AE77])/[.AA77]*[.D77];0)" office:value-type="string">
            <text:p>0</text:p>
          </table:table-cell>
          <table:table-cell table:style-name="ce21" table:formula="oooc:=IF(AND([.Z77]=&quot;Mouser&quot;;[.M77]&lt;&gt;&quot;yeah!&quot;);[.AA77];&quot;&quot;)"/>
          <table:table-cell table:style-name="ce21" table:formula="oooc:=IF(AND([.Z77]=&quot;Mouser&quot;;[.M77]&lt;&gt;&quot;yeah!&quot;);[.Q77];&quot;&quot;)"/>
          <table:table-cell table:style-name="ce21" table:formula="oooc:=IF(AND([.Z77]=&quot;DK&quot;;[.M77]&lt;&gt;&quot;yeah!&quot;);[.AA77];&quot;&quot;)"/>
          <table:table-cell table:style-name="ce21" table:formula="oooc:=IF(AND([.Z77]=&quot;DK&quot;;[.M77]&lt;&gt;&quot;yeah!&quot;);[.T77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7]+1" office:value-type="string">
            <text:p>65</text:p>
          </table:table-cell>
          <table:table-cell table:style-name="ce21"/>
          <table:table-cell table:style-name="ce21" office:value-type="string">
            <text:p>1</text:p>
          </table:table-cell>
          <table:table-cell table:number-columns-repeated="2" table:style-name="ce21"/>
          <table:table-cell table:style-name="ce21" office:value-type="string">
            <text:p>PN53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PN532</text:p>
          </table:table-cell>
          <table:table-cell table:style-name="ce21" office:value-type="string">
            <text:p>QFN40</text:p>
          </table:table-cell>
          <table:table-cell table:style-name="ce21" table:formula="oooc:=[.$C$2]*[.C78]+[.$C$3]*[.D78]" office:value-type="string">
            <text:p>5</text:p>
          </table:table-cell>
          <table:table-cell table:style-name="ce21"/>
          <table:table-cell table:style-name="ce23" office:value-type="string">
            <text:p>NXP</text:p>
          </table:table-cell>
          <table:table-cell table:style-name="ce21" office:value-type="string">
            <text:p>PN5321A3HN/C106;55</text:p>
          </table:table-cell>
          <table:table-cell table:style-name="ce21"/>
          <table:table-cell table:style-name="ce21" office:value-type="string">
            <text:p>771-PN5321A3HNC106</text:p>
          </table:table-cell>
          <table:table-cell table:style-name="ce21" office:value-type="string">
            <text:p>8,2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568-8600-ND</text:p>
          </table:table-cell>
          <table:table-cell table:style-name="ce21" office:value-type="string">
            <text:p>8,22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DK +</text:p>
          </table:table-cell>
          <table:table-cell table:style-name="ce21" table:formula="oooc:=IF([.Z78]=&quot;Mouser&quot;;[.R78]*[.AA78];&quot;&quot;)"/>
          <table:table-cell table:style-name="ce21" table:formula="oooc:=IF([.Z78]=&quot;DK&quot;;[.U78]*[.AA78];&quot;&quot;)" office:value-type="string">
            <text:p>24,66</text:p>
          </table:table-cell>
          <table:table-cell table:style-name="ce21" table:formula="oooc:=IF([.Z78]=&quot;Schukat&quot;;[.X78]*[.AA78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8]&gt;0;([.AC78]+[.AD78]+[.AE78])/[.AA78]*[.C78];0)" office:value-type="string">
            <text:p>0</text:p>
          </table:table-cell>
          <table:table-cell table:style-name="ce21" table:formula="oooc:=IF([.AA78]&gt;0;([.AC78]+[.AD78]+[.AE78])/[.AA78]*[.D78];0)" office:value-type="string">
            <text:p>8,22</text:p>
          </table:table-cell>
          <table:table-cell table:style-name="ce21" table:formula="oooc:=IF(AND([.Z78]=&quot;Mouser&quot;;[.M78]&lt;&gt;&quot;yeah!&quot;);[.AA78];&quot;&quot;)"/>
          <table:table-cell table:style-name="ce21" table:formula="oooc:=IF(AND([.Z78]=&quot;Mouser&quot;;[.M78]&lt;&gt;&quot;yeah!&quot;);[.Q78];&quot;&quot;)"/>
          <table:table-cell table:style-name="ce21" table:formula="oooc:=IF(AND([.Z78]=&quot;DK&quot;;[.M78]&lt;&gt;&quot;yeah!&quot;);[.AA78];&quot;&quot;)" office:value-type="string">
            <text:p>3</text:p>
          </table:table-cell>
          <table:table-cell table:style-name="ce21" table:formula="oooc:=IF(AND([.Z78]=&quot;DK&quot;;[.M78]&lt;&gt;&quot;yeah!&quot;);[.T78];&quot;&quot;)" office:value-type="string">
            <text:p>568-8600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8]+1" office:value-type="string">
            <text:p>66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PWR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PWR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LTC4080</text:p>
          </table:table-cell>
          <table:table-cell table:style-name="ce21" office:value-type="string">
            <text:p>DFN10</text:p>
          </table:table-cell>
          <table:table-cell table:style-name="ce21" table:formula="oooc:=[.$C$2]*[.C79]+[.$C$3]*[.D79]" office:value-type="string">
            <text:p>10</text:p>
          </table:table-cell>
          <table:table-cell table:style-name="ce25" office:value-type="float" office:value="4">
            <text:p>4</text:p>
          </table:table-cell>
          <table:table-cell table:style-name="ce23" office:value-type="string">
            <text:p>Linear</text:p>
          </table:table-cell>
          <table:table-cell table:style-name="ce21" office:value-type="string">
            <text:p>LTC4080</text:p>
          </table:table-cell>
          <table:table-cell table:style-name="ce21" office:value-type="string">
            <text:p>LTC4081</text:p>
          </table:table-cell>
          <table:table-cell table:number-columns-repeated="3" table:style-name="ce21"/>
          <table:table-cell table:style-name="ce21" office:value-type="string">
            <text:p>LTC4081EDD#PBF-ND</text:p>
          </table:table-cell>
          <table:table-cell table:style-name="ce21" office:value-type="string">
            <text:p>3,2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DK +</text:p>
          </table:table-cell>
          <table:table-cell table:style-name="ce21" table:formula="oooc:=IF([.Z79]=&quot;Mouser&quot;;[.R79]*[.AA79];&quot;&quot;)"/>
          <table:table-cell table:style-name="ce21" table:formula="oooc:=IF([.Z79]=&quot;DK&quot;;[.U79]*[.AA79];&quot;&quot;)" office:value-type="string">
            <text:p>25,6</text:p>
          </table:table-cell>
          <table:table-cell table:style-name="ce21" table:formula="oooc:=IF([.Z79]=&quot;Schukat&quot;;[.X79]*[.AA79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79]&gt;0;([.AC79]+[.AD79]+[.AE79])/[.AA79]*[.C79];0)" office:value-type="string">
            <text:p>3,2</text:p>
          </table:table-cell>
          <table:table-cell table:style-name="ce21" table:formula="oooc:=IF([.AA79]&gt;0;([.AC79]+[.AD79]+[.AE79])/[.AA79]*[.D79];0)" office:value-type="string">
            <text:p>3,2</text:p>
          </table:table-cell>
          <table:table-cell table:style-name="ce21" table:formula="oooc:=IF(AND([.Z79]=&quot;Mouser&quot;;[.M79]&lt;&gt;&quot;yeah!&quot;);[.AA79];&quot;&quot;)"/>
          <table:table-cell table:style-name="ce21" table:formula="oooc:=IF(AND([.Z79]=&quot;Mouser&quot;;[.M79]&lt;&gt;&quot;yeah!&quot;);[.Q79];&quot;&quot;)"/>
          <table:table-cell table:style-name="ce21" table:formula="oooc:=IF(AND([.Z79]=&quot;DK&quot;;[.M79]&lt;&gt;&quot;yeah!&quot;);[.AA79];&quot;&quot;)" office:value-type="string">
            <text:p>8</text:p>
          </table:table-cell>
          <table:table-cell table:style-name="ce21" table:formula="oooc:=IF(AND([.Z79]=&quot;DK&quot;;[.M79]&lt;&gt;&quot;yeah!&quot;);[.T79];&quot;&quot;)" office:value-type="string">
            <text:p>LTC4081EDD#PBF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79]+1" office:value-type="string">
            <text:p>67</text:p>
          </table:table-cell>
          <table:table-cell table:style-name="ce21"/>
          <table:table-cell table:style-name="ce21" office:value-type="string">
            <text:p>1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TRF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TRF7970A</text:p>
          </table:table-cell>
          <table:table-cell table:style-name="ce21" office:value-type="string">
            <text:p>QFN32-0.5</text:p>
          </table:table-cell>
          <table:table-cell table:style-name="ce21" table:formula="oooc:=[.$C$2]*[.C80]+[.$C$3]*[.D80]" office:value-type="string">
            <text:p>5</text:p>
          </table:table-cell>
          <table:table-cell table:style-name="ce21"/>
          <table:table-cell table:style-name="ce23" office:value-type="string">
            <text:p>TI</text:p>
          </table:table-cell>
          <table:table-cell table:style-name="ce21" office:value-type="string">
            <text:p>TRF7970A</text:p>
          </table:table-cell>
          <table:table-cell table:style-name="ce21"/>
          <table:table-cell table:style-name="ce21" office:value-type="string">
            <text:p>595-TRF7970ARHBR</text:p>
          </table:table-cell>
          <table:table-cell table:style-name="ce21" office:value-type="string">
            <text:p>5,5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296-29355-1-ND</text:p>
          </table:table-cell>
          <table:table-cell table:style-name="ce21" office:value-type="string">
            <text:p>5,65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Mouser +</text:p>
          </table:table-cell>
          <table:table-cell table:style-name="ce21" table:formula="oooc:=IF([.Z80]=&quot;Mouser&quot;;[.R80]*[.AA80];&quot;&quot;)" office:value-type="string">
            <text:p>16,74</text:p>
          </table:table-cell>
          <table:table-cell table:style-name="ce21" table:formula="oooc:=IF([.Z80]=&quot;DK&quot;;[.U80]*[.AA80];&quot;&quot;)"/>
          <table:table-cell table:style-name="ce21" table:formula="oooc:=IF([.Z80]=&quot;Schukat&quot;;[.X80]*[.AA80];&quot;&quot;)"/>
          <table:table-cell table:style-name="ce25" office:value-type="string">
            <text:p>TODO: Samples bestellen</text:p>
          </table:table-cell>
          <table:table-cell table:style-name="ce31" office:value-type="string">
            <text:p>✓</text:p>
          </table:table-cell>
          <table:table-cell table:style-name="ce21" table:formula="oooc:=IF([.AA80]&gt;0;([.AC80]+[.AD80]+[.AE80])/[.AA80]*[.C80];0)" office:value-type="string">
            <text:p>0</text:p>
          </table:table-cell>
          <table:table-cell table:style-name="ce21" table:formula="oooc:=IF([.AA80]&gt;0;([.AC80]+[.AD80]+[.AE80])/[.AA80]*[.D80];0)" office:value-type="string">
            <text:p>5,58</text:p>
          </table:table-cell>
          <table:table-cell table:style-name="ce21" table:formula="oooc:=IF(AND([.Z80]=&quot;Mouser&quot;;[.M80]&lt;&gt;&quot;yeah!&quot;);[.AA80];&quot;&quot;)" office:value-type="string">
            <text:p>3</text:p>
          </table:table-cell>
          <table:table-cell table:style-name="ce21" table:formula="oooc:=IF(AND([.Z80]=&quot;Mouser&quot;;[.M80]&lt;&gt;&quot;yeah!&quot;);[.Q80];&quot;&quot;)" office:value-type="string">
            <text:p>595-TRF7970ARHBR</text:p>
          </table:table-cell>
          <table:table-cell table:style-name="ce21" table:formula="oooc:=IF(AND([.Z80]=&quot;DK&quot;;[.M80]&lt;&gt;&quot;yeah!&quot;);[.AA80];&quot;&quot;)"/>
          <table:table-cell table:style-name="ce21" table:formula="oooc:=IF(AND([.Z80]=&quot;DK&quot;;[.M80]&lt;&gt;&quot;yeah!&quot;);[.T80];&quot;&quot;)"/>
          <table:table-cell table:number-columns-repeated="3" table:style-name="ce21"/>
        </table:table-row>
        <table:table-row table:style-name="ro3">
          <table:table-cell table:style-name="ce21" office:value-type="string">
            <text:p>Modules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81]=&quot;Mouser&quot;;[.R81]*[.AA81];&quot;&quot;)"/>
          <table:table-cell table:style-name="ce21" table:formula="oooc:=IF([.Z81]=&quot;DK&quot;;[.U81]*[.AA81];&quot;&quot;)"/>
          <table:table-cell table:style-name="ce21" table:formula="oooc:=IF([.Z81]=&quot;Schukat&quot;;[.X81]*[.AA81];&quot;&quot;)"/>
          <table:table-cell table:number-columns-repeated="2" table:style-name="ce21"/>
          <table:table-cell table:style-name="ce21" table:formula="oooc:=IF([.AA81]&gt;0;([.AC81]+[.AD81]+[.AE81])/[.AA81]*[.C81];0)" office:value-type="string">
            <text:p>0</text:p>
          </table:table-cell>
          <table:table-cell table:style-name="ce21" table:formula="oooc:=IF([.AA81]&gt;0;([.AC81]+[.AD81]+[.AE81])/[.AA81]*[.D81];0)" office:value-type="string">
            <text:p>0</text:p>
          </table:table-cell>
          <table:table-cell table:style-name="ce21" table:formula="oooc:=IF(AND([.Z81]=&quot;Mouser&quot;;[.M81]&lt;&gt;&quot;yeah!&quot;);[.AA81];&quot;&quot;)"/>
          <table:table-cell table:style-name="ce21" table:formula="oooc:=IF(AND([.Z81]=&quot;Mouser&quot;;[.M81]&lt;&gt;&quot;yeah!&quot;);[.Q81];&quot;&quot;)"/>
          <table:table-cell table:style-name="ce21" table:formula="oooc:=IF(AND([.Z81]=&quot;DK&quot;;[.M81]&lt;&gt;&quot;yeah!&quot;);[.AA81];&quot;&quot;)"/>
          <table:table-cell table:style-name="ce21" table:formula="oooc:=IF(AND([.Z81]=&quot;DK&quot;;[.M81]&lt;&gt;&quot;yeah!&quot;);[.T81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80]+1" office:value-type="string">
            <text:p>68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WIFI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Module</text:p>
          </table:table-cell>
          <table:table-cell table:style-name="ce21" office:value-type="string">
            <text:p>CC3000</text:p>
          </table:table-cell>
          <table:table-cell table:style-name="ce21"/>
          <table:table-cell table:style-name="ce21" table:formula="oooc:=[.$C$2]*[.C82]+[.$C$3]*[.D82]" office:value-type="string">
            <text:p>5</text:p>
          </table:table-cell>
          <table:table-cell table:style-name="ce21"/>
          <table:table-cell table:style-name="ce23" office:value-type="string">
            <text:p>TI</text:p>
          </table:table-cell>
          <table:table-cell table:style-name="ce21" office:value-type="string">
            <text:p>CC3000MOD</text:p>
          </table:table-cell>
          <table:table-cell table:style-name="ce21"/>
          <table:table-cell table:style-name="ce21" office:value-type="string">
            <text:p>595-CC3000MOD</text:p>
          </table:table-cell>
          <table:table-cell table:style-name="ce21" office:value-type="string">
            <text:p>17,5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296-35512-1-ND</text:p>
          </table:table-cell>
          <table:table-cell table:style-name="ce21" office:value-type="string">
            <text:p>18,01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ouser +</text:p>
          </table:table-cell>
          <table:table-cell table:style-name="ce21" table:formula="oooc:=IF([.Z82]=&quot;Mouser&quot;;[.R82]*[.AA82];&quot;&quot;)" office:value-type="string">
            <text:p>35,14</text:p>
          </table:table-cell>
          <table:table-cell table:style-name="ce21" table:formula="oooc:=IF([.Z82]=&quot;DK&quot;;[.U82]*[.AA82];&quot;&quot;)"/>
          <table:table-cell table:style-name="ce21" table:formula="oooc:=IF([.Z82]=&quot;Schukat&quot;;[.X82]*[.AA82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82]&gt;0;([.AC82]+[.AD82]+[.AE82])/[.AA82]*[.C82];0)" office:value-type="string">
            <text:p>17,57</text:p>
          </table:table-cell>
          <table:table-cell table:style-name="ce21" table:formula="oooc:=IF([.AA82]&gt;0;([.AC82]+[.AD82]+[.AE82])/[.AA82]*[.D82];0)" office:value-type="string">
            <text:p>0</text:p>
          </table:table-cell>
          <table:table-cell table:style-name="ce21" table:formula="oooc:=IF(AND([.Z82]=&quot;Mouser&quot;;[.M82]&lt;&gt;&quot;yeah!&quot;);[.AA82];&quot;&quot;)" office:value-type="string">
            <text:p>2</text:p>
          </table:table-cell>
          <table:table-cell table:style-name="ce21" table:formula="oooc:=IF(AND([.Z82]=&quot;Mouser&quot;;[.M82]&lt;&gt;&quot;yeah!&quot;);[.Q82];&quot;&quot;)" office:value-type="string">
            <text:p>595-CC3000MOD</text:p>
          </table:table-cell>
          <table:table-cell table:style-name="ce21" table:formula="oooc:=IF(AND([.Z82]=&quot;DK&quot;;[.M82]&lt;&gt;&quot;yeah!&quot;);[.AA82];&quot;&quot;)"/>
          <table:table-cell table:style-name="ce21" table:formula="oooc:=IF(AND([.Z82]=&quot;DK&quot;;[.M82]&lt;&gt;&quot;yeah!&quot;);[.T82];&quot;&quot;)"/>
          <table:table-cell table:number-columns-repeated="3" table:style-name="ce21"/>
        </table:table-row>
        <table:table-row table:style-name="ro3">
          <table:table-cell table:style-name="ce21" office:value-type="string">
            <text:p>Clocks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83]=&quot;Mouser&quot;;[.R83]*[.AA83];&quot;&quot;)"/>
          <table:table-cell table:style-name="ce21" table:formula="oooc:=IF([.Z83]=&quot;DK&quot;;[.U83]*[.AA83];&quot;&quot;)"/>
          <table:table-cell table:style-name="ce21" table:formula="oooc:=IF([.Z83]=&quot;Schukat&quot;;[.X83]*[.AA83];&quot;&quot;)"/>
          <table:table-cell table:number-columns-repeated="2" table:style-name="ce21"/>
          <table:table-cell table:style-name="ce21" table:formula="oooc:=IF([.AA83]&gt;0;([.AC83]+[.AD83]+[.AE83])/[.AA83]*[.C83];0)" office:value-type="string">
            <text:p>0</text:p>
          </table:table-cell>
          <table:table-cell table:style-name="ce21" table:formula="oooc:=IF([.AA83]&gt;0;([.AC83]+[.AD83]+[.AE83])/[.AA83]*[.D83];0)" office:value-type="string">
            <text:p>0</text:p>
          </table:table-cell>
          <table:table-cell table:style-name="ce21" table:formula="oooc:=IF(AND([.Z83]=&quot;Mouser&quot;;[.M83]&lt;&gt;&quot;yeah!&quot;);[.AA83];&quot;&quot;)"/>
          <table:table-cell table:style-name="ce21" table:formula="oooc:=IF(AND([.Z83]=&quot;Mouser&quot;;[.M83]&lt;&gt;&quot;yeah!&quot;);[.Q83];&quot;&quot;)"/>
          <table:table-cell table:style-name="ce21" table:formula="oooc:=IF(AND([.Z83]=&quot;DK&quot;;[.M83]&lt;&gt;&quot;yeah!&quot;);[.AA83];&quot;&quot;)"/>
          <table:table-cell table:style-name="ce21" table:formula="oooc:=IF(AND([.Z83]=&quot;DK&quot;;[.M83]&lt;&gt;&quot;yeah!&quot;);[.T83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82]+1" office:value-type="string">
            <text:p>69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X1, X3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X3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32.768KHz 12.5pF</text:p>
          </table:table-cell>
          <table:table-cell table:style-name="ce21" office:value-type="string">
            <text:p>1206</text:p>
          </table:table-cell>
          <table:table-cell table:style-name="ce21" table:formula="oooc:=[.$C$2]*[.C84]+[.$C$3]*[.D84]" office:value-type="string">
            <text:p>15</text:p>
          </table:table-cell>
          <table:table-cell table:style-name="ce21"/>
          <table:table-cell table:style-name="ce23" office:value-type="string">
            <text:p>Abracon</text:p>
          </table:table-cell>
          <table:table-cell table:style-name="ce21" office:value-type="string">
            <text:p>ABS07</text:p>
          </table:table-cell>
          <table:table-cell table:style-name="ce21" office:value-type="string">
            <text:p>TXC 9HT10-32.768KAZF-T, Citizen CM315D32768DZFT</text:p>
          </table:table-cell>
          <table:table-cell table:style-name="ce21" office:value-type="string">
            <text:p>717-9HT10-32.768KAZF</text:p>
          </table:table-cell>
          <table:table-cell table:style-name="ce21" office:value-type="string">
            <text:p>0,619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300-8814-1-ND</text:p>
          </table:table-cell>
          <table:table-cell table:style-name="ce21" office:value-type="string">
            <text:p>0,768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Mouser +</text:p>
          </table:table-cell>
          <table:table-cell table:style-name="ce21" table:formula="oooc:=IF([.Z84]=&quot;Mouser&quot;;[.R84]*[.AA84];&quot;&quot;)" office:value-type="string">
            <text:p>12,38</text:p>
          </table:table-cell>
          <table:table-cell table:style-name="ce21" table:formula="oooc:=IF([.Z84]=&quot;DK&quot;;[.U84]*[.AA84];&quot;&quot;)"/>
          <table:table-cell table:style-name="ce21" table:formula="oooc:=IF([.Z84]=&quot;Schukat&quot;;[.X84]*[.AA84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84]&gt;0;([.AC84]+[.AD84]+[.AE84])/[.AA84]*[.C84];0)" office:value-type="string">
            <text:p>1,238</text:p>
          </table:table-cell>
          <table:table-cell table:style-name="ce21" table:formula="oooc:=IF([.AA84]&gt;0;([.AC84]+[.AD84]+[.AE84])/[.AA84]*[.D84];0)" office:value-type="string">
            <text:p>0,619</text:p>
          </table:table-cell>
          <table:table-cell table:style-name="ce21" table:formula="oooc:=IF(AND([.Z84]=&quot;Mouser&quot;;[.M84]&lt;&gt;&quot;yeah!&quot;);[.AA84];&quot;&quot;)" office:value-type="string">
            <text:p>20</text:p>
          </table:table-cell>
          <table:table-cell table:style-name="ce21" table:formula="oooc:=IF(AND([.Z84]=&quot;Mouser&quot;;[.M84]&lt;&gt;&quot;yeah!&quot;);[.Q84];&quot;&quot;)" office:value-type="string">
            <text:p>717-9HT10-32.768KAZF</text:p>
          </table:table-cell>
          <table:table-cell table:style-name="ce21" table:formula="oooc:=IF(AND([.Z84]=&quot;DK&quot;;[.M84]&lt;&gt;&quot;yeah!&quot;);[.AA84];&quot;&quot;)"/>
          <table:table-cell table:style-name="ce21" table:formula="oooc:=IF(AND([.Z84]=&quot;DK&quot;;[.M84]&lt;&gt;&quot;yeah!&quot;);[.T84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84]+1" office:value-type="string">
            <text:p>70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X2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12MHz 10pF 40ppm</text:p>
          </table:table-cell>
          <table:table-cell table:style-name="ce21" office:value-type="string">
            <text:p>3.2 x 2.5</text:p>
          </table:table-cell>
          <table:table-cell table:style-name="ce21" table:formula="oooc:=[.$C$2]*[.C85]+[.$C$3]*[.D85]" office:value-type="string">
            <text:p>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AVX</text:p>
          </table:table-cell>
          <table:table-cell table:style-name="ce21" office:value-type="string">
            <text:p>CX3225GB12000P0HPQCC</text:p>
          </table:table-cell>
          <table:table-cell table:style-name="ce21" office:value-type="string">
            <text:p>ABM8G-12.000MHZ-4Y-T3</text:p>
          </table:table-cell>
          <table:table-cell table:style-name="ce21" office:value-type="string">
            <text:p>581-CX3225GB12PHPQCC</text:p>
          </table:table-cell>
          <table:table-cell table:style-name="ce21" office:value-type="string">
            <text:p>0,70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535-10901-1-ND</text:p>
          </table:table-cell>
          <table:table-cell table:style-name="ce21" office:value-type="string">
            <text:p>0,519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Bestand</text:p>
          </table:table-cell>
          <table:table-cell table:style-name="ce21" table:formula="oooc:=IF([.Z85]=&quot;Mouser&quot;;[.R85]*[.AA85];&quot;&quot;)"/>
          <table:table-cell table:style-name="ce21" table:formula="oooc:=IF([.Z85]=&quot;DK&quot;;[.U85]*[.AA85];&quot;&quot;)" office:value-type="string">
            <text:p>5,19</text:p>
          </table:table-cell>
          <table:table-cell table:style-name="ce21" table:formula="oooc:=IF([.Z85]=&quot;Schukat&quot;;[.X85]*[.AA85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85]&gt;0;([.AC85]+[.AD85]+[.AE85])/[.AA85]*[.C85];0)" office:value-type="string">
            <text:p>0,519</text:p>
          </table:table-cell>
          <table:table-cell table:style-name="ce21" table:formula="oooc:=IF([.AA85]&gt;0;([.AC85]+[.AD85]+[.AE85])/[.AA85]*[.D85];0)" office:value-type="string">
            <text:p>0</text:p>
          </table:table-cell>
          <table:table-cell table:style-name="ce21" table:formula="oooc:=IF(AND([.Z85]=&quot;Mouser&quot;;[.M85]&lt;&gt;&quot;yeah!&quot;);[.AA85];&quot;&quot;)"/>
          <table:table-cell table:style-name="ce21" table:formula="oooc:=IF(AND([.Z85]=&quot;Mouser&quot;;[.M85]&lt;&gt;&quot;yeah!&quot;);[.Q85];&quot;&quot;)"/>
          <table:table-cell table:style-name="ce21" table:formula="oooc:=IF(AND([.Z85]=&quot;DK&quot;;[.M85]&lt;&gt;&quot;yeah!&quot;);[.AA85];&quot;&quot;)"/>
          <table:table-cell table:style-name="ce21" table:formula="oooc:=IF(AND([.Z85]=&quot;DK&quot;;[.M85]&lt;&gt;&quot;yeah!&quot;);[.T85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85]+1" office:value-type="string">
            <text:p>7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X5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Y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16MHz 8pF 40ppm</text:p>
          </table:table-cell>
          <table:table-cell table:style-name="ce21" office:value-type="string">
            <text:p>2.5 x 2.0</text:p>
          </table:table-cell>
          <table:table-cell table:style-name="ce21" table:formula="oooc:=[.$C$2]*[.C86]+[.$C$3]*[.D86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AVX</text:p>
          </table:table-cell>
          <table:table-cell table:style-name="ce21" office:value-type="string">
            <text:p>CX2520DB16000D0GEJCC</text:p>
          </table:table-cell>
          <table:table-cell table:style-name="ce21"/>
          <table:table-cell table:style-name="ce21" office:value-type="string">
            <text:p>581-CX2520DB16DGEJCC</text:p>
          </table:table-cell>
          <table:table-cell table:style-name="ce21" office:value-type="string">
            <text:p>1,1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253-1122-1-ND</text:p>
          </table:table-cell>
          <table:table-cell table:style-name="ce21" office:value-type="string">
            <text:p>0,981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Bestand</text:p>
          </table:table-cell>
          <table:table-cell table:style-name="ce21" table:formula="oooc:=IF([.Z86]=&quot;Mouser&quot;;[.R86]*[.AA86];&quot;&quot;)"/>
          <table:table-cell table:style-name="ce21" table:formula="oooc:=IF([.Z86]=&quot;DK&quot;;[.U86]*[.AA86];&quot;&quot;)" office:value-type="string">
            <text:p>9,81</text:p>
          </table:table-cell>
          <table:table-cell table:style-name="ce21" table:formula="oooc:=IF([.Z86]=&quot;Schukat&quot;;[.X86]*[.AA86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86]&gt;0;([.AC86]+[.AD86]+[.AE86])/[.AA86]*[.C86];0)" office:value-type="string">
            <text:p>0,981</text:p>
          </table:table-cell>
          <table:table-cell table:style-name="ce21" table:formula="oooc:=IF([.AA86]&gt;0;([.AC86]+[.AD86]+[.AE86])/[.AA86]*[.D86];0)" office:value-type="string">
            <text:p>0,981</text:p>
          </table:table-cell>
          <table:table-cell table:style-name="ce21" table:formula="oooc:=IF(AND([.Z86]=&quot;Mouser&quot;;[.M86]&lt;&gt;&quot;yeah!&quot;);[.AA86];&quot;&quot;)"/>
          <table:table-cell table:style-name="ce21" table:formula="oooc:=IF(AND([.Z86]=&quot;Mouser&quot;;[.M86]&lt;&gt;&quot;yeah!&quot;);[.Q86];&quot;&quot;)"/>
          <table:table-cell table:style-name="ce21" table:formula="oooc:=IF(AND([.Z86]=&quot;DK&quot;;[.M86]&lt;&gt;&quot;yeah!&quot;);[.AA86];&quot;&quot;)"/>
          <table:table-cell table:style-name="ce21" table:formula="oooc:=IF(AND([.Z86]=&quot;DK&quot;;[.M86]&lt;&gt;&quot;yeah!&quot;);[.T86];&quot;&quot;)"/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86]+1" office:value-type="string">
            <text:p>72</text:p>
          </table:table-cell>
          <table:table-cell table:style-name="ce21"/>
          <table:table-cell table:style-name="ce21" office:value-type="string">
            <text:p>2</text:p>
          </table:table-cell>
          <table:table-cell table:number-columns-repeated="2" table:style-name="ce21"/>
          <table:table-cell table:style-name="ce21" office:value-type="string">
            <text:p>X_NXP, XTRF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27.12MHz 10pF 20ppm</text:p>
          </table:table-cell>
          <table:table-cell table:style-name="ce21" office:value-type="string">
            <text:p>5 x 3.2</text:p>
          </table:table-cell>
          <table:table-cell table:style-name="ce21" table:formula="oooc:=[.$C$2]*[.C87]+[.$C$3]*[.D87]" office:value-type="string">
            <text:p>10</text:p>
          </table:table-cell>
          <table:table-cell table:style-name="ce21"/>
          <table:table-cell table:style-name="ce23" office:value-type="string">
            <text:p>TXC</text:p>
          </table:table-cell>
          <table:table-cell table:style-name="ce21" office:value-type="string">
            <text:p>7B-27.120MEEQ-T</text:p>
          </table:table-cell>
          <table:table-cell table:number-columns-repeated="4" table:style-name="ce21"/>
          <table:table-cell table:style-name="ce21" office:value-type="string">
            <text:p>887-1309-1-ND</text:p>
          </table:table-cell>
          <table:table-cell table:style-name="ce21" office:value-type="string">
            <text:p>0,769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DK +</text:p>
          </table:table-cell>
          <table:table-cell table:style-name="ce21" table:formula="oooc:=IF([.Z87]=&quot;Mouser&quot;;[.R87]*[.AA87];&quot;&quot;)"/>
          <table:table-cell table:style-name="ce21" table:formula="oooc:=IF([.Z87]=&quot;DK&quot;;[.U87]*[.AA87];&quot;&quot;)" office:value-type="string">
            <text:p>15,38</text:p>
          </table:table-cell>
          <table:table-cell table:style-name="ce21" table:formula="oooc:=IF([.Z87]=&quot;Schukat&quot;;[.X87]*[.AA87];&quot;&quot;)"/>
          <table:table-cell table:style-name="ce21" office:value-type="string">
            <text:p>Tim: Checke bitte nochmal die Specs</text:p>
          </table:table-cell>
          <table:table-cell table:style-name="ce31" office:value-type="string">
            <text:p>✓</text:p>
          </table:table-cell>
          <table:table-cell table:style-name="ce21" table:formula="oooc:=IF([.AA87]&gt;0;([.AC87]+[.AD87]+[.AE87])/[.AA87]*[.C87];0)" office:value-type="string">
            <text:p>0</text:p>
          </table:table-cell>
          <table:table-cell table:style-name="ce21" table:formula="oooc:=IF([.AA87]&gt;0;([.AC87]+[.AD87]+[.AE87])/[.AA87]*[.D87];0)" office:value-type="string">
            <text:p>1,538</text:p>
          </table:table-cell>
          <table:table-cell table:style-name="ce21" table:formula="oooc:=IF(AND([.Z87]=&quot;Mouser&quot;;[.M87]&lt;&gt;&quot;yeah!&quot;);[.AA87];&quot;&quot;)"/>
          <table:table-cell table:style-name="ce21" table:formula="oooc:=IF(AND([.Z87]=&quot;Mouser&quot;;[.M87]&lt;&gt;&quot;yeah!&quot;);[.Q87];&quot;&quot;)"/>
          <table:table-cell table:style-name="ce21" table:formula="oooc:=IF(AND([.Z87]=&quot;DK&quot;;[.M87]&lt;&gt;&quot;yeah!&quot;);[.AA87];&quot;&quot;)" office:value-type="string">
            <text:p>20</text:p>
          </table:table-cell>
          <table:table-cell table:style-name="ce21" table:formula="oooc:=IF(AND([.Z87]=&quot;DK&quot;;[.M87]&lt;&gt;&quot;yeah!&quot;);[.T87];&quot;&quot;)" office:value-type="string">
            <text:p>887-1309-1-ND</text:p>
          </table:table-cell>
          <table:table-cell table:number-columns-repeated="3" table:style-name="ce21"/>
        </table:table-row>
        <table:table-row table:style-name="ro5">
          <table:table-cell table:style-name="ce21"/>
          <table:table-cell table:style-name="ce29" table:formula="oooc:=[.B87]+1" office:value-type="string">
            <text:p>73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X4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Oscillator</text:p>
          </table:table-cell>
          <table:table-cell table:style-name="ce21" office:value-type="string">
            <text:p>50MHz</text:p>
          </table:table-cell>
          <table:table-cell table:style-name="ce21" office:value-type="string">
            <text:p>2.5 x 2.0</text:p>
          </table:table-cell>
          <table:table-cell table:style-name="ce21" table:formula="oooc:=[.$C$2]*[.C88]+[.$C$3]*[.D88]" office:value-type="string">
            <text:p>5</text:p>
          </table:table-cell>
          <table:table-cell table:style-name="ce21"/>
          <table:table-cell table:style-name="ce23" office:value-type="string">
            <text:p>SiLabs</text:p>
          </table:table-cell>
          <table:table-cell table:style-name="ce21" office:value-type="string">
            <text:p>501AAA50M0000DAG</text:p>
          </table:table-cell>
          <table:table-cell table:style-name="ce21" office:value-type="string">
            <text:p>SITime SiT8103AI-13-33E-50.00000X</text:p>
          </table:table-cell>
          <table:table-cell table:style-name="ce21" office:value-type="string">
            <text:p>788-8103I-333E50X</text:p>
          </table:table-cell>
          <table:table-cell table:style-name="ce21" office:value-type="string">
            <text:p>1,4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336-2981-ND</text:p>
          </table:table-cell>
          <table:table-cell table:style-name="ce21" office:value-type="string">
            <text:p>0,8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DK +</text:p>
          </table:table-cell>
          <table:table-cell table:style-name="ce21" table:formula="oooc:=IF([.Z88]=&quot;Mouser&quot;;[.R88]*[.AA88];&quot;&quot;)"/>
          <table:table-cell table:style-name="ce21" table:formula="oooc:=IF([.Z88]=&quot;DK&quot;;[.U88]*[.AA88];&quot;&quot;)" office:value-type="string">
            <text:p>8</text:p>
          </table:table-cell>
          <table:table-cell table:style-name="ce21" table:formula="oooc:=IF([.Z88]=&quot;Schukat&quot;;[.X88]*[.AA88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88]&gt;0;([.AC88]+[.AD88]+[.AE88])/[.AA88]*[.C88];0)" office:value-type="string">
            <text:p>0,8</text:p>
          </table:table-cell>
          <table:table-cell table:style-name="ce21" table:formula="oooc:=IF([.AA88]&gt;0;([.AC88]+[.AD88]+[.AE88])/[.AA88]*[.D88];0)" office:value-type="string">
            <text:p>0</text:p>
          </table:table-cell>
          <table:table-cell table:style-name="ce21" table:formula="oooc:=IF(AND([.Z88]=&quot;Mouser&quot;;[.M88]&lt;&gt;&quot;yeah!&quot;);[.AA88];&quot;&quot;)"/>
          <table:table-cell table:style-name="ce21" table:formula="oooc:=IF(AND([.Z88]=&quot;Mouser&quot;;[.M88]&lt;&gt;&quot;yeah!&quot;);[.Q88];&quot;&quot;)"/>
          <table:table-cell table:style-name="ce21" table:formula="oooc:=IF(AND([.Z88]=&quot;DK&quot;;[.M88]&lt;&gt;&quot;yeah!&quot;);[.AA88];&quot;&quot;)" office:value-type="string">
            <text:p>10</text:p>
          </table:table-cell>
          <table:table-cell table:style-name="ce21" table:formula="oooc:=IF(AND([.Z88]=&quot;DK&quot;;[.M88]&lt;&gt;&quot;yeah!&quot;);[.T88];&quot;&quot;)" office:value-type="string">
            <text:p>336-2981-ND</text:p>
          </table:table-cell>
          <table:table-cell table:number-columns-repeated="3" table:style-name="ce21"/>
        </table:table-row>
        <table:table-row table:style-name="ro3">
          <table:table-cell table:style-name="ce21" office:value-type="string">
            <text:p>RF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89]=&quot;Mouser&quot;;[.R89]*[.AA89];&quot;&quot;)"/>
          <table:table-cell table:style-name="ce21" table:formula="oooc:=IF([.Z89]=&quot;DK&quot;;[.U89]*[.AA89];&quot;&quot;)"/>
          <table:table-cell table:style-name="ce21" table:formula="oooc:=IF([.Z89]=&quot;Schukat&quot;;[.X89]*[.AA89];&quot;&quot;)"/>
          <table:table-cell table:number-columns-repeated="2" table:style-name="ce21"/>
          <table:table-cell table:style-name="ce21" table:formula="oooc:=IF([.AA89]&gt;0;([.AC89]+[.AD89]+[.AE89])/[.AA89]*[.C89];0)" office:value-type="string">
            <text:p>0</text:p>
          </table:table-cell>
          <table:table-cell table:style-name="ce21" table:formula="oooc:=IF([.AA89]&gt;0;([.AC89]+[.AD89]+[.AE89])/[.AA89]*[.D89];0)" office:value-type="string">
            <text:p>0</text:p>
          </table:table-cell>
          <table:table-cell table:style-name="ce21" table:formula="oooc:=IF(AND([.Z89]=&quot;Mouser&quot;;[.M89]&lt;&gt;&quot;yeah!&quot;);[.AA89];&quot;&quot;)"/>
          <table:table-cell table:style-name="ce21" table:formula="oooc:=IF(AND([.Z89]=&quot;Mouser&quot;;[.M89]&lt;&gt;&quot;yeah!&quot;);[.Q89];&quot;&quot;)"/>
          <table:table-cell table:style-name="ce21" table:formula="oooc:=IF(AND([.Z89]=&quot;DK&quot;;[.M89]&lt;&gt;&quot;yeah!&quot;);[.AA89];&quot;&quot;)"/>
          <table:table-cell table:style-name="ce21" table:formula="oooc:=IF(AND([.Z89]=&quot;DK&quot;;[.M89]&lt;&gt;&quot;yeah!&quot;);[.T89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88]+1" office:value-type="string">
            <text:p>74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ANT1, ANT2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ANT2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Antenna</text:p>
          </table:table-cell>
          <table:table-cell table:style-name="ce21" office:value-type="string">
            <text:p>2.4GHz</text:p>
          </table:table-cell>
          <table:table-cell table:style-name="ce21" office:value-type="string">
            <text:p>1206</text:p>
          </table:table-cell>
          <table:table-cell table:style-name="ce21" table:formula="oooc:=[.$C$2]*[.C90]+[.$C$3]*[.D90]" office:value-type="string">
            <text:p>1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Abracon</text:p>
          </table:table-cell>
          <table:table-cell table:style-name="ce21" office:value-type="string">
            <text:p>AMCA31-2R450G-S1F</text:p>
          </table:table-cell>
          <table:table-cell table:style-name="ce21"/>
          <table:table-cell table:style-name="ce21" office:value-type="string">
            <text:p>815-CA312R450GS1FT</text:p>
          </table:table-cell>
          <table:table-cell table:style-name="ce21" office:value-type="string">
            <text:p>0,208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535-12386-1-ND</text:p>
          </table:table-cell>
          <table:table-cell table:style-name="ce21" office:value-type="string">
            <text:p>0,138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Bestand</text:p>
          </table:table-cell>
          <table:table-cell table:style-name="ce21" table:formula="oooc:=IF([.Z90]=&quot;Mouser&quot;;[.R90]*[.AA90];&quot;&quot;)"/>
          <table:table-cell table:style-name="ce21" table:formula="oooc:=IF([.Z90]=&quot;DK&quot;;[.U90]*[.AA90];&quot;&quot;)" office:value-type="string">
            <text:p>2,76</text:p>
          </table:table-cell>
          <table:table-cell table:style-name="ce21" table:formula="oooc:=IF([.Z90]=&quot;Schukat&quot;;[.X90]*[.AA90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90]&gt;0;([.AC90]+[.AD90]+[.AE90])/[.AA90]*[.C90];0)" office:value-type="string">
            <text:p>0,276</text:p>
          </table:table-cell>
          <table:table-cell table:style-name="ce21" table:formula="oooc:=IF([.AA90]&gt;0;([.AC90]+[.AD90]+[.AE90])/[.AA90]*[.D90];0)" office:value-type="string">
            <text:p>0,138</text:p>
          </table:table-cell>
          <table:table-cell table:style-name="ce21" table:formula="oooc:=IF(AND([.Z90]=&quot;Mouser&quot;;[.M90]&lt;&gt;&quot;yeah!&quot;);[.AA90];&quot;&quot;)"/>
          <table:table-cell table:style-name="ce21" table:formula="oooc:=IF(AND([.Z90]=&quot;Mouser&quot;;[.M90]&lt;&gt;&quot;yeah!&quot;);[.Q90];&quot;&quot;)"/>
          <table:table-cell table:style-name="ce21" table:formula="oooc:=IF(AND([.Z90]=&quot;DK&quot;;[.M90]&lt;&gt;&quot;yeah!&quot;);[.AA90];&quot;&quot;)"/>
          <table:table-cell table:style-name="ce21" table:formula="oooc:=IF(AND([.Z90]=&quot;DK&quot;;[.M90]&lt;&gt;&quot;yeah!&quot;);[.T90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0]+1" office:value-type="string">
            <text:p>7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BAL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BAL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Balun</text:p>
          </table:table-cell>
          <table:table-cell table:style-name="ce21" office:value-type="string">
            <text:p>for NRF51822</text:p>
          </table:table-cell>
          <table:table-cell table:style-name="ce21" office:value-type="string">
            <text:p>WLCSP5</text:p>
          </table:table-cell>
          <table:table-cell table:style-name="ce21" table:formula="oooc:=[.$C$2]*[.C91]+[.$C$3]*[.D91]" office:value-type="string">
            <text:p>10</text:p>
          </table:table-cell>
          <table:table-cell table:style-name="ce21"/>
          <table:table-cell table:style-name="ce23" office:value-type="string">
            <text:p>ST</text:p>
          </table:table-cell>
          <table:table-cell table:style-name="ce21" office:value-type="string">
            <text:p>BALF-NRF01D3</text:p>
          </table:table-cell>
          <table:table-cell table:style-name="ce21" office:value-type="string">
            <text:p>BAL-NRF01D3 (worse)</text:p>
          </table:table-cell>
          <table:table-cell table:style-name="ce25" office:value-type="string">
            <text:p>511-BAL-NRF01D3</text:p>
          </table:table-cell>
          <table:table-cell table:style-name="ce25" office:value-type="float" office:value="0.495">
            <text:p>0.495</text:p>
          </table:table-cell>
          <table:table-cell table:style-name="ce21" office:value-type="string">
            <text:p>10</text:p>
          </table:table-cell>
          <table:table-cell table:style-name="ce25" office:value-type="string">
            <text:p>497-13637-1-ND</text:p>
          </table:table-cell>
          <table:table-cell table:style-name="ce25" office:value-type="float" office:value="0.585">
            <text:p>0.585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Mouser +</text:p>
          </table:table-cell>
          <table:table-cell table:style-name="ce21" table:formula="oooc:=IF([.Z91]=&quot;Mouser&quot;;[.R91]*[.AA91];&quot;&quot;)" office:value-type="string">
            <text:p>4,95</text:p>
          </table:table-cell>
          <table:table-cell table:style-name="ce21" table:formula="oooc:=IF([.Z91]=&quot;DK&quot;;[.U91]*[.AA91];&quot;&quot;)"/>
          <table:table-cell table:style-name="ce21" table:formula="oooc:=IF([.Z91]=&quot;Schukat&quot;;[.X91]*[.AA91];&quot;&quot;)"/>
          <table:table-cell table:style-name="ce25" office:value-type="string">
            <text:p>Zus. Rutronik</text:p>
          </table:table-cell>
          <table:table-cell table:style-name="ce31" office:value-type="string">
            <text:p>✓</text:p>
          </table:table-cell>
          <table:table-cell table:style-name="ce21" table:formula="oooc:=IF([.AA91]&gt;0;([.AC91]+[.AD91]+[.AE91])/[.AA91]*[.C91];0)" office:value-type="string">
            <text:p>0,495</text:p>
          </table:table-cell>
          <table:table-cell table:style-name="ce21" table:formula="oooc:=IF([.AA91]&gt;0;([.AC91]+[.AD91]+[.AE91])/[.AA91]*[.D91];0)" office:value-type="string">
            <text:p>0,495</text:p>
          </table:table-cell>
          <table:table-cell table:style-name="ce21" table:formula="oooc:=IF(AND([.Z91]=&quot;Mouser&quot;;[.M91]&lt;&gt;&quot;yeah!&quot;);[.AA91];&quot;&quot;)" office:value-type="string">
            <text:p>10</text:p>
          </table:table-cell>
          <table:table-cell table:style-name="ce21" table:formula="oooc:=IF(AND([.Z91]=&quot;Mouser&quot;;[.M91]&lt;&gt;&quot;yeah!&quot;);[.Q91];&quot;&quot;)" office:value-type="string">
            <text:p>511-BAL-NRF01D3</text:p>
          </table:table-cell>
          <table:table-cell table:style-name="ce21" table:formula="oooc:=IF(AND([.Z91]=&quot;DK&quot;;[.M91]&lt;&gt;&quot;yeah!&quot;);[.AA91];&quot;&quot;)"/>
          <table:table-cell table:style-name="ce21" table:formula="oooc:=IF(AND([.Z91]=&quot;DK&quot;;[.M91]&lt;&gt;&quot;yeah!&quot;);[.T91];&quot;&quot;)"/>
          <table:table-cell table:number-columns-repeated="3" table:style-name="ce21"/>
        </table:table-row>
        <table:table-row table:style-name="ro3">
          <table:table-cell table:style-name="ce21" office:value-type="string">
            <text:p>Mechanical</text:p>
          </table:table-cell>
          <table:table-cell table:style-name="ce29"/>
          <table:table-cell table:number-columns-repeated="11" table:style-name="ce21"/>
          <table:table-cell table:style-name="ce23"/>
          <table:table-cell table:number-columns-repeated="14" table:style-name="ce21"/>
          <table:table-cell table:style-name="ce21" table:formula="oooc:=IF([.Z92]=&quot;Mouser&quot;;[.R92]*[.AA92];&quot;&quot;)"/>
          <table:table-cell table:style-name="ce21" table:formula="oooc:=IF([.Z92]=&quot;DK&quot;;[.U92]*[.AA92];&quot;&quot;)"/>
          <table:table-cell table:style-name="ce21" table:formula="oooc:=IF([.Z92]=&quot;Schukat&quot;;[.X92]*[.AA92];&quot;&quot;)"/>
          <table:table-cell table:number-columns-repeated="2" table:style-name="ce21"/>
          <table:table-cell table:style-name="ce21" table:formula="oooc:=IF([.AA92]&gt;0;([.AC92]+[.AD92]+[.AE92])/[.AA92]*[.C92];0)" office:value-type="string">
            <text:p>0</text:p>
          </table:table-cell>
          <table:table-cell table:style-name="ce21" table:formula="oooc:=IF([.AA92]&gt;0;([.AC92]+[.AD92]+[.AE92])/[.AA92]*[.D92];0)" office:value-type="string">
            <text:p>0</text:p>
          </table:table-cell>
          <table:table-cell table:style-name="ce21" table:formula="oooc:=IF(AND([.Z92]=&quot;Mouser&quot;;[.M92]&lt;&gt;&quot;yeah!&quot;);[.AA92];&quot;&quot;)"/>
          <table:table-cell table:style-name="ce21" table:formula="oooc:=IF(AND([.Z92]=&quot;Mouser&quot;;[.M92]&lt;&gt;&quot;yeah!&quot;);[.Q92];&quot;&quot;)"/>
          <table:table-cell table:style-name="ce21" table:formula="oooc:=IF(AND([.Z92]=&quot;DK&quot;;[.M92]&lt;&gt;&quot;yeah!&quot;);[.AA92];&quot;&quot;)"/>
          <table:table-cell table:style-name="ce21" table:formula="oooc:=IF(AND([.Z92]=&quot;DK&quot;;[.M92]&lt;&gt;&quot;yeah!&quot;);[.T92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1]+1" office:value-type="string">
            <text:p>76</text:p>
          </table:table-cell>
          <table:table-cell table:style-name="ce21" office:value-type="string">
            <text:p>2</text:p>
          </table:table-cell>
          <table:table-cell table:style-name="ce21"/>
          <table:table-cell table:style-name="ce21" office:value-type="string">
            <text:p>!PGM, RESET</text:p>
          </table:table-cell>
          <table:table-cell table:style-name="ce31" office:value-type="string">
            <text:p>✓</text:p>
          </table:table-cell>
          <table:table-cell table:style-name="ce25"/>
          <table:table-cell table:style-name="ce25" office:value-type="string">
            <text:p>✓</text:p>
          </table:table-cell>
          <table:table-cell table:style-name="ce21" office:value-type="string">
            <text:p>Button</text:p>
          </table:table-cell>
          <table:table-cell table:style-name="ce21" office:value-type="string">
            <text:p>CK-KMR2</text:p>
          </table:table-cell>
          <table:table-cell table:style-name="ce21"/>
          <table:table-cell table:style-name="ce21" table:formula="oooc:=[.$C$2]*[.C93]+[.$C$3]*[.D93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CK</text:p>
          </table:table-cell>
          <table:table-cell table:style-name="ce21" office:value-type="string">
            <text:p>KMR2xx</text:p>
          </table:table-cell>
          <table:table-cell table:style-name="ce21"/>
          <table:table-cell table:style-name="ce21" office:value-type="string">
            <text:p>611-KMR211G-LFS</text:p>
          </table:table-cell>
          <table:table-cell table:style-name="ce21" office:value-type="string">
            <text:p>0,43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KN10272CT-ND</text:p>
          </table:table-cell>
          <table:table-cell table:style-name="ce21" office:value-type="string">
            <text:p>0,48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Bestand</text:p>
          </table:table-cell>
          <table:table-cell table:style-name="ce21" table:formula="oooc:=IF([.Z93]=&quot;Mouser&quot;;[.R93]*[.AA93];&quot;&quot;)" office:value-type="string">
            <text:p>8,62</text:p>
          </table:table-cell>
          <table:table-cell table:style-name="ce21" table:formula="oooc:=IF([.Z93]=&quot;DK&quot;;[.U93]*[.AA93];&quot;&quot;)"/>
          <table:table-cell table:style-name="ce21" table:formula="oooc:=IF([.Z93]=&quot;Schukat&quot;;[.X93]*[.AA93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93]&gt;0;([.AC93]+[.AD93]+[.AE93])/[.AA93]*[.C93];0)" office:value-type="string">
            <text:p>0,862</text:p>
          </table:table-cell>
          <table:table-cell table:style-name="ce21" table:formula="oooc:=IF([.AA93]&gt;0;([.AC93]+[.AD93]+[.AE93])/[.AA93]*[.D93];0)" office:value-type="string">
            <text:p>0</text:p>
          </table:table-cell>
          <table:table-cell table:style-name="ce21" table:formula="oooc:=IF(AND([.Z93]=&quot;Mouser&quot;;[.M93]&lt;&gt;&quot;yeah!&quot;);[.AA93];&quot;&quot;)"/>
          <table:table-cell table:style-name="ce21" table:formula="oooc:=IF(AND([.Z93]=&quot;Mouser&quot;;[.M93]&lt;&gt;&quot;yeah!&quot;);[.Q93];&quot;&quot;)"/>
          <table:table-cell table:style-name="ce21" table:formula="oooc:=IF(AND([.Z93]=&quot;DK&quot;;[.M93]&lt;&gt;&quot;yeah!&quot;);[.AA93];&quot;&quot;)"/>
          <table:table-cell table:style-name="ce21" table:formula="oooc:=IF(AND([.Z93]=&quot;DK&quot;;[.M93]&lt;&gt;&quot;yeah!&quot;);[.T93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3]+1" office:value-type="string">
            <text:p>77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5VDC_IN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Barrel 5.5/2.1 2A</text:p>
          </table:table-cell>
          <table:table-cell table:style-name="ce21"/>
          <table:table-cell table:style-name="ce21" table:formula="oooc:=[.$C$2]*[.C94]+[.$C$3]*[.D94]" office:value-type="string">
            <text:p>5</text:p>
          </table:table-cell>
          <table:table-cell table:style-name="ce21"/>
          <table:table-cell table:style-name="ce23" office:value-type="string">
            <text:p>CUI</text:p>
          </table:table-cell>
          <table:table-cell table:style-name="ce21" office:value-type="string">
            <text:p>PJ 102AH</text:p>
          </table:table-cell>
          <table:table-cell table:number-columns-repeated="4" table:style-name="ce21"/>
          <table:table-cell table:style-name="ce21" office:value-type="string">
            <text:p>CP-102AH-ND</text:p>
          </table:table-cell>
          <table:table-cell table:style-name="ce21" office:value-type="string">
            <text:p>0,94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DK +</text:p>
          </table:table-cell>
          <table:table-cell table:style-name="ce21" table:formula="oooc:=IF([.Z94]=&quot;Mouser&quot;;[.R94]*[.AA94];&quot;&quot;)"/>
          <table:table-cell table:style-name="ce21" table:formula="oooc:=IF([.Z94]=&quot;DK&quot;;[.U94]*[.AA94];&quot;&quot;)" office:value-type="string">
            <text:p>5,64</text:p>
          </table:table-cell>
          <table:table-cell table:style-name="ce21" table:formula="oooc:=IF([.Z94]=&quot;Schukat&quot;;[.X94]*[.AA94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94]&gt;0;([.AC94]+[.AD94]+[.AE94])/[.AA94]*[.C94];0)" office:value-type="string">
            <text:p>0,94</text:p>
          </table:table-cell>
          <table:table-cell table:style-name="ce21" table:formula="oooc:=IF([.AA94]&gt;0;([.AC94]+[.AD94]+[.AE94])/[.AA94]*[.D94];0)" office:value-type="string">
            <text:p>0</text:p>
          </table:table-cell>
          <table:table-cell table:style-name="ce21" table:formula="oooc:=IF(AND([.Z94]=&quot;Mouser&quot;;[.M94]&lt;&gt;&quot;yeah!&quot;);[.AA94];&quot;&quot;)"/>
          <table:table-cell table:style-name="ce21" table:formula="oooc:=IF(AND([.Z94]=&quot;Mouser&quot;;[.M94]&lt;&gt;&quot;yeah!&quot;);[.Q94];&quot;&quot;)"/>
          <table:table-cell table:style-name="ce21" table:formula="oooc:=IF(AND([.Z94]=&quot;DK&quot;;[.M94]&lt;&gt;&quot;yeah!&quot;);[.AA94];&quot;&quot;)" office:value-type="string">
            <text:p>6</text:p>
          </table:table-cell>
          <table:table-cell table:style-name="ce21" table:formula="oooc:=IF(AND([.Z94]=&quot;DK&quot;;[.M94]&lt;&gt;&quot;yeah!&quot;);[.T94];&quot;&quot;)" office:value-type="string">
            <text:p>CP-102AH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4]+1" office:value-type="string">
            <text:p>7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BATT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BATT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2mm LiPo/Li-Ion</text:p>
          </table:table-cell>
          <table:table-cell table:style-name="ce21"/>
          <table:table-cell table:style-name="ce21" table:formula="oooc:=[.$C$2]*[.C95]+[.$C$3]*[.D95]" office:value-type="string">
            <text:p>10</text:p>
          </table:table-cell>
          <table:table-cell table:style-name="ce21"/>
          <table:table-cell table:style-name="ce23" office:value-type="string">
            <text:p>JST</text:p>
          </table:table-cell>
          <table:table-cell table:style-name="ce21" office:value-type="string">
            <text:p>PH-H</text:p>
          </table:table-cell>
          <table:table-cell table:number-columns-repeated="4" table:style-name="ce21"/>
          <table:table-cell table:style-name="ce21" office:value-type="string">
            <text:p>455-1749-1-ND </text:p>
          </table:table-cell>
          <table:table-cell table:style-name="ce21" office:value-type="string">
            <text:p>0,414</text:p>
          </table:table-cell>
          <table:table-cell table:style-name="ce21" office:value-type="string">
            <text:p>10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DK +</text:p>
          </table:table-cell>
          <table:table-cell table:style-name="ce21" table:formula="oooc:=IF([.Z95]=&quot;Mouser&quot;;[.R95]*[.AA95];&quot;&quot;)"/>
          <table:table-cell table:style-name="ce21" table:formula="oooc:=IF([.Z95]=&quot;DK&quot;;[.U95]*[.AA95];&quot;&quot;)" office:value-type="string">
            <text:p>6,21</text:p>
          </table:table-cell>
          <table:table-cell table:style-name="ce21" table:formula="oooc:=IF([.Z95]=&quot;Schukat&quot;;[.X95]*[.AA95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95]&gt;0;([.AC95]+[.AD95]+[.AE95])/[.AA95]*[.C95];0)" office:value-type="string">
            <text:p>0,414</text:p>
          </table:table-cell>
          <table:table-cell table:style-name="ce21" table:formula="oooc:=IF([.AA95]&gt;0;([.AC95]+[.AD95]+[.AE95])/[.AA95]*[.D95];0)" office:value-type="string">
            <text:p>0,414</text:p>
          </table:table-cell>
          <table:table-cell table:style-name="ce21" table:formula="oooc:=IF(AND([.Z95]=&quot;Mouser&quot;;[.M95]&lt;&gt;&quot;yeah!&quot;);[.AA95];&quot;&quot;)"/>
          <table:table-cell table:style-name="ce21" table:formula="oooc:=IF(AND([.Z95]=&quot;Mouser&quot;;[.M95]&lt;&gt;&quot;yeah!&quot;);[.Q95];&quot;&quot;)"/>
          <table:table-cell table:style-name="ce21" table:formula="oooc:=IF(AND([.Z95]=&quot;DK&quot;;[.M95]&lt;&gt;&quot;yeah!&quot;);[.AA95];&quot;&quot;)" office:value-type="string">
            <text:p>15</text:p>
          </table:table-cell>
          <table:table-cell table:style-name="ce21" table:formula="oooc:=IF(AND([.Z95]=&quot;DK&quot;;[.M95]&lt;&gt;&quot;yeah!&quot;);[.T95];&quot;&quot;)" office:value-type="string">
            <text:p>455-1749-1-ND 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5]+1" office:value-type="string">
            <text:p>79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ETH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RJ45-Mag-LEDs</text:p>
          </table:table-cell>
          <table:table-cell table:style-name="ce21"/>
          <table:table-cell table:style-name="ce21" table:formula="oooc:=[.$C$2]*[.C96]+[.$C$3]*[.D96]" office:value-type="string">
            <text:p>5</text:p>
          </table:table-cell>
          <table:table-cell table:style-name="ce21"/>
          <table:table-cell table:style-name="ce23" office:value-type="string">
            <text:p>WIZnet</text:p>
          </table:table-cell>
          <table:table-cell table:style-name="ce21" office:value-type="string">
            <text:p>RB1-125BAG1A</text:p>
          </table:table-cell>
          <table:table-cell table:style-name="ce21"/>
          <table:table-cell table:style-name="ce21" office:value-type="string">
            <text:p>950-RB1-125BAG1A</text:p>
          </table:table-cell>
          <table:table-cell table:style-name="ce21" office:value-type="string">
            <text:p>2,1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278-1011-ND</text:p>
          </table:table-cell>
          <table:table-cell table:style-name="ce21" office:value-type="string">
            <text:p>2,16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D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DK +</text:p>
          </table:table-cell>
          <table:table-cell table:style-name="ce21" table:formula="oooc:=IF([.Z96]=&quot;Mouser&quot;;[.R96]*[.AA96];&quot;&quot;)"/>
          <table:table-cell table:style-name="ce21" table:formula="oooc:=IF([.Z96]=&quot;DK&quot;;[.U96]*[.AA96];&quot;&quot;)" office:value-type="string">
            <text:p>21,6</text:p>
          </table:table-cell>
          <table:table-cell table:style-name="ce21" table:formula="oooc:=IF([.Z96]=&quot;Schukat&quot;;[.X96]*[.AA96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96]&gt;0;([.AC96]+[.AD96]+[.AE96])/[.AA96]*[.C96];0)" office:value-type="string">
            <text:p>2,16</text:p>
          </table:table-cell>
          <table:table-cell table:style-name="ce21" table:formula="oooc:=IF([.AA96]&gt;0;([.AC96]+[.AD96]+[.AE96])/[.AA96]*[.D96];0)" office:value-type="string">
            <text:p>0</text:p>
          </table:table-cell>
          <table:table-cell table:style-name="ce21" table:formula="oooc:=IF(AND([.Z96]=&quot;Mouser&quot;;[.M96]&lt;&gt;&quot;yeah!&quot;);[.AA96];&quot;&quot;)"/>
          <table:table-cell table:style-name="ce21" table:formula="oooc:=IF(AND([.Z96]=&quot;Mouser&quot;;[.M96]&lt;&gt;&quot;yeah!&quot;);[.Q96];&quot;&quot;)"/>
          <table:table-cell table:style-name="ce21" table:formula="oooc:=IF(AND([.Z96]=&quot;DK&quot;;[.M96]&lt;&gt;&quot;yeah!&quot;);[.AA96];&quot;&quot;)" office:value-type="string">
            <text:p>10</text:p>
          </table:table-cell>
          <table:table-cell table:style-name="ce21" table:formula="oooc:=IF(AND([.Z96]=&quot;DK&quot;;[.M96]&lt;&gt;&quot;yeah!&quot;);[.T96];&quot;&quot;)" office:value-type="string">
            <text:p>1278-1011-ND</text:p>
          </table:table-cell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6]+1" office:value-type="string">
            <text:p>80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HEADPHONE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3.5mm stereo</text:p>
          </table:table-cell>
          <table:table-cell table:style-name="ce21"/>
          <table:table-cell table:style-name="ce21" table:formula="oooc:=[.$C$2]*[.C97]+[.$C$3]*[.D97]" office:value-type="string">
            <text:p>5</text:p>
          </table:table-cell>
          <table:table-cell table:style-name="ce21"/>
          <table:table-cell table:style-name="ce23" office:value-type="string">
            <text:p>CUI</text:p>
          </table:table-cell>
          <table:table-cell table:style-name="ce21" office:value-type="string">
            <text:p>SJ 3523</text:p>
          </table:table-cell>
          <table:table-cell table:style-name="ce21" office:value-type="string">
            <text:p>Switchcraft 35RASMT2BHNTRX</text:p>
          </table:table-cell>
          <table:table-cell table:style-name="ce21" office:value-type="string">
            <text:p>502-35RASMT2BHNTRX</text:p>
          </table:table-cell>
          <table:table-cell table:style-name="ce21" office:value-type="string">
            <text:p>0,52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P-3523SJCT-ND</text:p>
          </table:table-cell>
          <table:table-cell table:style-name="ce21" office:value-type="string">
            <text:p>1,06</text:p>
          </table:table-cell>
          <table:table-cell table:style-name="ce21" office:value-type="string">
            <text:p>1</text:p>
          </table:table-cell>
          <table:table-cell table:number-columns-repeated="3" table:style-name="ce21"/>
          <table:table-cell table:style-name="ce25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Mouser +</text:p>
          </table:table-cell>
          <table:table-cell table:style-name="ce21" table:formula="oooc:=IF([.Z97]=&quot;Mouser&quot;;[.R97]*[.AA97];&quot;&quot;)" office:value-type="string">
            <text:p>5,28</text:p>
          </table:table-cell>
          <table:table-cell table:style-name="ce21" table:formula="oooc:=IF([.Z97]=&quot;DK&quot;;[.U97]*[.AA97];&quot;&quot;)"/>
          <table:table-cell table:style-name="ce21" table:formula="oooc:=IF([.Z97]=&quot;Schukat&quot;;[.X97]*[.AA97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97]&gt;0;([.AC97]+[.AD97]+[.AE97])/[.AA97]*[.C97];0)" office:value-type="string">
            <text:p>0,528</text:p>
          </table:table-cell>
          <table:table-cell table:style-name="ce21" table:formula="oooc:=IF([.AA97]&gt;0;([.AC97]+[.AD97]+[.AE97])/[.AA97]*[.D97];0)" office:value-type="string">
            <text:p>0</text:p>
          </table:table-cell>
          <table:table-cell table:style-name="ce21" table:formula="oooc:=IF(AND([.Z97]=&quot;Mouser&quot;;[.M97]&lt;&gt;&quot;yeah!&quot;);[.AA97];&quot;&quot;)" office:value-type="string">
            <text:p>10</text:p>
          </table:table-cell>
          <table:table-cell table:style-name="ce21" table:formula="oooc:=IF(AND([.Z97]=&quot;Mouser&quot;;[.M97]&lt;&gt;&quot;yeah!&quot;);[.Q97];&quot;&quot;)" office:value-type="string">
            <text:p>502-35RASMT2BHNTRX</text:p>
          </table:table-cell>
          <table:table-cell table:style-name="ce21" table:formula="oooc:=IF(AND([.Z97]=&quot;DK&quot;;[.M97]&lt;&gt;&quot;yeah!&quot;);[.AA97];&quot;&quot;)"/>
          <table:table-cell table:style-name="ce21" table:formula="oooc:=IF(AND([.Z97]=&quot;DK&quot;;[.M97]&lt;&gt;&quot;yeah!&quot;);[.T97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7]+1" office:value-type="string">
            <text:p>81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1" office:value-type="string">
            <text:p>SD_CARD</text:p>
          </table:table-cell>
          <table:table-cell table:style-name="ce31" office:value-type="string">
            <text:p>✓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SD card holder</text:p>
          </table:table-cell>
          <table:table-cell table:style-name="ce21"/>
          <table:table-cell table:style-name="ce21" table:formula="oooc:=[.$C$2]*[.C98]+[.$C$3]*[.D98]" office:value-type="string">
            <text:p>5</text:p>
          </table:table-cell>
          <table:table-cell table:style-name="ce21"/>
          <table:table-cell table:style-name="ce23" office:value-type="string">
            <text:p>Amphenol</text:p>
          </table:table-cell>
          <table:table-cell table:style-name="ce21" office:value-type="string">
            <text:p>101_00313</text:p>
          </table:table-cell>
          <table:table-cell table:style-name="ce21"/>
          <table:table-cell table:style-name="ce21" office:value-type="string">
            <text:p>523-101-00313-68-02</text:p>
          </table:table-cell>
          <table:table-cell table:style-name="ce21" office:value-type="string">
            <text:p>1,53</text:p>
          </table:table-cell>
          <table:table-cell table:style-name="ce21" office:value-type="string">
            <text:p>1</text:p>
          </table:table-cell>
          <table:table-cell table:number-columns-repeated="6" table:style-name="ce21"/>
          <table:table-cell table:style-name="ce25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Mouser +</text:p>
          </table:table-cell>
          <table:table-cell table:style-name="ce21" table:formula="oooc:=IF([.Z98]=&quot;Mouser&quot;;[.R98]*[.AA98];&quot;&quot;)" office:value-type="string">
            <text:p>15,3</text:p>
          </table:table-cell>
          <table:table-cell table:style-name="ce21" table:formula="oooc:=IF([.Z98]=&quot;DK&quot;;[.U98]*[.AA98];&quot;&quot;)"/>
          <table:table-cell table:style-name="ce21" table:formula="oooc:=IF([.Z98]=&quot;Schukat&quot;;[.X98]*[.AA98];&quot;&quot;)"/>
          <table:table-cell table:style-name="ce21"/>
          <table:table-cell table:style-name="ce31" office:value-type="string">
            <text:p>✓</text:p>
          </table:table-cell>
          <table:table-cell table:style-name="ce21" table:formula="oooc:=IF([.AA98]&gt;0;([.AC98]+[.AD98]+[.AE98])/[.AA98]*[.C98];0)" office:value-type="string">
            <text:p>1,53</text:p>
          </table:table-cell>
          <table:table-cell table:style-name="ce21" table:formula="oooc:=IF([.AA98]&gt;0;([.AC98]+[.AD98]+[.AE98])/[.AA98]*[.D98];0)" office:value-type="string">
            <text:p>0</text:p>
          </table:table-cell>
          <table:table-cell table:style-name="ce21" table:formula="oooc:=IF(AND([.Z98]=&quot;Mouser&quot;;[.M98]&lt;&gt;&quot;yeah!&quot;);[.AA98];&quot;&quot;)" office:value-type="string">
            <text:p>10</text:p>
          </table:table-cell>
          <table:table-cell table:style-name="ce21" table:formula="oooc:=IF(AND([.Z98]=&quot;Mouser&quot;;[.M98]&lt;&gt;&quot;yeah!&quot;);[.Q98];&quot;&quot;)" office:value-type="string">
            <text:p>523-101-00313-68-02</text:p>
          </table:table-cell>
          <table:table-cell table:style-name="ce21" table:formula="oooc:=IF(AND([.Z98]=&quot;DK&quot;;[.M98]&lt;&gt;&quot;yeah!&quot;);[.AA98];&quot;&quot;)"/>
          <table:table-cell table:style-name="ce21" table:formula="oooc:=IF(AND([.Z98]=&quot;DK&quot;;[.M98]&lt;&gt;&quot;yeah!&quot;);[.T98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8]+1" office:value-type="string">
            <text:p>82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5" office:value-type="string">
            <text:p>USB1</text:p>
          </table:table-cell>
          <table:table-cell table:style-name="ce31" office:value-type="string">
            <text:p>✓</text:p>
          </table:table-cell>
          <table:table-cell table:style-name="ce21" office:value-type="string">
            <text:p>USB</text:p>
          </table:table-cell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Micro USB-B</text:p>
          </table:table-cell>
          <table:table-cell table:style-name="ce21"/>
          <table:table-cell table:style-name="ce21" table:formula="oooc:=[.$C$2]*[.C99]+[.$C$3]*[.D99]" office:value-type="string">
            <text:p>10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FCI</text:p>
          </table:table-cell>
          <table:table-cell table:style-name="ce21" office:value-type="string">
            <text:p>10104110-0001LF</text:p>
          </table:table-cell>
          <table:table-cell table:style-name="ce21"/>
          <table:table-cell table:style-name="ce21" office:value-type="string">
            <text:p>649-10104110-0001LF</text:p>
          </table:table-cell>
          <table:table-cell table:style-name="ce21" office:value-type="string">
            <text:p>0,431</text:p>
          </table:table-cell>
          <table:table-cell table:style-name="ce21" office:value-type="string">
            <text:p>10</text:p>
          </table:table-cell>
          <table:table-cell table:number-columns-repeated="6" table:style-name="ce21"/>
          <table:table-cell table:style-name="ce25" office:value-type="string">
            <text:p>Mouse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Bestand</text:p>
          </table:table-cell>
          <table:table-cell table:style-name="ce21" table:formula="oooc:=IF([.Z99]=&quot;Mouser&quot;;[.R99]*[.AA99];&quot;&quot;)" office:value-type="string">
            <text:p>8,62</text:p>
          </table:table-cell>
          <table:table-cell table:style-name="ce21" table:formula="oooc:=IF([.Z99]=&quot;DK&quot;;[.U99]*[.AA99];&quot;&quot;)"/>
          <table:table-cell table:style-name="ce21" table:formula="oooc:=IF([.Z99]=&quot;Schukat&quot;;[.X99]*[.AA99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99]&gt;0;([.AC99]+[.AD99]+[.AE99])/[.AA99]*[.C99];0)" office:value-type="string">
            <text:p>0,431</text:p>
          </table:table-cell>
          <table:table-cell table:style-name="ce21" table:formula="oooc:=IF([.AA99]&gt;0;([.AC99]+[.AD99]+[.AE99])/[.AA99]*[.D99];0)" office:value-type="string">
            <text:p>0,431</text:p>
          </table:table-cell>
          <table:table-cell table:style-name="ce21" table:formula="oooc:=IF(AND([.Z99]=&quot;Mouser&quot;;[.M99]&lt;&gt;&quot;yeah!&quot;);[.AA99];&quot;&quot;)"/>
          <table:table-cell table:style-name="ce21" table:formula="oooc:=IF(AND([.Z99]=&quot;Mouser&quot;;[.M99]&lt;&gt;&quot;yeah!&quot;);[.Q99];&quot;&quot;)"/>
          <table:table-cell table:style-name="ce21" table:formula="oooc:=IF(AND([.Z99]=&quot;DK&quot;;[.M99]&lt;&gt;&quot;yeah!&quot;);[.AA99];&quot;&quot;)"/>
          <table:table-cell table:style-name="ce21" table:formula="oooc:=IF(AND([.Z99]=&quot;DK&quot;;[.M99]&lt;&gt;&quot;yeah!&quot;);[.T99];&quot;&quot;)"/>
          <table:table-cell table:number-columns-repeated="3" table:style-name="ce21"/>
        </table:table-row>
        <table:table-row table:style-name="ro3">
          <table:table-cell table:style-name="ce21"/>
          <table:table-cell table:style-name="ce29" table:formula="oooc:=[.B99]+1" office:value-type="string">
            <text:p>83</text:p>
          </table:table-cell>
          <table:table-cell table:style-name="ce21" office:value-type="string">
            <text:p>1</text:p>
          </table:table-cell>
          <table:table-cell table:style-name="ce21"/>
          <table:table-cell table:style-name="ce25" office:value-type="string">
            <text:p>USB0</text:p>
          </table:table-cell>
          <table:table-cell table:style-name="ce25" office:value-type="string">
            <text:p>?</text:p>
          </table:table-cell>
          <table:table-cell table:style-name="ce21"/>
          <table:table-cell table:style-name="ce25" office:value-type="string">
            <text:p>✓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Micro USB-AB</text:p>
          </table:table-cell>
          <table:table-cell table:style-name="ce21"/>
          <table:table-cell table:style-name="ce21" table:formula="oooc:=[.$C$2]*[.C100]+[.$C$3]*[.D100]" office:value-type="string">
            <text:p>5</text:p>
          </table:table-cell>
          <table:table-cell table:style-name="ce25" office:value-type="string">
            <text:p>yeah!</text:p>
          </table:table-cell>
          <table:table-cell table:style-name="ce23" office:value-type="string">
            <text:p>FCI</text:p>
          </table:table-cell>
          <table:table-cell table:style-name="ce21" office:value-type="string">
            <text:p>10104111-0001LF</text:p>
          </table:table-cell>
          <table:table-cell table:style-name="ce21"/>
          <table:table-cell table:style-name="ce21" office:value-type="string">
            <text:p>649-10104111-0001LF</text:p>
          </table:table-cell>
          <table:table-cell table:style-name="ce21" office:value-type="string">
            <text:p>0,431</text:p>
          </table:table-cell>
          <table:table-cell table:style-name="ce21" office:value-type="string">
            <text:p>10</text:p>
          </table:table-cell>
          <table:table-cell table:number-columns-repeated="6" table:style-name="ce21"/>
          <table:table-cell table:style-name="ce25" office:value-type="string">
            <text:p>Mouse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Bestand</text:p>
          </table:table-cell>
          <table:table-cell table:style-name="ce21" table:formula="oooc:=IF([.Z100]=&quot;Mouser&quot;;[.R100]*[.AA100];&quot;&quot;)" office:value-type="string">
            <text:p>4,31</text:p>
          </table:table-cell>
          <table:table-cell table:style-name="ce21" table:formula="oooc:=IF([.Z100]=&quot;DK&quot;;[.U100]*[.AA100];&quot;&quot;)"/>
          <table:table-cell table:style-name="ce21" table:formula="oooc:=IF([.Z100]=&quot;Schukat&quot;;[.X100]*[.AA100];&quot;&quot;)"/>
          <table:table-cell table:style-name="ce21"/>
          <table:table-cell table:style-name="ce25" office:value-type="string">
            <text:p>(✓)</text:p>
          </table:table-cell>
          <table:table-cell table:style-name="ce21" table:formula="oooc:=IF([.AA100]&gt;0;([.AC100]+[.AD100]+[.AE100])/[.AA100]*[.C100];0)" office:value-type="string">
            <text:p>0,431</text:p>
          </table:table-cell>
          <table:table-cell table:style-name="ce21" table:formula="oooc:=IF([.AA100]&gt;0;([.AC100]+[.AD100]+[.AE100])/[.AA100]*[.D100];0)" office:value-type="string">
            <text:p>0</text:p>
          </table:table-cell>
          <table:table-cell table:style-name="ce21" table:formula="oooc:=IF(AND([.Z100]=&quot;Mouser&quot;;[.M100]&lt;&gt;&quot;yeah!&quot;);[.AA100];&quot;&quot;)"/>
          <table:table-cell table:style-name="ce21" table:formula="oooc:=IF(AND([.Z100]=&quot;Mouser&quot;;[.M100]&lt;&gt;&quot;yeah!&quot;);[.Q100];&quot;&quot;)"/>
          <table:table-cell table:style-name="ce21" table:formula="oooc:=IF(AND([.Z100]=&quot;DK&quot;;[.M100]&lt;&gt;&quot;yeah!&quot;);[.AA100];&quot;&quot;)"/>
          <table:table-cell table:style-name="ce21" table:formula="oooc:=IF(AND([.Z100]=&quot;DK&quot;;[.M100]&lt;&gt;&quot;yeah!&quot;);[.T100];&quot;&quot;)"/>
          <table:table-cell table:number-columns-repeated="3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1" table:style-name="ce21"/>
          <table:table-cell table:style-name="ce21" table:formula="oooc:=IF(AND([.Z101]=&quot;Mouser&quot;;[.M101]&lt;&gt;&quot;yeah!&quot;);[.AA101];&quot;&quot;)"/>
          <table:table-cell table:style-name="ce21" table:formula="oooc:=IF(AND([.Z101]=&quot;Mouser&quot;;[.M101]&lt;&gt;&quot;yeah!&quot;);[.Q101];&quot;&quot;)"/>
          <table:table-cell table:style-name="ce21" table:formula="oooc:=IF(AND([.Z101]=&quot;DK&quot;;[.M101]&lt;&gt;&quot;yeah!&quot;);[.AA101];&quot;&quot;)"/>
          <table:table-cell table:style-name="ce21" table:formula="oooc:=IF(AND([.Z101]=&quot;DK&quot;;[.M101]&lt;&gt;&quot;yeah!&quot;);[.T101];&quot;&quot;)"/>
          <table:table-cell table:number-columns-repeated="3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4" table:style-name="ce21"/>
          <table:table-cell table:style-name="ce25" office:value-type="string">
            <text:p>ARM DEBUGs</text:p>
          </table:table-cell>
          <table:table-cell table:number-columns-repeated="8" table:style-name="ce21"/>
          <table:table-cell table:style-name="ce23"/>
          <table:table-cell table:number-columns-repeated="10" table:style-name="ce21"/>
          <table:table-cell table:style-name="ce25" office:value-type="string">
            <text:p>SUM</text:p>
          </table:table-cell>
          <table:table-cell table:number-columns-repeated="3" table:style-name="ce21"/>
          <table:table-cell table:style-name="ce21" table:formula="oooc:=SUM([.AC9:.AC101])" office:value-type="string">
            <text:p>227,014</text:p>
          </table:table-cell>
          <table:table-cell table:style-name="ce21" table:formula="oooc:=SUM([.AD9:.AD101])" office:value-type="string">
            <text:p>206,92</text:p>
          </table:table-cell>
          <table:table-cell table:style-name="ce21" table:formula="oooc:=SUM([.AE9:.AE101])" office:value-type="string">
            <text:p>57,8</text:p>
          </table:table-cell>
          <table:table-cell table:number-columns-repeated="2" table:style-name="ce21"/>
          <table:table-cell table:style-name="ce21" table:formula="oooc:=SUM([.AH9:.AH101])" office:value-type="string">
            <text:p>58,08181</text:p>
          </table:table-cell>
          <table:table-cell table:style-name="ce21" table:formula="oooc:=SUM([.AI9:.AI101])" office:value-type="string">
            <text:p>23,55648</text:p>
          </table:table-cell>
          <table:table-cell table:number-columns-repeated="7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12" table:style-name="ce21"/>
          <table:table-cell table:style-name="ce25" office:value-type="string">
            <text:p>#DK</text:p>
          </table:table-cell>
          <table:table-cell table:style-name="ce21" table:formula="oooc:=COUNTIF([.AB9:.AB101];&quot;=DK +&quot;)" office:value-type="string">
            <text:p>36</text:p>
          </table:table-cell>
          <table:table-cell table:number-columns-repeated="14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12" table:style-name="ce21"/>
          <table:table-cell table:style-name="ce25" office:value-type="string">
            <text:p>#Mouser</text:p>
          </table:table-cell>
          <table:table-cell table:style-name="ce21" table:formula="oooc:=COUNTIF([.AB9:.AB101];&quot;=Mouser +&quot;)" office:value-type="string">
            <text:p>23</text:p>
          </table:table-cell>
          <table:table-cell table:number-columns-repeated="14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12" table:style-name="ce21"/>
          <table:table-cell table:style-name="ce25" office:value-type="string">
            <text:p>#Schukat</text:p>
          </table:table-cell>
          <table:table-cell table:style-name="ce21" table:formula="oooc:=COUNTIF([.AB9:.AB101];&quot;=Schukat&quot;)" office:value-type="string">
            <text:p>5</text:p>
          </table:table-cell>
          <table:table-cell table:number-columns-repeated="14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  <table:table-row table:style-name="ro3">
          <table:table-cell table:number-columns-repeated="13" table:style-name="ce21"/>
          <table:table-cell table:style-name="ce23"/>
          <table:table-cell table:number-columns-repeated="28" table:style-name="ce21"/>
        </table:table-row>
      </table:table>
      <table:table table:name="BOM clean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number-columns-repeated="2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11" table:default-cell-style-name="ce15"/>
        <table:table-column table:style-name="co23" table:default-cell-style-name="ce15"/>
        <table:table-column table:style-name="co24" table:default-cell-style-name="ce15"/>
        <table:table-column table:style-name="co8" table:number-columns-repeated="14" table:default-cell-style-name="ce15"/>
        <table:table-column table:style-name="co25" table:default-cell-style-name="ce15" table:number-columns-repeated="222"/>
        <table:table-row table:style-name="ro4">
          <table:table-cell table:style-name="ce22"/>
          <table:table-cell table:style-name="ce22" office:value-type="string">
            <text:p>BOM #</text:p>
          </table:table-cell>
          <table:table-cell table:style-name="ce22" office:value-type="string">
            <text:p># Sparrow</text:p>
          </table:table-cell>
          <table:table-cell table:style-name="ce22" office:value-type="string">
            <text:p>Parts sparrow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Value</text:p>
          </table:table-cell>
          <table:table-cell table:style-name="ce22" office:value-type="string">
            <text:p>Shape</text:p>
          </table:table-cell>
          <table:table-cell table:style-name="ce24" office:value-type="string">
            <text:p>Manuf</text:p>
          </table:table-cell>
          <table:table-cell table:style-name="ce22" office:value-type="string">
            <text:p>Model</text:p>
          </table:table-cell>
          <table:table-cell table:style-name="ce22" office:value-type="string">
            <text:p>Alt</text:p>
          </table:table-cell>
          <table:table-cell table:style-name="ce22" office:value-type="string">
            <text:p>Mouser #</text:p>
          </table:table-cell>
          <table:table-cell table:style-name="ce22" office:value-type="string">
            <text:p>DK #</text:p>
          </table:table-cell>
          <table:table-cell table:number-columns-repeated="2" table:style-name="ce22"/>
          <table:table-cell table:style-name="ce26"/>
          <table:table-cell table:number-columns-repeated="2" table:style-name="ce22"/>
          <table:table-cell table:number-columns-repeated="6" table:style-name="ce26"/>
          <table:table-cell table:style-name="ce22"/>
          <table:table-cell table:number-columns-repeated="2" table:style-name="ce26"/>
          <table:table-cell table:style-name="ce22"/>
          <table:table-cell table:number-columns-repeated="4" table:style-name="ce26"/>
          <table:table-cell table:number-columns-repeated="3" table:style-name="ce22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style-name="ce27" office:value-type="string">
            <text:p>Resistors</text:p>
          </table:table-cell>
          <table:table-cell table:style-name="ce21"/>
          <table:table-cell table:style-name="ce22"/>
          <table:table-cell table:number-columns-repeated="4" table:style-name="ce21"/>
          <table:table-cell table:style-name="ce23"/>
          <table:table-cell table:number-columns-repeated="26" table:style-name="ce21"/>
        </table:table-row>
        <table:table-row table:style-name="ro5">
          <table:table-cell table:style-name="ce21"/>
          <table:table-cell table:style-name="ce28" office:value-type="string">
            <text:p>1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R5, R6, R40, R41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33Ω 1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F330CS</text:p>
          </table:table-cell>
          <table:table-cell table:style-name="ce21" office:value-type="string">
            <text:p>Vishay CRCW060333R0FKEA, Rohm MCR03ERTF33R0</text:p>
          </table:table-cell>
          <table:table-cell table:style-name="ce21" office:value-type="string">
            <text:p>71-CRCW0603-33-E3</text:p>
          </table:table-cell>
          <table:table-cell table:style-name="ce21" office:value-type="string">
            <text:p>1276-4524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4]+1" office:value-type="string">
            <text:p>2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R17, R18, R19, R20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49.9Ω 1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F49R9CS</text:p>
          </table:table-cell>
          <table:table-cell table:style-name="ce21" office:value-type="string">
            <text:p>Vishay CRCW060349R9FKEA</text:p>
          </table:table-cell>
          <table:table-cell table:style-name="ce21" office:value-type="string">
            <text:p>71-CRCW0603-49.9-E3</text:p>
          </table:table-cell>
          <table:table-cell table:style-name="ce21" office:value-type="string">
            <text:p>1276-3505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5]+1" office:value-type="string">
            <text:p>3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R14, R15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330Ω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J331CS</text:p>
          </table:table-cell>
          <table:table-cell table:style-name="ce21" office:value-type="string">
            <text:p>Yageo RC0603JR-07330RL, Yageo AF0603FR-07330RL, Vishay CRCW0603330RFKEA </text:p>
          </table:table-cell>
          <table:table-cell table:style-name="ce21" office:value-type="string">
            <text:p>71-CRCW0603-330-E3</text:p>
          </table:table-cell>
          <table:table-cell table:style-name="ce21" office:value-type="string">
            <text:p>311-330GR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6]+1" office:value-type="string">
            <text:p>4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R3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806Ω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Yageo</text:p>
          </table:table-cell>
          <table:table-cell table:style-name="ce21" office:value-type="string">
            <text:p>RC0603FR-07806RL</text:p>
          </table:table-cell>
          <table:table-cell table:style-name="ce21" office:value-type="string">
            <text:p>KOA RK73H1JTTD8060F</text:p>
          </table:table-cell>
          <table:table-cell table:style-name="ce21" office:value-type="string">
            <text:p>660-RK73H1JTTD8060F</text:p>
          </table:table-cell>
          <table:table-cell table:style-name="ce21" office:value-type="string">
            <text:p>311-806HR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7">
          <table:table-cell table:style-name="ce21"/>
          <table:table-cell table:style-name="ce29" table:formula="oooc:=[.B7]+1" office:value-type="string">
            <text:p>5</text:p>
          </table:table-cell>
          <table:table-cell table:style-name="ce30" office:value-type="float" office:value="4">
            <text:p>4</text:p>
          </table:table-cell>
          <table:table-cell table:style-name="ce21" office:value-type="string">
            <text:p>R4, R43, R44, R45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K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J102CS</text:p>
          </table:table-cell>
          <table:table-cell table:style-name="ce21" office:value-type="string">
            <text:p>Vishay CRCW06031K00FKEA, KOA RK73H1JTTD1001F</text:p>
          </table:table-cell>
          <table:table-cell table:style-name="ce21" office:value-type="string">
            <text:p>660-RK73H1JTTD1001F</text:p>
          </table:table-cell>
          <table:table-cell table:style-name="ce21" office:value-type="string">
            <text:p>1276-506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8]+1" office:value-type="string">
            <text:p>6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R21, R22, R23, R38, R39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2.2K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J222CS</text:p>
          </table:table-cell>
          <table:table-cell table:style-name="ce21" office:value-type="string">
            <text:p>KOA RK73H1JTTD2201F, Vishay CRCW06032K20FKEA, Yageo RC0603JR-072K2L</text:p>
          </table:table-cell>
          <table:table-cell table:style-name="ce21" office:value-type="string">
            <text:p>660-RK73H1JTTD2201F</text:p>
          </table:table-cell>
          <table:table-cell table:style-name="ce21" office:value-type="string">
            <text:p>1276-5070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9]+1" office:value-type="string">
            <text:p>7</text:p>
          </table:table-cell>
          <table:table-cell table:style-name="ce30" office:value-type="float" office:value="9">
            <text:p>9</text:p>
          </table:table-cell>
          <table:table-cell table:style-name="ce21" office:value-type="string">
            <text:p>R30, R32, R42, R8, R9, R10, R11, R12, R13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0K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J103CS</text:p>
          </table:table-cell>
          <table:table-cell table:style-name="ce21" office:value-type="string">
            <text:p>Yageo RC0603JR-0710KL, Voshay CRCW060310K0FKEA, KOA RK73H1JTTD1002F</text:p>
          </table:table-cell>
          <table:table-cell table:style-name="ce21" office:value-type="string">
            <text:p>660-RK73H1JTTD1002F</text:p>
          </table:table-cell>
          <table:table-cell table:style-name="ce21" office:value-type="string">
            <text:p>1276-5086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8">
          <table:table-cell table:style-name="ce21"/>
          <table:table-cell table:style-name="ce29" table:formula="oooc:=[.B10]+1" office:value-type="string">
            <text:p>8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R7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2K 1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F123CS</text:p>
          </table:table-cell>
          <table:table-cell table:style-name="ce21" office:value-type="string">
            <text:p>Rohm MCR03ERTF1202, KOA RK73H1JTTD1212F, Vishay CRCW060312K1FKEA</text:p>
          </table:table-cell>
          <table:table-cell table:style-name="ce21" office:value-type="string">
            <text:p>660-RK73H1JTTD1212F</text:p>
          </table:table-cell>
          <table:table-cell table:style-name="ce21" office:value-type="string">
            <text:p>1276-4750-1-ND</text:p>
          </table:table-cell>
          <table:table-cell table:number-columns-repeated="2" table:style-name="ce21"/>
          <table:table-cell table:number-columns-repeated="3" table:style-name="ce29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11]+1" office:value-type="string">
            <text:p>9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R16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2.1K 1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F1212CS</text:p>
          </table:table-cell>
          <table:table-cell table:style-name="ce21" office:value-type="string">
            <text:p>KOA RK73H1JTTD1212F, Vishay CRCW060312K1FKEA, Stackpole RMCF0603FT12K1</text:p>
          </table:table-cell>
          <table:table-cell table:style-name="ce21" office:value-type="string">
            <text:p>660-RK73H1JTTD1212F</text:p>
          </table:table-cell>
          <table:table-cell table:style-name="ce21" office:value-type="string">
            <text:p>1276-4751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12]+1" office:value-type="string">
            <text:p>1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R26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40.2K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F4022CS</text:p>
          </table:table-cell>
          <table:table-cell table:style-name="ce21" office:value-type="string">
            <text:p>Yageo RC0603FR-0740K2L, KOA RK73H1JTTD4022F, Vishay CRCW060340K2FKEB</text:p>
          </table:table-cell>
          <table:table-cell table:style-name="ce21" office:value-type="string">
            <text:p>660-RK73H1JTTD4022F</text:p>
          </table:table-cell>
          <table:table-cell table:style-name="ce21" office:value-type="string">
            <text:p>1276-4800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8">
          <table:table-cell table:style-name="ce21"/>
          <table:table-cell table:style-name="ce29" table:formula="oooc:=[.B13]+1" office:value-type="string">
            <text:p>11</text:p>
          </table:table-cell>
          <table:table-cell table:style-name="ce21" office:value-type="string">
            <text:p>11</text:p>
          </table:table-cell>
          <table:table-cell table:style-name="ce21" office:value-type="string">
            <text:p>R24, R25, R27, R28, R29, R31, R33, R34, R35, R36, R37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100K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9" office:value-type="string">
            <text:p>RC1608J104CS</text:p>
          </table:table-cell>
          <table:table-cell table:style-name="ce21" office:value-type="string">
            <text:p>Yageo RC0603JR-07100KL, Vishay CRCW0603100KFKEA, KOA RK73H1JTTD1003F</text:p>
          </table:table-cell>
          <table:table-cell table:style-name="ce21" office:value-type="string">
            <text:p>660-RK73H1JTTD1003F</text:p>
          </table:table-cell>
          <table:table-cell table:style-name="ce21" office:value-type="string">
            <text:p>1276-5110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14]+1" office:value-type="string">
            <text:p>12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R1, R46, R47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768K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Yageo</text:p>
          </table:table-cell>
          <table:table-cell table:style-name="ce21" office:value-type="string">
            <text:p>RC0603FR-07768KL</text:p>
          </table:table-cell>
          <table:table-cell table:style-name="ce21" office:value-type="string">
            <text:p>KOA RK73H1JTTD7683F, Rohm MCR03ERTF7683, Vishay CRCW0603768KFKEA</text:p>
          </table:table-cell>
          <table:table-cell table:style-name="ce21" office:value-type="string">
            <text:p>660-RK73H1JTTD7683F</text:p>
          </table:table-cell>
          <table:table-cell table:style-name="ce21" office:value-type="string">
            <text:p>311-768KHR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6">
          <table:table-cell table:style-name="ce21"/>
          <table:table-cell table:style-name="ce29" table:formula="oooc:=[.B15]+1" office:value-type="string">
            <text:p>13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R2</text:p>
          </table:table-cell>
          <table:table-cell table:style-name="ce21" office:value-type="string">
            <text:p>Resistor</text:p>
          </table:table-cell>
          <table:table-cell table:style-name="ce21" office:value-type="string">
            <text:p>2.4M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RC1608J245CS</text:p>
          </table:table-cell>
          <table:table-cell table:style-name="ce21" office:value-type="string">
            <text:p>KOA RK73B1JTTD245J, Vishay CRCW06032M40JNEA, Yageo RC0603JR-072M4L</text:p>
          </table:table-cell>
          <table:table-cell table:style-name="ce21" office:value-type="string">
            <text:p>660-RK73B1JTTD245J</text:p>
          </table:table-cell>
          <table:table-cell table:style-name="ce21" office:value-type="string">
            <text:p>1276-5143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Capacitor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style-name="ce21"/>
          <table:table-cell table:style-name="ce29" table:formula="oooc:=[.B16]+1" office:value-type="string">
            <text:p>1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55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.2p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C2R2CB5NNNC</text:p>
          </table:table-cell>
          <table:table-cell table:style-name="ce21" office:value-type="string">
            <text:p>Johanson 500R07S2R2DV4T</text:p>
          </table:table-cell>
          <table:table-cell table:style-name="ce21" office:value-type="string">
            <text:p>609-500R07S2R2DV4T</text:p>
          </table:table-cell>
          <table:table-cell table:style-name="ce21" office:value-type="string">
            <text:p>1276-1271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18]+1" office:value-type="string">
            <text:p>15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C68, C69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9p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C090DB5NNNC</text:p>
          </table:table-cell>
          <table:table-cell table:style-name="ce21" office:value-type="string">
            <text:p>Murata GRM1555C1H9R0CA01D</text:p>
          </table:table-cell>
          <table:table-cell table:style-name="ce21" office:value-type="string">
            <text:p>81-GRM1555C1H9R0CA1D</text:p>
          </table:table-cell>
          <table:table-cell table:style-name="ce21" office:value-type="string">
            <text:p>1276-1617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19]+1" office:value-type="string">
            <text:p>16</text:p>
          </table:table-cell>
          <table:table-cell table:number-columns-repeated="2" table:style-name="ce21"/>
          <table:table-cell table:style-name="ce21" office:value-type="string">
            <text:p>Capacitor</text:p>
          </table:table-cell>
          <table:table-cell table:style-name="ce21" office:value-type="string">
            <text:p>9p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C090DB8NNNC</text:p>
          </table:table-cell>
          <table:table-cell table:style-name="ce29" office:value-type="string">
            <text:p>TDK C1608C0G1H090C080AA</text:p>
          </table:table-cell>
          <table:table-cell table:style-name="ce21" office:value-type="string">
            <text:p>810-C1608C0G1H090C</text:p>
          </table:table-cell>
          <table:table-cell table:style-name="ce21" office:value-type="string">
            <text:p>1276-2143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0]+1" office:value-type="string">
            <text:p>1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11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p 5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C100JB8NCNC</text:p>
          </table:table-cell>
          <table:table-cell table:style-name="ce21" office:value-type="string">
            <text:p>Vishay VJ0603A100JXACW1BC</text:p>
          </table:table-cell>
          <table:table-cell table:style-name="ce21" office:value-type="string">
            <text:p>77-VJ0603A100JXACBC</text:p>
          </table:table-cell>
          <table:table-cell table:style-name="ce21" office:value-type="string">
            <text:p>1276-2154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1]+1" office:value-type="string">
            <text:p>18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C66, C67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2p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C120JB5NNNC</text:p>
          </table:table-cell>
          <table:table-cell table:style-name="ce21" office:value-type="string">
            <text:p>Johanson 500R07S120KV4T</text:p>
          </table:table-cell>
          <table:table-cell table:style-name="ce21" office:value-type="string">
            <text:p>609-500R07S120KV4T</text:p>
          </table:table-cell>
          <table:table-cell table:style-name="ce21" office:value-type="string">
            <text:p>1276-1178-1-ND </text:p>
          </table:table-cell>
          <table:table-cell table:number-columns-repeated="5" table:style-name="ce21"/>
          <table:table-cell table:style-name="ce28"/>
          <table:table-cell table:number-columns-repeated="2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2]+1" office:value-type="string">
            <text:p>19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C2, C22, C23, C65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8p 5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C180JC8NNNC</text:p>
          </table:table-cell>
          <table:table-cell table:style-name="ce21" office:value-type="string">
            <text:p>Vishay VJ0603A180JXACW1BC</text:p>
          </table:table-cell>
          <table:table-cell table:style-name="ce21" office:value-type="string">
            <text:p>77-VJ0603A180JXACBC</text:p>
          </table:table-cell>
          <table:table-cell table:style-name="ce21" office:value-type="string">
            <text:p>1276-2210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3]+1" office:value-type="string">
            <text:p>2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28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0p 5%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C471JB8NCNC</text:p>
          </table:table-cell>
          <table:table-cell table:style-name="ce21" office:value-type="string">
            <text:p>Vishay VJ0603A471JXXCW1BC</text:p>
          </table:table-cell>
          <table:table-cell table:style-name="ce21" office:value-type="string">
            <text:p>77-VJ0603A471JXXCBC</text:p>
          </table:table-cell>
          <table:table-cell table:style-name="ce21" office:value-type="string">
            <text:p>1276-230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3" table:style-name="ce21"/>
          <table:table-cell table:style-name="ce25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4]+1" office:value-type="string">
            <text:p>2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1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n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B102KB5NCNC</text:p>
          </table:table-cell>
          <table:table-cell table:style-name="ce21" office:value-type="string">
            <text:p>KOA X7R0402HTTP102K</text:p>
          </table:table-cell>
          <table:table-cell table:style-name="ce21" office:value-type="string">
            <text:p>660-X7R0402HTTP102K</text:p>
          </table:table-cell>
          <table:table-cell table:style-name="ce21" office:value-type="string">
            <text:p>1276-149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5]+1" office:value-type="string">
            <text:p>22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72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.2n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B222KB5NNNC</text:p>
          </table:table-cell>
          <table:table-cell table:style-name="ce21" office:value-type="string">
            <text:p>Vishay VJ0402Y222KXJCW1BC</text:p>
          </table:table-cell>
          <table:table-cell table:style-name="ce21" office:value-type="string">
            <text:p>77-VJ0402Y222KXJCBC</text:p>
          </table:table-cell>
          <table:table-cell table:style-name="ce21" office:value-type="string">
            <text:p>1276-1054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6]+1" office:value-type="string">
            <text:p>23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C24, C25, C26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n</text:p>
          </table:table-cell>
          <table:table-cell table:style-name="ce25" office:value-type="string">
            <text:p> 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B103KB8NCNC</text:p>
          </table:table-cell>
          <table:table-cell table:style-name="ce21" office:value-type="string">
            <text:p>Vishay VJ0603Y103KXAAC</text:p>
          </table:table-cell>
          <table:table-cell table:style-name="ce21" office:value-type="string">
            <text:p>77-VJ0603Y103KXAAC</text:p>
          </table:table-cell>
          <table:table-cell table:style-name="ce21" office:value-type="string">
            <text:p>1276-1921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7]+1" office:value-type="string">
            <text:p>2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C61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n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B473KP5NNNC</text:p>
          </table:table-cell>
          <table:table-cell table:style-name="ce21" office:value-type="string">
            <text:p>Vishay VJ0402Y473KXQCW1BC</text:p>
          </table:table-cell>
          <table:table-cell table:style-name="ce21" office:value-type="string">
            <text:p>77-VJ0402Y473KXQCBC</text:p>
          </table:table-cell>
          <table:table-cell table:style-name="ce21" office:value-type="string">
            <text:p>1276-1573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28]+1" office:value-type="string">
            <text:p>25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C62, C63, C64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05A104KP5NNNC</text:p>
          </table:table-cell>
          <table:table-cell table:style-name="ce21" office:value-type="string">
            <text:p>Vishay VJ0402G104MXQPW1BC</text:p>
          </table:table-cell>
          <table:table-cell table:style-name="ce21" office:value-type="string">
            <text:p>77-VJ0402G104MXQPBC</text:p>
          </table:table-cell>
          <table:table-cell table:style-name="ce21" office:value-type="string">
            <text:p>1276-102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9">
          <table:table-cell table:style-name="ce21"/>
          <table:table-cell table:style-name="ce29" table:formula="oooc:=[.B29]+1" office:value-type="string">
            <text:p>26</text:p>
          </table:table-cell>
          <table:table-cell table:style-name="ce21" office:value-type="string">
            <text:p>34</text:p>
          </table:table-cell>
          <table:table-cell table:style-name="ce21" office:value-type="string">
            <text:p>C3, C4, C5, C6, C7, C12, C13, C14, C15, C16, C17, C18. C19, C20, C21, C30, C31, C32, C33, C34, C35, C36, C37. C38, C39, C43, C45, C47, C49, C54, C58, C70, C74, C75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B104KO8NNNC</text:p>
          </table:table-cell>
          <table:table-cell table:style-name="ce21" office:value-type="string">
            <text:p>Vishay VJ0603Y104JXJPW1BC</text:p>
          </table:table-cell>
          <table:table-cell table:style-name="ce21" office:value-type="string">
            <text:p>77-VJ0603Y104JXJPBC</text:p>
          </table:table-cell>
          <table:table-cell table:style-name="ce21" office:value-type="string">
            <text:p>1276-1005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30]+1" office:value-type="string">
            <text:p>27</text:p>
          </table:table-cell>
          <table:table-cell table:style-name="ce21" office:value-type="string">
            <text:p>9</text:p>
          </table:table-cell>
          <table:table-cell table:style-name="ce21" office:value-type="string">
            <text:p>C27, C52, C53, C56, C76, C77, C78, C79, C80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u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B105KP8NNNC</text:p>
          </table:table-cell>
          <table:table-cell table:style-name="ce21" office:value-type="string">
            <text:p>AVX 0603YD105KAT2A</text:p>
          </table:table-cell>
          <table:table-cell table:style-name="ce21" office:value-type="string">
            <text:p>581-0603YD105K</text:p>
          </table:table-cell>
          <table:table-cell table:style-name="ce21" office:value-type="string">
            <text:p>1276-1946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31]+1" office:value-type="string">
            <text:p>28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C8, C9, C10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.7u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B475KQ8NQNC</text:p>
          </table:table-cell>
          <table:table-cell table:style-name="ce21" office:value-type="string">
            <text:p>Murata GRM188R60J475ME19D</text:p>
          </table:table-cell>
          <table:table-cell table:style-name="ce21" office:value-type="string">
            <text:p>81-GRM188R60J475ME9D</text:p>
          </table:table-cell>
          <table:table-cell table:style-name="ce21" office:value-type="string">
            <text:p>1276-2087-1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32]+1" office:value-type="string">
            <text:p>29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C29, C42, C44, C46, C48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0u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A106MQ8NNNC</text:p>
          </table:table-cell>
          <table:table-cell table:style-name="ce21" office:value-type="string">
            <text:p>AVX 06036D106MAT2A</text:p>
          </table:table-cell>
          <table:table-cell table:style-name="ce21" office:value-type="string">
            <text:p>581-06036D106MAT2A</text:p>
          </table:table-cell>
          <table:table-cell table:style-name="ce21" office:value-type="string">
            <text:p>1276-1119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33]+1" office:value-type="string">
            <text:p>30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C40, C41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2u 6.3V</text:p>
          </table:table-cell>
          <table:table-cell table:style-name="ce21" office:value-type="string">
            <text:p>0603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10A226MQ8NRNC</text:p>
          </table:table-cell>
          <table:table-cell table:style-name="ce21" office:value-type="string">
            <text:p>Murata GRM188R60J226MEA0D, TDK C1608X5R0J226M080AC</text:p>
          </table:table-cell>
          <table:table-cell table:style-name="ce21" office:value-type="string">
            <text:p>810-C1608X5R0J226M</text:p>
          </table:table-cell>
          <table:table-cell table:style-name="ce21" office:value-type="string">
            <text:p>1276-1193-1-ND</text:p>
          </table:table-cell>
          <table:table-cell table:style-name="ce25"/>
          <table:table-cell table:number-columns-repeated="4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34]+1" office:value-type="string">
            <text:p>31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C57, C59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22u 10V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21A226MPQNNNE</text:p>
          </table:table-cell>
          <table:table-cell table:style-name="ce21" office:value-type="string">
            <text:p>TDK C2012X5R1A226M125AB</text:p>
          </table:table-cell>
          <table:table-cell table:style-name="ce29" office:value-type="string">
            <text:p>810-C2012X5R1A226M-3</text:p>
          </table:table-cell>
          <table:table-cell table:style-name="ce21" office:value-type="string">
            <text:p>1276-2910-1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35]+1" office:value-type="string">
            <text:p>32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C50, C51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47u 6.3V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amsung</text:p>
          </table:table-cell>
          <table:table-cell table:style-name="ce21" office:value-type="string">
            <text:p>CL21A476MQCLRNC</text:p>
          </table:table-cell>
          <table:table-cell table:style-name="ce21" office:value-type="string">
            <text:p>Taiyo Yuden JMK212BJ476MG-T</text:p>
          </table:table-cell>
          <table:table-cell table:style-name="ce21" office:value-type="string">
            <text:p>963-JMK212BJ476MG-T</text:p>
          </table:table-cell>
          <table:table-cell table:style-name="ce21" office:value-type="string">
            <text:p>1276-2420-1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36]+1" office:value-type="string">
            <text:p>33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C60</text:p>
          </table:table-cell>
          <table:table-cell table:style-name="ce21" office:value-type="string">
            <text:p>Capacitor</text:p>
          </table:table-cell>
          <table:table-cell table:style-name="ce21" office:value-type="string">
            <text:p>150u 10V</text:p>
          </table:table-cell>
          <table:table-cell table:style-name="ce21" office:value-type="string">
            <text:p>1210_POL</text:p>
          </table:table-cell>
          <table:table-cell table:style-name="ce23" office:value-type="string">
            <text:p>AVX</text:p>
          </table:table-cell>
          <table:table-cell table:style-name="ce21" office:value-type="string">
            <text:p>TLNT157M010R1500</text:p>
          </table:table-cell>
          <table:table-cell table:style-name="ce21" office:value-type="string">
            <text:p>AVX TLJB157M010R0500</text:p>
          </table:table-cell>
          <table:table-cell table:style-name="ce21" office:value-type="string">
            <text:p>581-TLNT157M010R</text:p>
          </table:table-cell>
          <table:table-cell table:style-name="ce21" office:value-type="string">
            <text:p>478-3349-1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Inductor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6">
          <table:table-cell table:style-name="ce21"/>
          <table:table-cell table:style-name="ce29" table:formula="oooc:=[.B37]+1" office:value-type="string">
            <text:p>3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L5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2.2n</text:p>
          </table:table-cell>
          <table:table-cell table:style-name="ce21" office:value-type="string">
            <text:p>0402</text:p>
          </table:table-cell>
          <table:table-cell table:style-name="ce23" office:value-type="string">
            <text:p>Taiyo Yuden</text:p>
          </table:table-cell>
          <table:table-cell table:style-name="ce29" office:value-type="string">
            <text:p>HK10052N2S-T</text:p>
          </table:table-cell>
          <table:table-cell table:style-name="ce21" office:value-type="string">
            <text:p>Taiyo Yuden HK10052N2S-T, Panasonic ELJ-RF2N2ZFB, TDK MLG1005S2N2S</text:p>
          </table:table-cell>
          <table:table-cell table:style-name="ce21" office:value-type="string">
            <text:p>963-HK10052N2S-T</text:p>
          </table:table-cell>
          <table:table-cell table:style-name="ce21" office:value-type="string">
            <text:p>587-1503-1-ND</text:p>
          </table:table-cell>
          <table:table-cell table:number-columns-repeated="2" table:style-name="ce30"/>
          <table:table-cell table:number-columns-repeated="3" table:style-name="ce21"/>
          <table:table-cell table:style-name="ce28"/>
          <table:table-cell table:number-columns-repeated="2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39]+1" office:value-type="string">
            <text:p>3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L7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2.2u 2.2Arms, 3A sat</text:p>
          </table:table-cell>
          <table:table-cell table:style-name="ce21" office:value-type="string">
            <text:p>40x40</text:p>
          </table:table-cell>
          <table:table-cell table:style-name="ce23" office:value-type="string">
            <text:p>Laird</text:p>
          </table:table-cell>
          <table:table-cell table:style-name="ce21" office:value-type="string">
            <text:p>TYS40302R2N-10</text:p>
          </table:table-cell>
          <table:table-cell table:style-name="ce21" office:value-type="string">
            <text:p>Bourns SRN4018-2R2M, Taiyo Yuden NRS4018T2R2MDGJ</text:p>
          </table:table-cell>
          <table:table-cell table:style-name="ce21" office:value-type="string">
            <text:p>963-NRS4018T2R2MDGJ</text:p>
          </table:table-cell>
          <table:table-cell table:style-name="ce21" office:value-type="string">
            <text:p>240-2697-1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40]+1" office:value-type="string">
            <text:p>36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L1</text:p>
          </table:table-cell>
          <table:table-cell table:style-name="ce21" office:value-type="string">
            <text:p>Inductor</text:p>
          </table:table-cell>
          <table:table-cell table:style-name="ce21" office:value-type="string">
            <text:p>10u 1A</text:p>
          </table:table-cell>
          <table:table-cell table:style-name="ce21" office:value-type="string">
            <text:p>40x40</text:p>
          </table:table-cell>
          <table:table-cell table:style-name="ce23" office:value-type="string">
            <text:p>Taiyo Yuden</text:p>
          </table:table-cell>
          <table:table-cell table:style-name="ce21" office:value-type="string">
            <text:p>NRS4018T100MDGJ</text:p>
          </table:table-cell>
          <table:table-cell table:style-name="ce21"/>
          <table:table-cell table:style-name="ce21" office:value-type="string">
            <text:p>963-NRS4018T100MDGJ</text:p>
          </table:table-cell>
          <table:table-cell table:style-name="ce21" office:value-type="string">
            <text:p>587-2886-1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Diode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5">
          <table:table-cell table:style-name="ce21"/>
          <table:table-cell table:style-name="ce29" table:formula="oooc:=[.B41]+1" office:value-type="string">
            <text:p>37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D1, D2, D3, D4, D5</text:p>
          </table:table-cell>
          <table:table-cell table:style-name="ce21" office:value-type="string">
            <text:p>Diode</text:p>
          </table:table-cell>
          <table:table-cell table:style-name="ce21" office:value-type="string">
            <text:p>2A 30V Schottky</text:p>
          </table:table-cell>
          <table:table-cell table:style-name="ce21" office:value-type="string">
            <text:p>SOD123/ SOD123FL</text:p>
          </table:table-cell>
          <table:table-cell table:style-name="ce23" office:value-type="string">
            <text:p>ON Semi</text:p>
          </table:table-cell>
          <table:table-cell table:style-name="ce21" office:value-type="string">
            <text:p>MBR230LSFT1</text:p>
          </table:table-cell>
          <table:table-cell table:style-name="ce25" office:value-type="string">
            <text:p>Comchip CDBMT240-HF</text:p>
          </table:table-cell>
          <table:table-cell table:style-name="ce21" office:value-type="string">
            <text:p>863-MBR230LSFT1G</text:p>
          </table:table-cell>
          <table:table-cell table:style-name="ce21" office:value-type="string">
            <text:p>MBR230LSFT1GOSCT-ND</text:p>
          </table:table-cell>
          <table:table-cell table:number-columns-repeated="2" table:style-name="ce25"/>
          <table:table-cell table:number-columns-repeated="3" table:style-name="ce21"/>
          <table:table-cell table:number-columns-repeated="3" table:style-name="ce25"/>
          <table:table-cell table:number-columns-repeated="3" table:style-name="ce21"/>
          <table:table-cell table:style-name="ce25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LED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5">
          <table:table-cell table:style-name="ce21"/>
          <table:table-cell table:style-name="ce29" table:formula="oooc:=[.B43]+1" office:value-type="string">
            <text:p>38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LED1, LED2, LED3, LED4</text:p>
          </table:table-cell>
          <table:table-cell table:style-name="ce21" office:value-type="string">
            <text:p>LED</text:p>
          </table:table-cell>
          <table:table-cell table:style-name="ce21" office:value-type="string">
            <text:p>any color, 100mcd min</text:p>
          </table:table-cell>
          <table:table-cell table:style-name="ce21" office:value-type="string">
            <text:p>0603_POL</text:p>
          </table:table-cell>
          <table:table-cell table:style-name="ce23" office:value-type="string">
            <text:p>Vishay</text:p>
          </table:table-cell>
          <table:table-cell table:style-name="ce21" office:value-type="string">
            <text:p>VLMY1300-GS08 (yellow)</text:p>
          </table:table-cell>
          <table:table-cell table:style-name="ce21" office:value-type="string">
            <text:p>Osram LS Q976-NR-1</text:p>
          </table:table-cell>
          <table:table-cell table:style-name="ce21" office:value-type="string">
            <text:p>78-VLMY1300-GS08</text:p>
          </table:table-cell>
          <table:table-cell table:style-name="ce21" office:value-type="string">
            <text:p>475-251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7" office:value-type="string">
            <text:p>IC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style-name="ce21"/>
          <table:table-cell table:style-name="ce29" table:formula="oooc:=[.B45]+1" office:value-type="string">
            <text:p>39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IC1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LAN8720A</text:p>
          </table:table-cell>
          <table:table-cell table:style-name="ce21" office:value-type="string">
            <text:p>QFN24-0.5</text:p>
          </table:table-cell>
          <table:table-cell table:style-name="ce23" office:value-type="string">
            <text:p>SMSC/Microchip</text:p>
          </table:table-cell>
          <table:table-cell table:style-name="ce21" office:value-type="string">
            <text:p>LAN8720A/ LAN8720AI</text:p>
          </table:table-cell>
          <table:table-cell table:style-name="ce21"/>
          <table:table-cell table:style-name="ce21" office:value-type="string">
            <text:p>886-LAN8720A-CP</text:p>
          </table:table-cell>
          <table:table-cell table:style-name="ce21" office:value-type="string">
            <text:p>LAN8720A-CP-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47]+1" office:value-type="string">
            <text:p>4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IC2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TLV320AIC3100</text:p>
          </table:table-cell>
          <table:table-cell table:style-name="ce21" office:value-type="string">
            <text:p>QFN32-0.5</text:p>
          </table:table-cell>
          <table:table-cell table:style-name="ce23" office:value-type="string">
            <text:p>TI</text:p>
          </table:table-cell>
          <table:table-cell table:style-name="ce21" office:value-type="string">
            <text:p>TLV320AIC3100IRHBR/T</text:p>
          </table:table-cell>
          <table:table-cell table:style-name="ce21"/>
          <table:table-cell table:style-name="ce21" office:value-type="string">
            <text:p>595-V320AIC3100IRHBT</text:p>
          </table:table-cell>
          <table:table-cell table:style-name="ce21" office:value-type="string">
            <text:p>296-25494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48]+1" office:value-type="string">
            <text:p>4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IC3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TPS2500</text:p>
          </table:table-cell>
          <table:table-cell table:style-name="ce21" office:value-type="string">
            <text:p>SON10-0.5</text:p>
          </table:table-cell>
          <table:table-cell table:style-name="ce23" office:value-type="string">
            <text:p>TI</text:p>
          </table:table-cell>
          <table:table-cell table:style-name="ce21" office:value-type="string">
            <text:p>TPS2500DRCT</text:p>
          </table:table-cell>
          <table:table-cell table:style-name="ce21"/>
          <table:table-cell table:style-name="ce21" office:value-type="string">
            <text:p>595-TPS2500DRCT</text:p>
          </table:table-cell>
          <table:table-cell table:style-name="ce21" office:value-type="string">
            <text:p>296-3246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49]+1" office:value-type="string">
            <text:p>42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IC4, IC5, IC6, IC7, IC8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AAT4280A</text:p>
          </table:table-cell>
          <table:table-cell table:style-name="ce21" office:value-type="string">
            <text:p>SC70JW-8</text:p>
          </table:table-cell>
          <table:table-cell table:style-name="ce23" office:value-type="string">
            <text:p>Skyworks</text:p>
          </table:table-cell>
          <table:table-cell table:style-name="ce21" office:value-type="string">
            <text:p>AAT4280A</text:p>
          </table:table-cell>
          <table:table-cell table:style-name="ce21"/>
          <table:table-cell table:style-name="ce21" office:value-type="string">
            <text:p>873-AAT4280AIJS-2-T1</text:p>
          </table:table-cell>
          <table:table-cell table:style-name="ce21" office:value-type="string">
            <text:p>863-1480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50]+1" office:value-type="string">
            <text:p>43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IC9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FXMA108</text:p>
          </table:table-cell>
          <table:table-cell table:style-name="ce21" office:value-type="string">
            <text:p>DFN20</text:p>
          </table:table-cell>
          <table:table-cell table:style-name="ce23" office:value-type="string">
            <text:p>Fairchild</text:p>
          </table:table-cell>
          <table:table-cell table:style-name="ce21" office:value-type="string">
            <text:p>FXMA108</text:p>
          </table:table-cell>
          <table:table-cell table:style-name="ce21"/>
          <table:table-cell table:style-name="ce21" office:value-type="string">
            <text:p>512-FXMA108BQX</text:p>
          </table:table-cell>
          <table:table-cell table:style-name="ce21" office:value-type="string">
            <text:p>FXMA108BQXFS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51]+1" office:value-type="string">
            <text:p>44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MCU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NXP1837</text:p>
          </table:table-cell>
          <table:table-cell table:style-name="ce21" office:value-type="string">
            <text:p>QFP144-0.5</text:p>
          </table:table-cell>
          <table:table-cell table:style-name="ce23" office:value-type="string">
            <text:p>NXP</text:p>
          </table:table-cell>
          <table:table-cell table:style-name="ce21" office:value-type="string">
            <text:p>LPC1837JBD144E</text:p>
          </table:table-cell>
          <table:table-cell table:style-name="ce21"/>
          <table:table-cell table:style-name="ce21" office:value-type="string">
            <text:p>771-LPC1837JBD144E</text:p>
          </table:table-cell>
          <table:table-cell table:style-name="ce21" office:value-type="string">
            <text:p>LPC1837JBD144E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52]+1" office:value-type="string">
            <text:p>4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MCU1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NRF51822</text:p>
          </table:table-cell>
          <table:table-cell table:style-name="ce21" office:value-type="string">
            <text:p>QFN48-0.4</text:p>
          </table:table-cell>
          <table:table-cell table:style-name="ce23" office:value-type="string">
            <text:p>Nordic Semi</text:p>
          </table:table-cell>
          <table:table-cell table:style-name="ce21" office:value-type="string">
            <text:p>NRF51822QFAA</text:p>
          </table:table-cell>
          <table:table-cell table:style-name="ce21"/>
          <table:table-cell table:style-name="ce21" office:value-type="string">
            <text:p>949-NRF51822-QFAA-R7</text:p>
          </table:table-cell>
          <table:table-cell table:number-columns-repeated="6" table:style-name="ce21"/>
          <table:table-cell table:number-columns-repeated="3" table:style-name="ce25"/>
          <table:table-cell table:number-columns-repeated="3" table:style-name="ce21"/>
          <table:table-cell table:style-name="ce25"/>
          <table:table-cell table:number-columns-repeated="10" table:style-name="ce21"/>
        </table:table-row>
        <table:table-row table:style-name="ro3">
          <table:table-cell table:style-name="ce21"/>
          <table:table-cell table:style-name="ce29" table:formula="oooc:=[.B53]+1" office:value-type="string">
            <text:p>46</text:p>
          </table:table-cell>
          <table:table-cell table:number-columns-repeated="2" table:style-name="ce21"/>
          <table:table-cell table:style-name="ce21" office:value-type="string">
            <text:p>IC</text:p>
          </table:table-cell>
          <table:table-cell table:style-name="ce21" office:value-type="string">
            <text:p>PN532</text:p>
          </table:table-cell>
          <table:table-cell table:style-name="ce21" office:value-type="string">
            <text:p>QFN40</text:p>
          </table:table-cell>
          <table:table-cell table:style-name="ce23" office:value-type="string">
            <text:p>NXP</text:p>
          </table:table-cell>
          <table:table-cell table:style-name="ce21" office:value-type="string">
            <text:p>PN5321A3HN/C106;55</text:p>
          </table:table-cell>
          <table:table-cell table:style-name="ce21"/>
          <table:table-cell table:style-name="ce21" office:value-type="string">
            <text:p>771-PN5321A3HNC106</text:p>
          </table:table-cell>
          <table:table-cell table:style-name="ce21" office:value-type="string">
            <text:p>568-8600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54]+1" office:value-type="string">
            <text:p>4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PWR1</text:p>
          </table:table-cell>
          <table:table-cell table:style-name="ce21" office:value-type="string">
            <text:p>IC</text:p>
          </table:table-cell>
          <table:table-cell table:style-name="ce21" office:value-type="string">
            <text:p>LTC4080</text:p>
          </table:table-cell>
          <table:table-cell table:style-name="ce21" office:value-type="string">
            <text:p>DFN10</text:p>
          </table:table-cell>
          <table:table-cell table:style-name="ce23" office:value-type="string">
            <text:p>Linear</text:p>
          </table:table-cell>
          <table:table-cell table:style-name="ce21" office:value-type="string">
            <text:p>LTC4080</text:p>
          </table:table-cell>
          <table:table-cell table:style-name="ce21" office:value-type="string">
            <text:p>LTC4081</text:p>
          </table:table-cell>
          <table:table-cell table:style-name="ce21"/>
          <table:table-cell table:style-name="ce21" office:value-type="string">
            <text:p>LTC4081EDD#PBF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Module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style-name="ce21"/>
          <table:table-cell table:style-name="ce29" table:formula="oooc:=[.B55]+1" office:value-type="string">
            <text:p>4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WIFI</text:p>
          </table:table-cell>
          <table:table-cell table:style-name="ce21" office:value-type="string">
            <text:p>Module</text:p>
          </table:table-cell>
          <table:table-cell table:style-name="ce21" office:value-type="string">
            <text:p>CC3000</text:p>
          </table:table-cell>
          <table:table-cell table:style-name="ce21"/>
          <table:table-cell table:style-name="ce23" office:value-type="string">
            <text:p>TI</text:p>
          </table:table-cell>
          <table:table-cell table:style-name="ce21" office:value-type="string">
            <text:p>CC3000MOD</text:p>
          </table:table-cell>
          <table:table-cell table:style-name="ce21"/>
          <table:table-cell table:style-name="ce21" office:value-type="string">
            <text:p>595-CC3000MOD</text:p>
          </table:table-cell>
          <table:table-cell table:style-name="ce21" office:value-type="string">
            <text:p>296-3551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Clocks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5">
          <table:table-cell table:style-name="ce21"/>
          <table:table-cell table:style-name="ce29" table:formula="oooc:=[.B57]+1" office:value-type="string">
            <text:p>49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X1, X3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32.768KHz 12.5pF</text:p>
          </table:table-cell>
          <table:table-cell table:style-name="ce21" office:value-type="string">
            <text:p>1206</text:p>
          </table:table-cell>
          <table:table-cell table:style-name="ce23" office:value-type="string">
            <text:p>Abracon</text:p>
          </table:table-cell>
          <table:table-cell table:style-name="ce21" office:value-type="string">
            <text:p>ABS07</text:p>
          </table:table-cell>
          <table:table-cell table:style-name="ce21" office:value-type="string">
            <text:p>TXC 9HT10-32.768KAZF-T, Citizen CM315D32768DZFT</text:p>
          </table:table-cell>
          <table:table-cell table:style-name="ce21" office:value-type="string">
            <text:p>717-9HT10-32.768KAZF</text:p>
          </table:table-cell>
          <table:table-cell table:style-name="ce21" office:value-type="string">
            <text:p>300-8814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59]+1" office:value-type="string">
            <text:p>5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X2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12MHz 10pF 40ppm</text:p>
          </table:table-cell>
          <table:table-cell table:style-name="ce21" office:value-type="string">
            <text:p>3.2 x 2.5</text:p>
          </table:table-cell>
          <table:table-cell table:style-name="ce23" office:value-type="string">
            <text:p>AVX</text:p>
          </table:table-cell>
          <table:table-cell table:style-name="ce21" office:value-type="string">
            <text:p>CX3225GB12000P0HPQCC</text:p>
          </table:table-cell>
          <table:table-cell table:style-name="ce21" office:value-type="string">
            <text:p>ABM8G-12.000MHZ-4Y-T3</text:p>
          </table:table-cell>
          <table:table-cell table:style-name="ce21" office:value-type="string">
            <text:p>581-CX3225GB12PHPQCC</text:p>
          </table:table-cell>
          <table:table-cell table:style-name="ce21" office:value-type="string">
            <text:p>535-10901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60]+1" office:value-type="string">
            <text:p>5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X5</text:p>
          </table:table-cell>
          <table:table-cell table:style-name="ce21" office:value-type="string">
            <text:p>Crystal</text:p>
          </table:table-cell>
          <table:table-cell table:style-name="ce21" office:value-type="string">
            <text:p>16MHz 8pF 40ppm</text:p>
          </table:table-cell>
          <table:table-cell table:style-name="ce21" office:value-type="string">
            <text:p>2.5 x 2.0</text:p>
          </table:table-cell>
          <table:table-cell table:style-name="ce23" office:value-type="string">
            <text:p>AVX</text:p>
          </table:table-cell>
          <table:table-cell table:style-name="ce21" office:value-type="string">
            <text:p>CX2520DB16000D0GEJCC</text:p>
          </table:table-cell>
          <table:table-cell table:style-name="ce21"/>
          <table:table-cell table:style-name="ce21" office:value-type="string">
            <text:p>581-CX2520DB16DGEJCC</text:p>
          </table:table-cell>
          <table:table-cell table:style-name="ce21" office:value-type="string">
            <text:p>1253-1122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61]+1" office:value-type="string">
            <text:p>52</text:p>
          </table:table-cell>
          <table:table-cell table:number-columns-repeated="2" table:style-name="ce21"/>
          <table:table-cell table:style-name="ce21" office:value-type="string">
            <text:p>Crystal</text:p>
          </table:table-cell>
          <table:table-cell table:style-name="ce21" office:value-type="string">
            <text:p>27.12MHz 10pF 20ppm</text:p>
          </table:table-cell>
          <table:table-cell table:style-name="ce21" office:value-type="string">
            <text:p>5 x 3.2</text:p>
          </table:table-cell>
          <table:table-cell table:style-name="ce23" office:value-type="string">
            <text:p>TXC</text:p>
          </table:table-cell>
          <table:table-cell table:style-name="ce21" office:value-type="string">
            <text:p>7B-27.120MEEQ-T</text:p>
          </table:table-cell>
          <table:table-cell table:number-columns-repeated="2" table:style-name="ce21"/>
          <table:table-cell table:style-name="ce21" office:value-type="string">
            <text:p>887-1309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5">
          <table:table-cell table:style-name="ce21"/>
          <table:table-cell table:style-name="ce29" table:formula="oooc:=[.B62]+1" office:value-type="string">
            <text:p>53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X4</text:p>
          </table:table-cell>
          <table:table-cell table:style-name="ce21" office:value-type="string">
            <text:p>Oscillator</text:p>
          </table:table-cell>
          <table:table-cell table:style-name="ce21" office:value-type="string">
            <text:p>50MHz</text:p>
          </table:table-cell>
          <table:table-cell table:style-name="ce21" office:value-type="string">
            <text:p>2.5 x 2.0</text:p>
          </table:table-cell>
          <table:table-cell table:style-name="ce23" office:value-type="string">
            <text:p>SiLabs</text:p>
          </table:table-cell>
          <table:table-cell table:style-name="ce21" office:value-type="string">
            <text:p>501AAA50M0000DAG</text:p>
          </table:table-cell>
          <table:table-cell table:style-name="ce21" office:value-type="string">
            <text:p>SITime SiT8103AI-13-33E-50.00000X</text:p>
          </table:table-cell>
          <table:table-cell table:style-name="ce21" office:value-type="string">
            <text:p>788-8103I-333E50X</text:p>
          </table:table-cell>
          <table:table-cell table:style-name="ce21" office:value-type="string">
            <text:p>336-298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RF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style-name="ce21"/>
          <table:table-cell table:style-name="ce29" table:formula="oooc:=[.B63]+1" office:value-type="string">
            <text:p>54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ANT1, ANT2</text:p>
          </table:table-cell>
          <table:table-cell table:style-name="ce21" office:value-type="string">
            <text:p>Antenna</text:p>
          </table:table-cell>
          <table:table-cell table:style-name="ce21" office:value-type="string">
            <text:p>2.4GHz</text:p>
          </table:table-cell>
          <table:table-cell table:style-name="ce21" office:value-type="string">
            <text:p>1206</text:p>
          </table:table-cell>
          <table:table-cell table:style-name="ce23" office:value-type="string">
            <text:p>Abracon</text:p>
          </table:table-cell>
          <table:table-cell table:style-name="ce21" office:value-type="string">
            <text:p>AMCA31-2R450G-S1F</text:p>
          </table:table-cell>
          <table:table-cell table:style-name="ce21"/>
          <table:table-cell table:style-name="ce21" office:value-type="string">
            <text:p>815-CA312R450GS1FT</text:p>
          </table:table-cell>
          <table:table-cell table:style-name="ce21" office:value-type="string">
            <text:p>535-12386-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65]+1" office:value-type="string">
            <text:p>5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BAL1</text:p>
          </table:table-cell>
          <table:table-cell table:style-name="ce21" office:value-type="string">
            <text:p>Balun</text:p>
          </table:table-cell>
          <table:table-cell table:style-name="ce21" office:value-type="string">
            <text:p>for NRF51822</text:p>
          </table:table-cell>
          <table:table-cell table:style-name="ce21" office:value-type="string">
            <text:p>WLCSP5</text:p>
          </table:table-cell>
          <table:table-cell table:style-name="ce23" office:value-type="string">
            <text:p>ST</text:p>
          </table:table-cell>
          <table:table-cell table:style-name="ce21" office:value-type="string">
            <text:p>BALF-NRF01D3</text:p>
          </table:table-cell>
          <table:table-cell table:style-name="ce21" office:value-type="string">
            <text:p>BAL-NRF01D3 (worse)</text:p>
          </table:table-cell>
          <table:table-cell table:style-name="ce25" office:value-type="string">
            <text:p>511-BAL-NRF01D3</text:p>
          </table:table-cell>
          <table:table-cell table:style-name="ce25" office:value-type="string">
            <text:p>497-13637-1-ND</text:p>
          </table:table-cell>
          <table:table-cell table:style-name="ce25"/>
          <table:table-cell table:number-columns-repeated="4" table:style-name="ce21"/>
          <table:table-cell table:number-columns-repeated="3" table:style-name="ce25"/>
          <table:table-cell table:number-columns-repeated="3" table:style-name="ce21"/>
          <table:table-cell table:style-name="ce25"/>
          <table:table-cell table:style-name="ce31"/>
          <table:table-cell table:number-columns-repeated="9" table:style-name="ce21"/>
        </table:table-row>
        <table:table-row table:style-name="ro3">
          <table:table-cell table:style-name="ce27" office:value-type="string">
            <text:p>Mechanical</text:p>
          </table:table-cell>
          <table:table-cell table:style-name="ce29"/>
          <table:table-cell table:number-columns-repeated="5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style-name="ce21"/>
          <table:table-cell table:style-name="ce29" table:formula="oooc:=[.B66]+1" office:value-type="string">
            <text:p>56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!PGM, RESET</text:p>
          </table:table-cell>
          <table:table-cell table:style-name="ce21" office:value-type="string">
            <text:p>Button</text:p>
          </table:table-cell>
          <table:table-cell table:style-name="ce21" office:value-type="string">
            <text:p>CK-KMR2</text:p>
          </table:table-cell>
          <table:table-cell table:style-name="ce21"/>
          <table:table-cell table:style-name="ce23" office:value-type="string">
            <text:p>CK</text:p>
          </table:table-cell>
          <table:table-cell table:style-name="ce21" office:value-type="string">
            <text:p>KMR2xx</text:p>
          </table:table-cell>
          <table:table-cell table:style-name="ce21"/>
          <table:table-cell table:style-name="ce21" office:value-type="string">
            <text:p>611-KMR211G-LFS</text:p>
          </table:table-cell>
          <table:table-cell table:style-name="ce21" office:value-type="string">
            <text:p>CKN10272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68]+1" office:value-type="string">
            <text:p>57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5VDC_IN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Barrel 5.5/2.1 2A</text:p>
          </table:table-cell>
          <table:table-cell table:style-name="ce21"/>
          <table:table-cell table:style-name="ce23" office:value-type="string">
            <text:p>CUI</text:p>
          </table:table-cell>
          <table:table-cell table:style-name="ce21" office:value-type="string">
            <text:p>PJ 102AH</text:p>
          </table:table-cell>
          <table:table-cell table:number-columns-repeated="2" table:style-name="ce21"/>
          <table:table-cell table:style-name="ce21" office:value-type="string">
            <text:p>CP-102AH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69]+1" office:value-type="string">
            <text:p>58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BATT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2mm LiPo/Li-Ion</text:p>
          </table:table-cell>
          <table:table-cell table:style-name="ce21"/>
          <table:table-cell table:style-name="ce23" office:value-type="string">
            <text:p>JST</text:p>
          </table:table-cell>
          <table:table-cell table:style-name="ce21" office:value-type="string">
            <text:p>PH-H</text:p>
          </table:table-cell>
          <table:table-cell table:number-columns-repeated="2" table:style-name="ce21"/>
          <table:table-cell table:style-name="ce21" office:value-type="string">
            <text:p>455-1749-1-ND 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70]+1" office:value-type="string">
            <text:p>59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ETH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RJ45-Mag-LEDs</text:p>
          </table:table-cell>
          <table:table-cell table:style-name="ce21"/>
          <table:table-cell table:style-name="ce23" office:value-type="string">
            <text:p>WIZnet</text:p>
          </table:table-cell>
          <table:table-cell table:style-name="ce21" office:value-type="string">
            <text:p>RB1-125BAG1A</text:p>
          </table:table-cell>
          <table:table-cell table:style-name="ce21"/>
          <table:table-cell table:style-name="ce21" office:value-type="string">
            <text:p>950-RB1-125BAG1A</text:p>
          </table:table-cell>
          <table:table-cell table:style-name="ce21" office:value-type="string">
            <text:p>1278-1011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71]+1" office:value-type="string">
            <text:p>6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HEADPHONE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3.5mm stereo</text:p>
          </table:table-cell>
          <table:table-cell table:style-name="ce21"/>
          <table:table-cell table:style-name="ce23" office:value-type="string">
            <text:p>CUI</text:p>
          </table:table-cell>
          <table:table-cell table:style-name="ce21" office:value-type="string">
            <text:p>SJ 3523</text:p>
          </table:table-cell>
          <table:table-cell table:style-name="ce21" office:value-type="string">
            <text:p>Switchcraft 35RASMT2BHNTRX</text:p>
          </table:table-cell>
          <table:table-cell table:style-name="ce21" office:value-type="string">
            <text:p>502-35RASMT2BHNTRX</text:p>
          </table:table-cell>
          <table:table-cell table:style-name="ce21" office:value-type="string">
            <text:p>CP-3523SJCT-ND</text:p>
          </table:table-cell>
          <table:table-cell table:number-columns-repeated="5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72]+1" office:value-type="string">
            <text:p>6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SD_CARD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SD card holder</text:p>
          </table:table-cell>
          <table:table-cell table:style-name="ce21"/>
          <table:table-cell table:style-name="ce23" office:value-type="string">
            <text:p>Amphenol</text:p>
          </table:table-cell>
          <table:table-cell table:style-name="ce21" office:value-type="string">
            <text:p>101_00313</text:p>
          </table:table-cell>
          <table:table-cell table:style-name="ce21"/>
          <table:table-cell table:style-name="ce21" office:value-type="string">
            <text:p>523-101-00313-68-02</text:p>
          </table:table-cell>
          <table:table-cell table:number-columns-repeated="6" table:style-name="ce21"/>
          <table:table-cell table:number-columns-repeated="3" table:style-name="ce25"/>
          <table:table-cell table:number-columns-repeated="4" table:style-name="ce21"/>
          <table:table-cell table:style-name="ce31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73]+1" office:value-type="string">
            <text:p>62</text:p>
          </table:table-cell>
          <table:table-cell table:style-name="ce21" office:value-type="string">
            <text:p>1</text:p>
          </table:table-cell>
          <table:table-cell table:style-name="ce25" office:value-type="string">
            <text:p>USB1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Micro USB-B</text:p>
          </table:table-cell>
          <table:table-cell table:style-name="ce21"/>
          <table:table-cell table:style-name="ce23" office:value-type="string">
            <text:p>FCI</text:p>
          </table:table-cell>
          <table:table-cell table:style-name="ce21" office:value-type="string">
            <text:p>10104110-0001LF</text:p>
          </table:table-cell>
          <table:table-cell table:style-name="ce21"/>
          <table:table-cell table:style-name="ce21" office:value-type="string">
            <text:p>649-10104110-0001LF</text:p>
          </table:table-cell>
          <table:table-cell table:number-columns-repeated="6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style-name="ce21"/>
          <table:table-cell table:style-name="ce29" table:formula="oooc:=[.B74]+1" office:value-type="string">
            <text:p>63</text:p>
          </table:table-cell>
          <table:table-cell table:style-name="ce21" office:value-type="string">
            <text:p>1</text:p>
          </table:table-cell>
          <table:table-cell table:style-name="ce25" office:value-type="string">
            <text:p>USB0</text:p>
          </table:table-cell>
          <table:table-cell table:style-name="ce21" office:value-type="string">
            <text:p>Connector</text:p>
          </table:table-cell>
          <table:table-cell table:style-name="ce21" office:value-type="string">
            <text:p>Micro USB-AB</text:p>
          </table:table-cell>
          <table:table-cell table:style-name="ce21"/>
          <table:table-cell table:style-name="ce23" office:value-type="string">
            <text:p>FCI</text:p>
          </table:table-cell>
          <table:table-cell table:style-name="ce21" office:value-type="string">
            <text:p>10104111-0001LF</text:p>
          </table:table-cell>
          <table:table-cell table:style-name="ce21"/>
          <table:table-cell table:style-name="ce21" office:value-type="string">
            <text:p>649-10104111-0001LF</text:p>
          </table:table-cell>
          <table:table-cell table:number-columns-repeated="6" table:style-name="ce21"/>
          <table:table-cell table:number-columns-repeated="3" table:style-name="ce25"/>
          <table:table-cell table:number-columns-repeated="4" table:style-name="ce21"/>
          <table:table-cell table:style-name="ce25"/>
          <table:table-cell table:number-columns-repeated="9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3" table:style-name="ce21"/>
          <table:table-cell table:style-name="ce25" office:value-type="string">
            <text:p>ARM DEBUGs</text:p>
          </table:table-cell>
          <table:table-cell table:number-columns-repeated="3" table:style-name="ce21"/>
          <table:table-cell table:style-name="ce23"/>
          <table:table-cell table:number-columns-repeated="8" table:style-name="ce21"/>
          <table:table-cell table:style-name="ce25"/>
          <table:table-cell table:number-columns-repeated="17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10" table:style-name="ce21"/>
          <table:table-cell table:style-name="ce25"/>
          <table:table-cell table:number-columns-repeated="15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10" table:style-name="ce21"/>
          <table:table-cell table:style-name="ce25"/>
          <table:table-cell table:number-columns-repeated="15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10" table:style-name="ce21"/>
          <table:table-cell table:style-name="ce25"/>
          <table:table-cell table:number-columns-repeated="15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abelle1" style:display-name="PageStyle_Tabelle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BOM clean" style:display-name="PageStyle_BOM clean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